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41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77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2.565cm"/>
    </style:style>
    <style:style style:name="co12" style:family="table-column">
      <style:table-column-properties fo:break-before="auto" style:column-width="9.636cm"/>
    </style:style>
    <style:style style:name="co13" style:family="table-column">
      <style:table-column-properties fo:break-before="auto" style:column-width="9.832cm"/>
    </style:style>
    <style:style style:name="co14" style:family="table-column">
      <style:table-column-properties fo:break-before="auto" style:column-width="5.004cm"/>
    </style:style>
    <style:style style:name="co15" style:family="table-column">
      <style:table-column-properties fo:break-before="auto" style:column-width="9.297cm"/>
    </style:style>
    <style:style style:name="co16" style:family="table-column">
      <style:table-column-properties fo:break-before="auto" style:column-width="4.008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98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1.905cm" fo:break-before="auto" style:use-optimal-row-height="true"/>
    </style:style>
    <style:style style:name="ro6" style:family="table-row">
      <style:table-row-properties style:row-height="2.364cm" fo:break-before="auto" style:use-optimal-row-height="true"/>
    </style:style>
    <style:style style:name="ro7" style:family="table-row">
      <style:table-row-properties style:row-height="2.82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ff3838" style:vertical-align="middle"/>
    </style:style>
    <style:style style:name="ce12" style:family="table-cell" style:parent-style-name="Default">
      <style:table-cell-properties fo:background-color="#ffffa6" style:vertical-align="middle"/>
    </style:style>
    <style:style style:name="ce1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able-cell-properties fo:background-color="#ff3838" fo:border="none" style:vertical-align="middle"/>
    </style:style>
    <style:style style:name="ce17" style:family="table-cell" style:parent-style-name="Default">
      <style:table-cell-properties fo:background-color="#ffffa6" fo:border="none" style:vertical-align="middl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/>
    </style:style>
    <style:style style:name="ce19" style:family="table-cell" style:parent-style-name="Default">
      <style:table-cell-properties style:vertical-align="middle"/>
      <style:text-properties style:text-underline-style="none"/>
    </style:style>
    <style:style style:name="gr1" style:family="graphic" style:parent-style-name="Note">
      <style:graphic-properties fo:min-height="1.976cm" loext:decorative="false"/>
      <style:paragraph-properties style:writing-mode="lr-tb"/>
    </style:style>
    <style:style style:name="gr2" style:family="graphic" style:parent-style-name="Note">
      <style:graphic-properties fo:min-height="3.951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161cm" loext:decorative="false"/>
      <style:paragraph-properties style:writing-mode="lr-tb"/>
    </style:style>
    <style:style style:name="gr5" style:family="graphic" style:parent-style-name="Note">
      <style:graphic-properties fo:min-height="4.346cm" loext:decorative="false"/>
      <style:paragraph-properties style:writing-mode="lr-tb"/>
    </style:style>
    <style:style style:name="gr6" style:family="graphic" style:parent-style-name="Note">
      <style:graphic-properties fo:min-height="2.371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Lucida Sans" style:font-size-complex="10pt"/>
    </style:style>
    <style:style style:name="T2" style:family="text">
      <style:text-properties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L" style:language-asian="zh" style:country-asian="CN" style:language-complex="hi" style:country-complex="IN" style:font-name-asian="Microsoft YaHei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olplay v1.0.0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number-columns-repeated="2" table:default-cell-style-name="ce27"/>
        <table:table-column table:style-name="co9" table:default-cell-style-name="Default"/>
        <table:table-column table:style-name="co10" table:default-cell-style-name="ce27"/>
        <table:table-column table:style-name="co7" table:number-columns-repeated="3" table:default-cell-style-name="ce27"/>
        <table:table-column table:style-name="co11" table:number-columns-repeated="3" table:default-cell-style-name="ce27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_es</text:p>
          </table:table-cell>
          <table:table-cell table:style-name="ce1" office:value-type="string" calcext:value-type="string">
            <text:p>name_en</text:p>
          </table:table-cell>
          <table:table-cell table:style-name="ce1" office:value-type="string" calcext:value-type="string">
            <text:p>rarity_percent</text:p>
          </table:table-cell>
          <table:table-cell table:style-name="ce14" office:value-type="string" calcext:value-type="string">
            <text:p>rarity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ax_per_deck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casting_cost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badge_left</text:p>
          </table:table-cell>
          <table:table-cell table:style-name="ce1" office:value-type="string" calcext:value-type="string">
            <text:p>badge_righ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on_before_cast</text:p>
          </table:table-cell>
          <table:table-cell table:style-name="ce1" office:value-type="string" calcext:value-type="string">
            <text:p>on_activate</text:p>
          </table:table-cell>
          <table:table-cell table:style-name="ce1" office:value-type="string" calcext:value-type="string">
            <text:p>on_before_attack</text:p>
          </table:table-cell>
          <table:table-cell table:style-name="ce1" office:value-type="string" calcext:value-type="string">
            <text:p>settings</text:p>
          </table:table-cell>
          <table:table-cell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Dophan</text:p>
          </table:table-cell>
          <table:table-cell table:number-columns-repeated="2" table:style-name="ce10" office:value-type="string" calcext:value-type="string">
            <text:p>Dophan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2]&lt;=50;&quot;normal&quot;;IF([.E2]&lt;=70;&quot;rare&quot;;IF([.E2]&lt;100;&quot;legendary&quot;;IF([.E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machine”], [“size”, “normal”]]</text:p>
          </table:table-cell>
          <table:table-cell table:style-name="ce10" office:value-type="string" calcext:value-type="string">
            <text:p>crt_dophan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uende</text:p>
          </table:table-cell>
          <table:table-cell table:style-name="ce10" office:value-type="string" calcext:value-type="string">
            <text:p>Duende</text:p>
          </table:table-cell>
          <table:table-cell table:style-name="ce10" office:value-type="string" calcext:value-type="string">
            <text:p>Goblin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3]&lt;=50;&quot;normal&quot;;IF([.E3]&lt;=70;&quot;rare&quot;;IF([.E3]&lt;100;&quot;legendary&quot;;IF([.E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goblin”], [“size”, “small”]]</text:p>
          </table:table-cell>
          <table:table-cell table:style-name="ce10" office:value-type="string" calcext:value-type="string">
            <text:p>crt_duende_g.jpg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lfo Bardo</text:p>
          </table:table-cell>
          <table:table-cell table:style-name="ce10" office:value-type="string" calcext:value-type="string">
            <text:p>Elfo Bardo</text:p>
          </table:table-cell>
          <table:table-cell table:style-name="ce10" office:value-type="string" calcext:value-type="string">
            <text:p>Bard Elf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4]&lt;=50;&quot;normal&quot;;IF([.E4]&lt;=70;&quot;rare&quot;;IF([.E4]&lt;100;&quot;legendary&quot;;IF([.E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elfo_bardo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Gorad Menor</text:p>
          </table:table-cell>
          <table:table-cell table:style-name="ce10" office:value-type="string" calcext:value-type="string">
            <text:p>Gorad Menor</text:p>
          </table:table-cell>
          <table:table-cell table:style-name="ce10" office:value-type="string" calcext:value-type="string">
            <text:p>Lesser Gorad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5]&lt;=50;&quot;normal&quot;;IF([.E5]&lt;=70;&quot;rare&quot;;IF([.E5]&lt;100;&quot;legendary&quot;;IF([.E5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small”]]</text:p>
          </table:table-cell>
          <table:table-cell table:style-name="ce10" office:value-type="string" calcext:value-type="string">
            <text:p>crt_gorad_menor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uerrero Menor</text:p>
          </table:table-cell>
          <table:table-cell table:style-name="ce10" office:value-type="string" calcext:value-type="string">
            <text:p>Guerrero Menor</text:p>
          </table:table-cell>
          <table:table-cell table:style-name="ce10" office:value-type="string" calcext:value-type="string">
            <text:p>Lesser Warrior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6]&lt;=50;&quot;normal&quot;;IF([.E6]&lt;=70;&quot;rare&quot;;IF([.E6]&lt;100;&quot;legendary&quot;;IF([.E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uerrero_menor_g.jp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Mel</text:p>
          </table:table-cell>
          <table:table-cell table:number-columns-repeated="2" table:style-name="ce10" office:value-type="string" calcext:value-type="string">
            <text:p>Mel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7]&lt;=50;&quot;normal&quot;;IF([.E7]&lt;=70;&quot;rare&quot;;IF([.E7]&lt;100;&quot;legendary&quot;;IF([.E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mel_g.jp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Mimit</text:p>
          </table:table-cell>
          <table:table-cell table:number-columns-repeated="2" table:style-name="ce10" office:value-type="string" calcext:value-type="string">
            <text:p>Mimit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8]&lt;=50;&quot;normal&quot;;IF([.E8]&lt;=70;&quot;rare&quot;;IF([.E8]&lt;100;&quot;legendary&quot;;IF([.E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small”]]</text:p>
          </table:table-cell>
          <table:table-cell table:style-name="ce10" office:value-type="string" calcext:value-type="string">
            <text:p>crt_mimit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Poder</text:p>
          </table:table-cell>
          <table:table-cell table:style-name="ce10" office:value-type="string" calcext:value-type="string">
            <text:p>Poder</text:p>
          </table:table-cell>
          <table:table-cell table:style-name="ce10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9]&lt;=50;&quot;normal&quot;;IF([.E9]&lt;=70;&quot;rare&quot;;IF([.E9]&lt;100;&quot;legendary&quot;;IF([.E9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1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ries Menor</text:p>
          </table:table-cell>
          <table:table-cell table:style-name="ce10" office:value-type="string" calcext:value-type="string">
            <text:p>Aries Menor</text:p>
          </table:table-cell>
          <table:table-cell table:style-name="ce10" office:value-type="string" calcext:value-type="string">
            <text:p>Lesser Aries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10]&lt;=50;&quot;normal&quot;;IF([.E10]&lt;=70;&quot;rare&quot;;IF([.E10]&lt;100;&quot;legendary&quot;;IF([.E1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small”]]</text:p>
          </table:table-cell>
          <table:table-cell table:style-name="ce10" office:value-type="string" calcext:value-type="string">
            <text:p>crt_aries_menor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Guarda</text:p>
          </table:table-cell>
          <table:table-cell table:number-columns-repeated="2" table:style-name="ce10" office:value-type="string" calcext:value-type="string">
            <text:p>Guarda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11]&lt;=50;&quot;normal&quot;;IF([.E11]&lt;=70;&quot;rare&quot;;IF([.E11]&lt;100;&quot;legendary&quot;;IF([.E1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uarda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Guerrero Mediano</text:p>
          </table:table-cell>
          <table:table-cell table:style-name="ce10" office:value-type="string" calcext:value-type="string">
            <text:p>Guerrero</text:p>
          </table:table-cell>
          <table:table-cell table:style-name="ce10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12]&lt;=50;&quot;normal&quot;;IF([.E12]&lt;=70;&quot;rare&quot;;IF([.E12]&lt;100;&quot;legendary&quot;;IF([.E1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uerrero_mediano_g.jp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Lestat</text:p>
          </table:table-cell>
          <table:table-cell table:number-columns-repeated="2" table:style-name="ce10" office:value-type="string" calcext:value-type="string">
            <text:p>Lestat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13]&lt;=50;&quot;normal&quot;;IF([.E13]&lt;=70;&quot;rare&quot;;IF([.E13]&lt;100;&quot;legendary&quot;;IF([.E1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vampire”], [“size”, “normal”]]</text:p>
          </table:table-cell>
          <table:table-cell table:style-name="ce10" office:value-type="string" calcext:value-type="string">
            <text:p>crt_lestat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Ninfa</text:p>
          </table:table-cell>
          <table:table-cell table:style-name="ce10" office:value-type="string" calcext:value-type="string">
            <text:p>Ninfa</text:p>
          </table:table-cell>
          <table:table-cell table:style-name="ce10" office:value-type="string" calcext:value-type="string">
            <text:p>Nymph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14]&lt;=50;&quot;normal&quot;;IF([.E14]&lt;=70;&quot;rare&quot;;IF([.E14]&lt;100;&quot;legendary&quot;;IF([.E1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fairy”], [“size”, “normal”]]</text:p>
          </table:table-cell>
          <table:table-cell table:style-name="ce10" office:value-type="string" calcext:value-type="string">
            <text:p>crt_ninfa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Ozk</text:p>
          </table:table-cell>
          <table:table-cell table:number-columns-repeated="2" table:style-name="ce10" office:value-type="string" calcext:value-type="string">
            <text:p>Ozk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5]&lt;=50;&quot;normal&quot;;IF([.E15]&lt;=70;&quot;rare&quot;;IF([.E15]&lt;100;&quot;legendary&quot;;IF([.E1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machine”], [“size”, “small”]]</text:p>
          </table:table-cell>
          <table:table-cell table:style-name="ce10" office:value-type="string" calcext:value-type="string">
            <text:p>crt_ozk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ries Mediano</text:p>
          </table:table-cell>
          <table:table-cell table:number-columns-repeated="2" table:style-name="ce10" office:value-type="string" calcext:value-type="string">
            <text:p>Aries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6]&lt;=50;&quot;normal&quot;;IF([.E16]&lt;=70;&quot;rare&quot;;IF([.E16]&lt;100;&quot;legendary&quot;;IF([.E1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aries_mediano_g.jp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tia</text:p>
          </table:table-cell>
          <table:table-cell table:number-columns-repeated="2" table:style-name="ce10" office:value-type="string" calcext:value-type="string">
            <text:p>Atia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7]&lt;=50;&quot;normal&quot;;IF([.E17]&lt;=70;&quot;rare&quot;;IF([.E17]&lt;100;&quot;legendary&quot;;IF([.E1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atia_g.jpg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Chapanhan</text:p>
          </table:table-cell>
          <table:table-cell table:number-columns-repeated="2" table:style-name="ce10" office:value-type="string" calcext:value-type="string">
            <text:p>Chapanhan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8]&lt;=50;&quot;normal&quot;;IF([.E18]&lt;=70;&quot;rare&quot;;IF([.E18]&lt;100;&quot;legendary&quot;;IF([.E1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small”]]</text:p>
          </table:table-cell>
          <table:table-cell table:style-name="ce10" office:value-type="string" calcext:value-type="string">
            <text:p>crt_chapanhan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Eio Menor</text:p>
          </table:table-cell>
          <table:table-cell table:style-name="ce10" office:value-type="string" calcext:value-type="string">
            <text:p>Eio Menor</text:p>
          </table:table-cell>
          <table:table-cell table:style-name="ce10" office:value-type="string" calcext:value-type="string">
            <text:p>Lesser Eio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19]&lt;=50;&quot;normal&quot;;IF([.E19]&lt;=70;&quot;rare&quot;;IF([.E19]&lt;100;&quot;legendary&quot;;IF([.E19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]</text:p>
          </table:table-cell>
          <table:table-cell table:style-name="ce10" office:value-type="string" calcext:value-type="string">
            <text:p>crt_eio_menor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Enano Menor</text:p>
          </table:table-cell>
          <table:table-cell table:style-name="ce10" office:value-type="string" calcext:value-type="string">
            <text:p>Enano Menor</text:p>
          </table:table-cell>
          <table:table-cell table:style-name="ce10" office:value-type="string" calcext:value-type="string">
            <text:p>Lesser Dwarf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20]&lt;=50;&quot;normal&quot;;IF([.E20]&lt;=70;&quot;rare&quot;;IF([.E20]&lt;100;&quot;legendary&quot;;IF([.E2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warf”], [“size”, “small”]]</text:p>
          </table:table-cell>
          <table:table-cell table:style-name="ce10" office:value-type="string" calcext:value-type="string">
            <text:p>crt_enano_menor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Explorador</text:p>
          </table:table-cell>
          <table:table-cell table:style-name="ce10" office:value-type="string" calcext:value-type="string">
            <text:p>Explorador</text:p>
          </table:table-cell>
          <table:table-cell table:style-name="ce10" office:value-type="string" calcext:value-type="string">
            <text:p>Explorer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1]&lt;=50;&quot;normal&quot;;IF([.E21]&lt;=70;&quot;rare&quot;;IF([.E21]&lt;100;&quot;legendary&quot;;IF([.E2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, [“magic”, “blue”]]</text:p>
          </table:table-cell>
          <table:table-cell table:style-name="ce10" office:value-type="string" calcext:value-type="string">
            <text:p>crt_explorador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self_attack”:1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Gorad Mediano</text:p>
          </table:table-cell>
          <table:table-cell table:number-columns-repeated="2" table:style-name="ce10" office:value-type="string" calcext:value-type="string">
            <text:p>Gorad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22]&lt;=50;&quot;normal&quot;;IF([.E22]&lt;=70;&quot;rare&quot;;IF([.E22]&lt;100;&quot;legendary&quot;;IF([.E2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normal”]]</text:p>
          </table:table-cell>
          <table:table-cell table:style-name="ce10" office:value-type="string" calcext:value-type="string">
            <text:p>crt_gorad_mediano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Bashi</text:p>
          </table:table-cell>
          <table:table-cell table:number-columns-repeated="2" table:style-name="ce10" office:value-type="string" calcext:value-type="string">
            <text:p>Bashi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23]&lt;=50;&quot;normal&quot;;IF([.E23]&lt;=70;&quot;rare&quot;;IF([.E23]&lt;100;&quot;legendary&quot;;IF([.E2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bashi_g.jpg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Enano Mayor</text:p>
          </table:table-cell>
          <table:table-cell table:style-name="ce10" office:value-type="string" calcext:value-type="string">
            <text:p>Enano Mayor</text:p>
          </table:table-cell>
          <table:table-cell table:style-name="ce10" office:value-type="string" calcext:value-type="string">
            <text:p>Great Dwarf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24]&lt;=50;&quot;normal&quot;;IF([.E24]&lt;=70;&quot;rare&quot;;IF([.E24]&lt;100;&quot;legendary&quot;;IF([.E2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warf”], [“size”, “normal”]]</text:p>
          </table:table-cell>
          <table:table-cell table:style-name="ce10" office:value-type="string" calcext:value-type="string">
            <text:p>crt_enano_mayor_g.jpg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Golem</text:p>
          </table:table-cell>
          <table:table-cell table:number-columns-repeated="2" table:style-name="ce10" office:value-type="string" calcext:value-type="string">
            <text:p>Golem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25]&lt;=50;&quot;normal&quot;;IF([.E25]&lt;=70;&quot;rare&quot;;IF([.E25]&lt;100;&quot;legendary&quot;;IF([.E2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earth”], [“size”, “normal”]]</text:p>
          </table:table-cell>
          <table:table-cell table:style-name="ce10" office:value-type="string" calcext:value-type="string">
            <text:p>crt_golem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Gorad Mayor</text:p>
          </table:table-cell>
          <table:table-cell table:style-name="ce10" office:value-type="string" calcext:value-type="string">
            <text:p>Gorad Mayor</text:p>
          </table:table-cell>
          <table:table-cell table:style-name="ce10" office:value-type="string" calcext:value-type="string">
            <text:p>Great Gorad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26]&lt;=50;&quot;normal&quot;;IF([.E26]&lt;=70;&quot;rare&quot;;IF([.E26]&lt;100;&quot;legendary&quot;;IF([.E2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normal”]]</text:p>
          </table:table-cell>
          <table:table-cell table:style-name="ce10" office:value-type="string" calcext:value-type="string">
            <text:p>crt_gorad_mayor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Lancero</text:p>
          </table:table-cell>
          <table:table-cell table:style-name="ce10" office:value-type="string" calcext:value-type="string">
            <text:p>Lancero</text:p>
          </table:table-cell>
          <table:table-cell table:style-name="ce10" office:value-type="string" calcext:value-type="string">
            <text:p>Lancer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27]&lt;=50;&quot;normal&quot;;IF([.E27]&lt;=70;&quot;rare&quot;;IF([.E27]&lt;100;&quot;legendary&quot;;IF([.E2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lancero_g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Momia</text:p>
          </table:table-cell>
          <table:table-cell table:style-name="ce10" office:value-type="string" calcext:value-type="string">
            <text:p>Momia</text:p>
          </table:table-cell>
          <table:table-cell table:style-name="ce10" office:value-type="string" calcext:value-type="string">
            <text:p>Mummy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8]&lt;=50;&quot;normal&quot;;IF([.E28]&lt;=70;&quot;rare&quot;;IF([.E28]&lt;100;&quot;legendary&quot;;IF([.E2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momia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Orco</text:p>
          </table:table-cell>
          <table:table-cell table:style-name="ce10" office:value-type="string" calcext:value-type="string">
            <text:p>Orco</text:p>
          </table:table-cell>
          <table:table-cell table:style-name="ce10" office:value-type="string" calcext:value-type="string">
            <text:p>Ork</text:p>
          </table:table-cell>
          <table:table-cell table:style-name="ce2" office:value-type="float" office:value="45" calcext:value-type="float">
            <text:p>45</text:p>
          </table:table-cell>
          <table:table-cell table:style-name="ce15" table:formula="of:=IF([.E29]&lt;=50;&quot;normal&quot;;IF([.E29]&lt;=70;&quot;rare&quot;;IF([.E29]&lt;100;&quot;legendary&quot;;IF([.E29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orco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Aries Mayor</text:p>
          </table:table-cell>
          <table:table-cell table:style-name="ce10" office:value-type="string" calcext:value-type="string">
            <text:p>Aries Mayor</text:p>
          </table:table-cell>
          <table:table-cell table:style-name="ce10" office:value-type="string" calcext:value-type="string">
            <text:p>Great Aries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30]&lt;=50;&quot;normal&quot;;IF([.E30]&lt;=70;&quot;rare&quot;;IF([.E30]&lt;100;&quot;legendary&quot;;IF([.E3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normal”]]</text:p>
          </table:table-cell>
          <table:table-cell table:style-name="ce10" office:value-type="string" calcext:value-type="string">
            <text:p>crt_aries_mayor_g.jp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Arlequin Menor</text:p>
          </table:table-cell>
          <table:table-cell table:style-name="ce10" office:value-type="string" calcext:value-type="string">
            <text:p>Arlequín Menor</text:p>
          </table:table-cell>
          <table:table-cell table:style-name="ce10" office:value-type="string" calcext:value-type="string">
            <text:p>Lesser Harlequin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31]&lt;=50;&quot;normal&quot;;IF([.E31]&lt;=70;&quot;rare&quot;;IF([.E31]&lt;100;&quot;legendary&quot;;IF([.E31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arlequin_menor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Celestial</text:p>
          </table:table-cell>
          <table:table-cell table:number-columns-repeated="2" table:style-name="ce10" office:value-type="string" calcext:value-type="string">
            <text:p>Celestial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32]&lt;=50;&quot;normal&quot;;IF([.E32]&lt;=70;&quot;rare&quot;;IF([.E32]&lt;100;&quot;legendary&quot;;IF([.E3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]</text:p>
          </table:table-cell>
          <table:table-cell table:style-name="ce10" office:value-type="string" calcext:value-type="string">
            <text:p>crt_celestial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Chamad</text:p>
          </table:table-cell>
          <table:table-cell table:number-columns-repeated="2" table:style-name="ce10" office:value-type="string" calcext:value-type="string">
            <text:p>Chamad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33]&lt;=50;&quot;normal&quot;;IF([.E33]&lt;=70;&quot;rare&quot;;IF([.E33]&lt;100;&quot;legendary&quot;;IF([.E3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chamad_g.jp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io Mayor</text:p>
          </table:table-cell>
          <table:table-cell table:style-name="ce10" office:value-type="string" calcext:value-type="string">
            <text:p>Eio Mayor</text:p>
          </table:table-cell>
          <table:table-cell table:style-name="ce10" office:value-type="string" calcext:value-type="string">
            <text:p>Great Eio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34]&lt;=50;&quot;normal&quot;;IF([.E34]&lt;=70;&quot;rare&quot;;IF([.E34]&lt;100;&quot;legendary&quot;;IF([.E34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]</text:p>
          </table:table-cell>
          <table:table-cell table:style-name="ce10" office:value-type="string" calcext:value-type="string">
            <text:p>crt_eio_mayor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Mercenario</text:p>
          </table:table-cell>
          <table:table-cell table:style-name="ce10" office:value-type="string" calcext:value-type="string">
            <text:p>Mercenario</text:p>
          </table:table-cell>
          <table:table-cell table:style-name="ce10" office:value-type="string" calcext:value-type="string">
            <text:p>Mercenary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35]&lt;=50;&quot;normal&quot;;IF([.E35]&lt;=70;&quot;rare&quot;;IF([.E35]&lt;100;&quot;legendary&quot;;IF([.E3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mercenario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Poder x 3</text:p>
          </table:table-cell>
          <table:table-cell table:style-name="ce10" office:value-type="string" calcext:value-type="string">
            <text:p>Poder III</text:p>
          </table:table-cell>
          <table:table-cell table:style-name="ce10" office:value-type="string" calcext:value-type="string">
            <text:p>Power III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36]&lt;=50;&quot;normal&quot;;IF([.E36]&lt;=70;&quot;rare&quot;;IF([.E36]&lt;100;&quot;legendary&quot;;IF([.E3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3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3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Zoa</text:p>
          </table:table-cell>
          <table:table-cell table:number-columns-repeated="2" table:style-name="ce10" office:value-type="string" calcext:value-type="string">
            <text:p>Zoa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37]&lt;=50;&quot;normal&quot;;IF([.E37]&lt;=70;&quot;rare&quot;;IF([.E37]&lt;100;&quot;legendary&quot;;IF([.E3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]</text:p>
          </table:table-cell>
          <table:table-cell table:style-name="ce10" office:value-type="string" calcext:value-type="string">
            <text:p>crt_zoa_g.jp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Arlequin Mayor</text:p>
          </table:table-cell>
          <table:table-cell table:style-name="ce10" office:value-type="string" calcext:value-type="string">
            <text:p>Arlequín Mayor</text:p>
          </table:table-cell>
          <table:table-cell table:style-name="ce10" office:value-type="string" calcext:value-type="string">
            <text:p>Great Harlequin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38]&lt;=50;&quot;normal&quot;;IF([.E38]&lt;=70;&quot;rare&quot;;IF([.E38]&lt;100;&quot;legendary&quot;;IF([.E3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arlequin_mayor_g.jpg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Atea</text:p>
          </table:table-cell>
          <table:table-cell table:number-columns-repeated="2" table:style-name="ce10" office:value-type="string" calcext:value-type="string">
            <text:p>Atea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39]&lt;=50;&quot;normal&quot;;IF([.E39]&lt;=70;&quot;rare&quot;;IF([.E39]&lt;100;&quot;legendary&quot;;IF([.E3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fairy”], [“size”, “normal”], [“magic”, “white”]]</text:p>
          </table:table-cell>
          <table:table-cell table:style-name="ce10" office:value-type="string" calcext:value-type="string">
            <text:p>crt_atea_g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12,”inc_self_defense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Ave de noche</text:p>
          </table:table-cell>
          <table:table-cell table:style-name="ce10" office:value-type="string" calcext:value-type="string">
            <text:p>Ave de Noche</text:p>
          </table:table-cell>
          <table:table-cell table:style-name="ce10" office:value-type="string" calcext:value-type="string">
            <text:p>Nightly Bird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40]&lt;=50;&quot;normal&quot;;IF([.E40]&lt;=70;&quot;rare&quot;;IF([.E40]&lt;100;&quot;legendary&quot;;IF([.E4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normal”]]</text:p>
          </table:table-cell>
          <table:table-cell table:style-name="ce10" office:value-type="string" calcext:value-type="string">
            <text:p>crt_ave_noche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Elfo Negro</text:p>
          </table:table-cell>
          <table:table-cell table:style-name="ce10" office:value-type="string" calcext:value-type="string">
            <text:p>Elfo Negro</text:p>
          </table:table-cell>
          <table:table-cell table:style-name="ce10" office:value-type="string" calcext:value-type="string">
            <text:p>Black Elf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41]&lt;=50;&quot;normal&quot;;IF([.E41]&lt;=70;&quot;rare&quot;;IF([.E41]&lt;100;&quot;legendary&quot;;IF([.E4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elfo_negro_g.jpg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Escudal</text:p>
          </table:table-cell>
          <table:table-cell table:style-name="ce10" office:value-type="string" calcext:value-type="string">
            <text:p>Escudal</text:p>
          </table:table-cell>
          <table:table-cell table:style-name="ce10" office:value-type="string" calcext:value-type="string">
            <text:p>Scud</text:p>
          </table:table-cell>
          <table:table-cell table:style-name="ce2" office:value-type="float" office:value="55" calcext:value-type="float">
            <text:p>55</text:p>
          </table:table-cell>
          <table:table-cell table:style-name="ce15" table:formula="of:=IF([.E42]&lt;=50;&quot;normal&quot;;IF([.E42]&lt;=70;&quot;rare&quot;;IF([.E42]&lt;100;&quot;legendary&quot;;IF([.E42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[[“amulet”, “armor”], [“magic”, “white”]]</text:p>
          </table:table-cell>
          <table:table-cell table:style-name="ce10" office:value-type="string" calcext:value-type="string">
            <text:p>crt_escudal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,”inc_holder_defense”:1, “limit”:3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Fuente de vida</text:p>
          </table:table-cell>
          <table:table-cell table:style-name="ce10" office:value-type="string" calcext:value-type="string">
            <text:p>Fuente de Vida</text:p>
          </table:table-cell>
          <table:table-cell table:style-name="ce10" office:value-type="string" calcext:value-type="string">
            <text:p>Life Fountain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43]&lt;=50;&quot;normal&quot;;IF([.E43]&lt;=70;&quot;rare&quot;;IF([.E43]&lt;100;&quot;legendary&quot;;IF([.E4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fuente_vida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owner_life”:3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Minotauro</text:p>
          </table:table-cell>
          <table:table-cell table:style-name="ce10" office:value-type="string" calcext:value-type="string">
            <text:p>Minotauro</text:p>
          </table:table-cell>
          <table:table-cell table:style-name="ce10" office:value-type="string" calcext:value-type="string">
            <text:p>Minotaur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44]&lt;=50;&quot;normal&quot;;IF([.E44]&lt;=70;&quot;rare&quot;;IF([.E44]&lt;100;&quot;legendary&quot;;IF([.E4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big”]]</text:p>
          </table:table-cell>
          <table:table-cell table:style-name="ce10" office:value-type="string" calcext:value-type="string">
            <text:p>crt_minotauro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Paleo</text:p>
          </table:table-cell>
          <table:table-cell table:number-columns-repeated="2" table:style-name="ce10" office:value-type="string" calcext:value-type="string">
            <text:p>Paleo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45]&lt;=50;&quot;normal&quot;;IF([.E45]&lt;=70;&quot;rare&quot;;IF([.E45]&lt;100;&quot;legendary&quot;;IF([.E4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paleo_g.jpg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Poderador</text:p>
          </table:table-cell>
          <table:table-cell table:style-name="ce10" office:value-type="string" calcext:value-type="string">
            <text:p>Poderador</text:p>
          </table:table-cell>
          <table:table-cell table:style-name="ce10" office:value-type="string" calcext:value-type="string">
            <text:p>Powereder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46]&lt;=50;&quot;normal&quot;;IF([.E46]&lt;=70;&quot;rare&quot;;IF([.E46]&lt;100;&quot;legendary&quot;;IF([.E4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]</text:p>
          </table:table-cell>
          <table:table-cell table:style-name="ce10" office:value-type="string" calcext:value-type="string">
            <text:p>crt_poderador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, “alter_owner_field” : {“do”: “inc_defense_in_all_creatures”, “quantity”: 1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Radia</text:p>
          </table:table-cell>
          <table:table-cell table:number-columns-repeated="2" table:style-name="ce10" office:value-type="string" calcext:value-type="string">
            <text:p>Radia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47]&lt;=50;&quot;normal&quot;;IF([.E47]&lt;=70;&quot;rare&quot;;IF([.E47]&lt;100;&quot;legendary&quot;;IF([.E4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normal”]]</text:p>
          </table:table-cell>
          <table:table-cell table:style-name="ce10" office:value-type="string" calcext:value-type="string">
            <text:p>crt_radia_g.jp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Rukia</text:p>
          </table:table-cell>
          <table:table-cell table:number-columns-repeated="2" table:style-name="ce10" office:value-type="string" calcext:value-type="string">
            <text:p>Rukia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48]&lt;=50;&quot;normal&quot;;IF([.E48]&lt;=70;&quot;rare&quot;;IF([.E48]&lt;100;&quot;legendary&quot;;IF([.E4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rukia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Umbral</text:p>
          </table:table-cell>
          <table:table-cell table:number-columns-repeated="2" table:style-name="ce10" office:value-type="string" calcext:value-type="string">
            <text:p>Umbral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49]&lt;=50;&quot;normal&quot;;IF([.E49]&lt;=70;&quot;rare&quot;;IF([.E49]&lt;100;&quot;legendary&quot;;IF([.E4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colosal”]]</text:p>
          </table:table-cell>
          <table:table-cell table:style-name="ce10" office:value-type="string" calcext:value-type="string">
            <text:p>crt_umbral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Blitz Menor</text:p>
          </table:table-cell>
          <table:table-cell table:style-name="ce10" office:value-type="string" calcext:value-type="string">
            <text:p>Blitz Menor</text:p>
          </table:table-cell>
          <table:table-cell table:style-name="ce10" office:value-type="string" calcext:value-type="string">
            <text:p>Lesser Blitz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50]&lt;=50;&quot;normal&quot;;IF([.E50]&lt;=70;&quot;rare&quot;;IF([.E50]&lt;100;&quot;legendary&quot;;IF([.E5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blitz_menor_g.jpg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Cobald</text:p>
          </table:table-cell>
          <table:table-cell table:number-columns-repeated="2" table:style-name="ce10" office:value-type="string" calcext:value-type="string">
            <text:p>Cobald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51]&lt;=50;&quot;normal&quot;;IF([.E51]&lt;=70;&quot;rare&quot;;IF([.E51]&lt;100;&quot;legendary&quot;;IF([.E5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cobald_g.jp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Gran Elfo</text:p>
          </table:table-cell>
          <table:table-cell table:style-name="ce10" office:value-type="string" calcext:value-type="string">
            <text:p>Gran Elfo</text:p>
          </table:table-cell>
          <table:table-cell table:style-name="ce10" office:value-type="string" calcext:value-type="string">
            <text:p>Great Elf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52]&lt;=50;&quot;normal&quot;;IF([.E52]&lt;=70;&quot;rare&quot;;IF([.E52]&lt;100;&quot;legendary&quot;;IF([.E5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gran_elfo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Gran Guerrero</text:p>
          </table:table-cell>
          <table:table-cell table:style-name="ce10" office:value-type="string" calcext:value-type="string">
            <text:p>Gran Guerrero</text:p>
          </table:table-cell>
          <table:table-cell table:style-name="ce10" office:value-type="string" calcext:value-type="string">
            <text:p>Great Warrior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53]&lt;=50;&quot;normal&quot;;IF([.E53]&lt;=70;&quot;rare&quot;;IF([.E53]&lt;100;&quot;legendary&quot;;IF([.E5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ran_guerrero_g.jpg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Gusold</text:p>
          </table:table-cell>
          <table:table-cell table:number-columns-repeated="2" table:style-name="ce10" office:value-type="string" calcext:value-type="string">
            <text:p>Gusold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54]&lt;=50;&quot;normal&quot;;IF([.E54]&lt;=70;&quot;rare&quot;;IF([.E54]&lt;100;&quot;legendary&quot;;IF([.E5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usold_g.jp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Mago Blanco</text:p>
          </table:table-cell>
          <table:table-cell table:style-name="ce10" office:value-type="string" calcext:value-type="string">
            <text:p>Mago Blanco</text:p>
          </table:table-cell>
          <table:table-cell table:style-name="ce10" office:value-type="string" calcext:value-type="string">
            <text:p>White Wizzard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55]&lt;=50;&quot;normal&quot;;IF([.E55]&lt;=70;&quot;rare&quot;;IF([.E55]&lt;100;&quot;legendary&quot;;IF([.E55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mago_blanco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Oratio</text:p>
          </table:table-cell>
          <table:table-cell table:number-columns-repeated="2" table:style-name="ce10" office:value-type="string" calcext:value-type="string">
            <text:p>Oratio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56]&lt;=50;&quot;normal&quot;;IF([.E56]&lt;=70;&quot;rare&quot;;IF([.E56]&lt;100;&quot;legendary&quot;;IF([.E5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oratio_g.jp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Ordrihn</text:p>
          </table:table-cell>
          <table:table-cell table:number-columns-repeated="2" table:style-name="ce10" office:value-type="string" calcext:value-type="string">
            <text:p>Ordrihn</text:p>
          </table:table-cell>
          <table:table-cell table:style-name="ce2" office:value-type="float" office:value="30" calcext:value-type="float">
            <text:p>30</text:p>
          </table:table-cell>
          <table:table-cell table:style-name="ce15" table:formula="of:=IF([.E57]&lt;=50;&quot;normal&quot;;IF([.E57]&lt;=70;&quot;rare&quot;;IF([.E57]&lt;100;&quot;legendary&quot;;IF([.E5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ordrihn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2,”inc_self_attack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Poder x 4</text:p>
          </table:table-cell>
          <table:table-cell table:style-name="ce10" office:value-type="string" calcext:value-type="string">
            <text:p>Poder IV</text:p>
          </table:table-cell>
          <table:table-cell table:style-name="ce10" office:value-type="string" calcext:value-type="string">
            <text:p>Power IV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58]&lt;=50;&quot;normal&quot;;IF([.E58]&lt;=70;&quot;rare&quot;;IF([.E58]&lt;100;&quot;legendary&quot;;IF([.E5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4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4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Rush</text:p>
          </table:table-cell>
          <table:table-cell table:number-columns-repeated="2" table:style-name="ce10" office:value-type="string" calcext:value-type="string">
            <text:p>Rush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59]&lt;=50;&quot;normal&quot;;IF([.E59]&lt;=70;&quot;rare&quot;;IF([.E59]&lt;100;&quot;legendary&quot;;IF([.E59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rush_g.jp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Veneno</text:p>
          </table:table-cell>
          <table:table-cell table:style-name="ce10" office:value-type="string" calcext:value-type="string">
            <text:p>Veneno</text:p>
          </table:table-cell>
          <table:table-cell table:style-name="ce10" office:value-type="string" calcext:value-type="string">
            <text:p>Poison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60]&lt;=50;&quot;normal&quot;;IF([.E60]&lt;=70;&quot;rare&quot;;IF([.E60]&lt;100;&quot;legendary&quot;;IF([.E60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veneno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dec_opponent_life”:2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Ador</text:p>
          </table:table-cell>
          <table:table-cell table:number-columns-repeated="2" table:style-name="ce10" office:value-type="string" calcext:value-type="string">
            <text:p>Ador</text:p>
          </table:table-cell>
          <table:table-cell table:style-name="ce2" office:value-type="float" office:value="55" calcext:value-type="float">
            <text:p>55</text:p>
          </table:table-cell>
          <table:table-cell table:style-name="ce15" table:formula="of:=IF([.E61]&lt;=50;&quot;normal&quot;;IF([.E61]&lt;=70;&quot;rare&quot;;IF([.E61]&lt;100;&quot;legendary&quot;;IF([.E6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big”]]</text:p>
          </table:table-cell>
          <table:table-cell table:style-name="ce10" office:value-type="string" calcext:value-type="string">
            <text:p>crt_ador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4,”inc_self_attack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Atriad</text:p>
          </table:table-cell>
          <table:table-cell table:number-columns-repeated="2" table:style-name="ce10" office:value-type="string" calcext:value-type="string">
            <text:p>Atriad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62]&lt;=50;&quot;normal&quot;;IF([.E62]&lt;=70;&quot;rare&quot;;IF([.E62]&lt;100;&quot;legendary&quot;;IF([.E6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atriad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Blitz Mediano</text:p>
          </table:table-cell>
          <table:table-cell table:style-name="ce10" office:value-type="string" calcext:value-type="string">
            <text:p>Blitz Mediano</text:p>
          </table:table-cell>
          <table:table-cell table:style-name="ce10" office:value-type="string" calcext:value-type="string">
            <text:p>Medium Blitz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63]&lt;=50;&quot;normal&quot;;IF([.E63]&lt;=70;&quot;rare&quot;;IF([.E63]&lt;100;&quot;legendary&quot;;IF([.E6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blitz_mediano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Drenador</text:p>
          </table:table-cell>
          <table:table-cell table:style-name="ce10" office:value-type="string" calcext:value-type="string">
            <text:p>Drenador</text:p>
          </table:table-cell>
          <table:table-cell table:style-name="ce10" office:value-type="string" calcext:value-type="string">
            <text:p>Drain</text:p>
          </table:table-cell>
          <table:table-cell table:style-name="ce2" office:value-type="float" office:value="55" calcext:value-type="float">
            <text:p>55</text:p>
          </table:table-cell>
          <table:table-cell table:style-name="ce15" table:formula="of:=IF([.E64]&lt;=50;&quot;normal&quot;;IF([.E64]&lt;=70;&quot;rare&quot;;IF([.E64]&lt;100;&quot;legendary&quot;;IF([.E64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, [“magic”, “blue”]]</text:p>
          </table:table-cell>
          <table:table-cell table:style-name="ce10" office:value-type="string" calcext:value-type="string">
            <text:p>crt_drenador_g.jp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,”dec_opponent_life”:1, “limit”:1}, {“pay”:1, “alter_owner_field” : {“do”: “inc_attack_in_all_creatures”, “quantity”: 1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Enano de Oro</text:p>
          </table:table-cell>
          <table:table-cell table:style-name="ce10" office:value-type="string" calcext:value-type="string">
            <text:p>Enano de Oro</text:p>
          </table:table-cell>
          <table:table-cell table:style-name="ce10" office:value-type="string" calcext:value-type="string">
            <text:p>Golden Dwarf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65]&lt;=50;&quot;normal&quot;;IF([.E65]&lt;=70;&quot;rare&quot;;IF([.E65]&lt;100;&quot;legendary&quot;;IF([.E6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warf”], [“size”, “small”]]</text:p>
          </table:table-cell>
          <table:table-cell table:style-name="ce10" office:value-type="string" calcext:value-type="string">
            <text:p>crt_enano_or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Eretik</text:p>
          </table:table-cell>
          <table:table-cell table:number-columns-repeated="2" table:style-name="ce10" office:value-type="string" calcext:value-type="string">
            <text:p>Eretik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66]&lt;=50;&quot;normal&quot;;IF([.E66]&lt;=70;&quot;rare&quot;;IF([.E66]&lt;100;&quot;legendary&quot;;IF([.E6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eretik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Hada</text:p>
          </table:table-cell>
          <table:table-cell table:style-name="ce10" office:value-type="string" calcext:value-type="string">
            <text:p>Hada</text:p>
          </table:table-cell>
          <table:table-cell table:style-name="ce10" office:value-type="string" calcext:value-type="string">
            <text:p>Fairy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67]&lt;=50;&quot;normal&quot;;IF([.E67]&lt;=70;&quot;rare&quot;;IF([.E67]&lt;100;&quot;legendary&quot;;IF([.E6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fairy”], [“size”, “small”], [“magic”, “white”], [“magic”, “black”]]</text:p>
          </table:table-cell>
          <table:table-cell table:style-name="ce10" office:value-type="string" calcext:value-type="string">
            <text:p>crt_hada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,”inc_self_defense”:2, “limit”:5}]</text:p>
          </table:table-cell>
          <table:table-cell table:style-name="ce10" office:value-type="string" calcext:value-type="string">
            <text:p>[{“can_defend_multiple_times”: 2}]</text:p>
          </table:table-cell>
          <table:table-cell table:style-name="ce10" office:value-type="string" calcext:value-type="string">
            <text:p>[{“alter_opponent_field”: {“do”: “destroy”, “quantity”: 1, “type”: “amulet”}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Hidra</text:p>
          </table:table-cell>
          <table:table-cell table:style-name="ce10" office:value-type="string" calcext:value-type="string">
            <text:p>Hidra</text:p>
          </table:table-cell>
          <table:table-cell table:style-name="ce10" office:value-type="string" calcext:value-type="string">
            <text:p>Hydra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68]&lt;=50;&quot;normal&quot;;IF([.E68]&lt;=70;&quot;rare&quot;;IF([.E68]&lt;100;&quot;legendary&quot;;IF([.E6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size”, “normal”]]</text:p>
          </table:table-cell>
          <table:table-cell table:style-name="ce10" office:value-type="string" calcext:value-type="string">
            <text:p>crt_hidra_g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Mercane</text:p>
          </table:table-cell>
          <table:table-cell table:number-columns-repeated="2" table:style-name="ce10" office:value-type="string" calcext:value-type="string">
            <text:p>Mercane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69]&lt;=50;&quot;normal&quot;;IF([.E69]&lt;=70;&quot;rare&quot;;IF([.E69]&lt;100;&quot;legendary&quot;;IF([.E6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vampire”], [“size”, “normal”]]</text:p>
          </table:table-cell>
          <table:table-cell table:style-name="ce10" office:value-type="string" calcext:value-type="string">
            <text:p>crt_mercane_g.jp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Trasgo Menor</text:p>
          </table:table-cell>
          <table:table-cell table:style-name="ce10" office:value-type="string" calcext:value-type="string">
            <text:p>Trasgo Menor</text:p>
          </table:table-cell>
          <table:table-cell table:style-name="ce10" office:value-type="string" calcext:value-type="string">
            <text:p>Lesser Hobgoblin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70]&lt;=50;&quot;normal&quot;;IF([.E70]&lt;=70;&quot;rare&quot;;IF([.E70]&lt;100;&quot;legendary&quot;;IF([.E7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trasgo_menor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Bebe Dragon</text:p>
          </table:table-cell>
          <table:table-cell table:style-name="ce10" office:value-type="string" calcext:value-type="string">
            <text:p>Bebé Dragón</text:p>
          </table:table-cell>
          <table:table-cell table:style-name="ce10" office:value-type="string" calcext:value-type="string">
            <text:p>Baby Dragon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71]&lt;=50;&quot;normal&quot;;IF([.E71]&lt;=70;&quot;rare&quot;;IF([.E71]&lt;100;&quot;legendary&quot;;IF([.E7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normal”]]</text:p>
          </table:table-cell>
          <table:table-cell table:style-name="ce10" office:value-type="string" calcext:value-type="string">
            <text:p>crt_bebe_dragon_g.jpg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Blitz Mayor</text:p>
          </table:table-cell>
          <table:table-cell table:style-name="ce10" office:value-type="string" calcext:value-type="string">
            <text:p>Blitz Mayor</text:p>
          </table:table-cell>
          <table:table-cell table:style-name="ce10" office:value-type="string" calcext:value-type="string">
            <text:p>Great Blitz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72]&lt;=50;&quot;normal&quot;;IF([.E72]&lt;=70;&quot;rare&quot;;IF([.E72]&lt;100;&quot;legendary&quot;;IF([.E7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blitz_mayor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Lancero Menor</text:p>
          </table:table-cell>
          <table:table-cell table:style-name="ce10" office:value-type="string" calcext:value-type="string">
            <text:p>Lancero Menor</text:p>
          </table:table-cell>
          <table:table-cell table:style-name="ce10" office:value-type="string" calcext:value-type="string">
            <text:p>Lesser Lancer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73]&lt;=50;&quot;normal&quot;;IF([.E73]&lt;=70;&quot;rare&quot;;IF([.E73]&lt;100;&quot;legendary&quot;;IF([.E7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lancero_menor_g.jpg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Moriel</text:p>
          </table:table-cell>
          <table:table-cell table:number-columns-repeated="2" table:style-name="ce10" office:value-type="string" calcext:value-type="string">
            <text:p>Moriel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74]&lt;=50;&quot;normal&quot;;IF([.E74]&lt;=70;&quot;rare&quot;;IF([.E74]&lt;100;&quot;legendary&quot;;IF([.E7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moriel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Mujer Aguila</text:p>
          </table:table-cell>
          <table:table-cell table:style-name="ce10" office:value-type="string" calcext:value-type="string">
            <text:p>Mujer Águila</text:p>
          </table:table-cell>
          <table:table-cell table:style-name="ce10" office:value-type="string" calcext:value-type="string">
            <text:p>Eagle Woman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75]&lt;=50;&quot;normal&quot;;IF([.E75]&lt;=70;&quot;rare&quot;;IF([.E75]&lt;100;&quot;legendary&quot;;IF([.E75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red”], [“magic”, “black”]]</text:p>
          </table:table-cell>
          <table:table-cell table:style-name="ce10" office:value-type="string" calcext:value-type="string">
            <text:p>crt_mujer_aguila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1, “type”: “creature”}}, {”dec_opponent_life”:10}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Oracty</text:p>
          </table:table-cell>
          <table:table-cell table:number-columns-repeated="2" table:style-name="ce10" office:value-type="string" calcext:value-type="string">
            <text:p>Oracty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76]&lt;=50;&quot;normal&quot;;IF([.E76]&lt;=70;&quot;rare&quot;;IF([.E76]&lt;100;&quot;legendary&quot;;IF([.E7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fairy”], [“size”, “normal”]]</text:p>
          </table:table-cell>
          <table:table-cell table:style-name="ce10" office:value-type="string" calcext:value-type="string">
            <text:p>crt_oracty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Tachi</text:p>
          </table:table-cell>
          <table:table-cell table:number-columns-repeated="2" table:style-name="ce10" office:value-type="string" calcext:value-type="string">
            <text:p>Tachi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77]&lt;=50;&quot;normal&quot;;IF([.E77]&lt;=70;&quot;rare&quot;;IF([.E77]&lt;100;&quot;legendary&quot;;IF([.E77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tachi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Aguila Gigante</text:p>
          </table:table-cell>
          <table:table-cell table:style-name="ce10" office:value-type="string" calcext:value-type="string">
            <text:p>Águila Gigante</text:p>
          </table:table-cell>
          <table:table-cell table:style-name="ce10" office:value-type="string" calcext:value-type="string">
            <text:p>Giant Eagle</text:p>
          </table:table-cell>
          <table:table-cell table:style-name="ce2" office:value-type="float" office:value="35" calcext:value-type="float">
            <text:p>35</text:p>
          </table:table-cell>
          <table:table-cell table:style-name="ce15" table:formula="of:=IF([.E78]&lt;=50;&quot;normal&quot;;IF([.E78]&lt;=70;&quot;rare&quot;;IF([.E78]&lt;100;&quot;legendary&quot;;IF([.E7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air”], [“size”, “normal”], [“magic”, “blue”]]</text:p>
          </table:table-cell>
          <table:table-cell table:style-name="ce10" office:value-type="string" calcext:value-type="string">
            <text:p>crt_aguila_gigante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self_attack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7" office:value-type="string" calcext:value-type="string">
            <text:p>Arpada</text:p>
          </table:table-cell>
          <table:table-cell table:number-columns-repeated="2" table:style-name="ce11" office:value-type="string" calcext:value-type="string">
            <text:p>Arpada</text:p>
          </table:table-cell>
          <table:table-cell table:style-name="ce3" office:value-type="float" office:value="80" calcext:value-type="float">
            <text:p>80</text:p>
          </table:table-cell>
          <table:table-cell table:style-name="ce16" table:formula="of:=IF([.E79]&lt;=50;&quot;normal&quot;;IF([.E79]&lt;=70;&quot;rare&quot;;IF([.E79]&lt;100;&quot;legendary&quot;;IF([.E79]&gt;=100;&quot;epic&quot;;&quot;normal&quot;))))" office:value-type="string" office:string-value="legendary" calcext:value-type="string">
            <text:p>legendar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reature</text:p>
          </table:table-cell>
          <table:table-cell table:style-name="ce3" office:value-type="string" calcext:value-type="string">
            <text:p>[[“monster”, “normal”], [“size”, “normal”]]</text:p>
          </table:table-cell>
          <table:table-cell table:style-name="ce11" office:value-type="string" calcext:value-type="string">
            <text:p>crt_arpada_g.jpg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number-columns-repeated="5" table:style-name="ce11" office:value-type="string" calcext:value-type="string">
            <text:p>[]</text:p>
          </table:table-cell>
          <table:table-cell table:style-name="ce11" office:value-type="string" calcext:value-type="string">
            <text:p>[{“disabled”: true, “comment”: “Image not found”}]</text:p>
          </table:table-cell>
          <table:table-cell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Dehil</text:p>
          </table:table-cell>
          <table:table-cell table:number-columns-repeated="2" table:style-name="ce10" office:value-type="string" calcext:value-type="string">
            <text:p>Dehil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80]&lt;=50;&quot;normal&quot;;IF([.E80]&lt;=70;&quot;rare&quot;;IF([.E80]&lt;100;&quot;legendary&quot;;IF([.E8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]</text:p>
          </table:table-cell>
          <table:table-cell table:style-name="ce10" office:value-type="string" calcext:value-type="string">
            <text:p>crt_dehil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Fureh</text:p>
          </table:table-cell>
          <table:table-cell table:number-columns-repeated="2" table:style-name="ce10" office:value-type="string" calcext:value-type="string">
            <text:p>Fureh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81]&lt;=50;&quot;normal&quot;;IF([.E81]&lt;=70;&quot;rare&quot;;IF([.E81]&lt;100;&quot;legendary&quot;;IF([.E8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fire”], [“size”, “normal”], [“magic”, “blue”]]</text:p>
          </table:table-cell>
          <table:table-cell table:style-name="ce10" office:value-type="string" calcext:value-type="string">
            <text:p>crt_fureh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3,”inc_self_attack”:3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Gran Oso</text:p>
          </table:table-cell>
          <table:table-cell table:style-name="ce10" office:value-type="string" calcext:value-type="string">
            <text:p>Gran Oso</text:p>
          </table:table-cell>
          <table:table-cell table:style-name="ce10" office:value-type="string" calcext:value-type="string">
            <text:p>Great Bear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82]&lt;=50;&quot;normal&quot;;IF([.E82]&lt;=70;&quot;rare&quot;;IF([.E82]&lt;100;&quot;legendary&quot;;IF([.E8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gran_oso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Poder x 5</text:p>
          </table:table-cell>
          <table:table-cell table:style-name="ce10" office:value-type="string" calcext:value-type="string">
            <text:p>Poder V</text:p>
          </table:table-cell>
          <table:table-cell table:style-name="ce10" office:value-type="string" calcext:value-type="string">
            <text:p>Power V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83]&lt;=50;&quot;normal&quot;;IF([.E83]&lt;=70;&quot;rare&quot;;IF([.E83]&lt;100;&quot;legendary&quot;;IF([.E8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5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Suza</text:p>
          </table:table-cell>
          <table:table-cell table:number-columns-repeated="2" table:style-name="ce10" office:value-type="string" calcext:value-type="string">
            <text:p>Suza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84]&lt;=50;&quot;normal&quot;;IF([.E84]&lt;=70;&quot;rare&quot;;IF([.E84]&lt;100;&quot;legendary&quot;;IF([.E84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suza_g.jpg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Vampiro</text:p>
          </table:table-cell>
          <table:table-cell table:style-name="ce10" office:value-type="string" calcext:value-type="string">
            <text:p>Vampiro</text:p>
          </table:table-cell>
          <table:table-cell table:style-name="ce10" office:value-type="string" calcext:value-type="string">
            <text:p>Vampire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85]&lt;=50;&quot;normal&quot;;IF([.E85]&lt;=70;&quot;rare&quot;;IF([.E85]&lt;100;&quot;legendary&quot;;IF([.E8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vampire”], [“size”, “normal”]]</text:p>
          </table:table-cell>
          <table:table-cell table:style-name="ce10" office:value-type="string" calcext:value-type="string">
            <text:p>crt_vampiro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Veneno x 2</text:p>
          </table:table-cell>
          <table:table-cell table:style-name="ce10" office:value-type="string" calcext:value-type="string">
            <text:p>Veneno II</text:p>
          </table:table-cell>
          <table:table-cell table:style-name="ce10" office:value-type="string" calcext:value-type="string">
            <text:p>Poison II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86]&lt;=50;&quot;normal&quot;;IF([.E86]&lt;=70;&quot;rare&quot;;IF([.E86]&lt;100;&quot;legendary&quot;;IF([.E8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veneno2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dec_opponent_life”:5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Demonio</text:p>
          </table:table-cell>
          <table:table-cell table:style-name="ce10" office:value-type="string" calcext:value-type="string">
            <text:p>Demonio</text:p>
          </table:table-cell>
          <table:table-cell table:style-name="ce10" office:value-type="string" calcext:value-type="string">
            <text:p>Demond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87]&lt;=50;&quot;normal&quot;;IF([.E87]&lt;=70;&quot;rare&quot;;IF([.E87]&lt;100;&quot;legendary&quot;;IF([.E8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normal”]]</text:p>
          </table:table-cell>
          <table:table-cell table:style-name="ce10" office:value-type="string" calcext:value-type="string">
            <text:p>crt_demonio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Gran Blitz</text:p>
          </table:table-cell>
          <table:table-cell table:style-name="ce10" office:value-type="string" calcext:value-type="string">
            <text:p>Gran Blitz</text:p>
          </table:table-cell>
          <table:table-cell table:style-name="ce10" office:value-type="string" calcext:value-type="string">
            <text:p>Great Blitz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88]&lt;=50;&quot;normal&quot;;IF([.E88]&lt;=70;&quot;rare&quot;;IF([.E88]&lt;100;&quot;legendary&quot;;IF([.E8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gran_blitz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Hongo</text:p>
          </table:table-cell>
          <table:table-cell table:style-name="ce10" office:value-type="string" calcext:value-type="string">
            <text:p>Hongo</text:p>
          </table:table-cell>
          <table:table-cell table:style-name="ce10" office:value-type="string" calcext:value-type="string">
            <text:p>Mushroom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89]&lt;=50;&quot;normal&quot;;IF([.E89]&lt;=70;&quot;rare&quot;;IF([.E89]&lt;100;&quot;legendary&quot;;IF([.E8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big”], [“magic”, “white”]]</text:p>
          </table:table-cell>
          <table:table-cell table:style-name="ce10" office:value-type="string" calcext:value-type="string">
            <text:p>crt_hong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,”inc_self_defense”:3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Malar</text:p>
          </table:table-cell>
          <table:table-cell table:number-columns-repeated="2" table:style-name="ce10" office:value-type="string" calcext:value-type="string">
            <text:p>Malar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90]&lt;=50;&quot;normal&quot;;IF([.E90]&lt;=70;&quot;rare&quot;;IF([.E90]&lt;100;&quot;legendary&quot;;IF([.E9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group”], [“magic”, “blue”]]</text:p>
          </table:table-cell>
          <table:table-cell table:style-name="ce10" office:value-type="string" calcext:value-type="string">
            <text:p>crt_malar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self_attack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Mole</text:p>
          </table:table-cell>
          <table:table-cell table:number-columns-repeated="2" table:style-name="ce10" office:value-type="string" calcext:value-type="string">
            <text:p>Mole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91]&lt;=50;&quot;normal&quot;;IF([.E91]&lt;=70;&quot;rare&quot;;IF([.E91]&lt;100;&quot;legendary&quot;;IF([.E9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]</text:p>
          </table:table-cell>
          <table:table-cell table:style-name="ce10" office:value-type="string" calcext:value-type="string">
            <text:p>crt_mole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ardo</text:p>
          </table:table-cell>
          <table:table-cell table:number-columns-repeated="2" table:style-name="ce10" office:value-type="string" calcext:value-type="string">
            <text:p>Sardo</text:p>
          </table:table-cell>
          <table:table-cell table:style-name="ce2" office:value-type="float" office:value="30" calcext:value-type="float">
            <text:p>30</text:p>
          </table:table-cell>
          <table:table-cell table:style-name="ce15" table:formula="of:=IF([.E92]&lt;=50;&quot;normal&quot;;IF([.E92]&lt;=70;&quot;rare&quot;;IF([.E92]&lt;100;&quot;legendary&quot;;IF([.E9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blue”]]</text:p>
          </table:table-cell>
          <table:table-cell table:style-name="ce10" office:value-type="string" calcext:value-type="string">
            <text:p>crt_sard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self_attack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Sombra</text:p>
          </table:table-cell>
          <table:table-cell table:style-name="ce10" office:value-type="string" calcext:value-type="string">
            <text:p>Sombra</text:p>
          </table:table-cell>
          <table:table-cell table:style-name="ce10" office:value-type="string" calcext:value-type="string">
            <text:p>Shadow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93]&lt;=50;&quot;normal&quot;;IF([.E93]&lt;=70;&quot;rare&quot;;IF([.E93]&lt;100;&quot;legendary&quot;;IF([.E9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energy”], [“size”, “big”]]</text:p>
          </table:table-cell>
          <table:table-cell table:style-name="ce10" office:value-type="string" calcext:value-type="string">
            <text:p>crt_sombra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Trasgo Mayor</text:p>
          </table:table-cell>
          <table:table-cell table:style-name="ce10" office:value-type="string" calcext:value-type="string">
            <text:p>Trasgo Mayor</text:p>
          </table:table-cell>
          <table:table-cell table:style-name="ce10" office:value-type="string" calcext:value-type="string">
            <text:p>Hobgoblin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94]&lt;=50;&quot;normal&quot;;IF([.E94]&lt;=70;&quot;rare&quot;;IF([.E94]&lt;100;&quot;legendary&quot;;IF([.E9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trasgo_mayor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Elfo Arquero</text:p>
          </table:table-cell>
          <table:table-cell table:style-name="ce10" office:value-type="string" calcext:value-type="string">
            <text:p>Elfo Arquero</text:p>
          </table:table-cell>
          <table:table-cell table:style-name="ce10" office:value-type="string" calcext:value-type="string">
            <text:p>Archer Elf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95]&lt;=50;&quot;normal&quot;;IF([.E95]&lt;=70;&quot;rare&quot;;IF([.E95]&lt;100;&quot;legendary&quot;;IF([.E9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, [“magic”, “red”]]</text:p>
          </table:table-cell>
          <table:table-cell table:style-name="ce10" office:value-type="string" calcext:value-type="string">
            <text:p>crt_elfo_arquero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dec_opponent_life”:15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Escudal x 2</text:p>
          </table:table-cell>
          <table:table-cell table:style-name="ce10" office:value-type="string" calcext:value-type="string">
            <text:p>Escudal II</text:p>
          </table:table-cell>
          <table:table-cell table:style-name="ce10" office:value-type="string" calcext:value-type="string">
            <text:p>Scud II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96]&lt;=50;&quot;normal&quot;;IF([.E96]&lt;=70;&quot;rare&quot;;IF([.E96]&lt;100;&quot;legendary&quot;;IF([.E9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[[“amulet”, “armor”], [“magic”, “white”]]</text:p>
          </table:table-cell>
          <table:table-cell table:style-name="ce10" office:value-type="string" calcext:value-type="string">
            <text:p>crt_escudal2_g.jpg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holder_defense”:3, “limit”:3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Fuente de vida x 2</text:p>
          </table:table-cell>
          <table:table-cell table:style-name="ce10" office:value-type="string" calcext:value-type="string">
            <text:p>Fuente de Vida II</text:p>
          </table:table-cell>
          <table:table-cell table:style-name="ce10" office:value-type="string" calcext:value-type="string">
            <text:p>Life Fountain II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97]&lt;=50;&quot;normal&quot;;IF([.E97]&lt;=70;&quot;rare&quot;;IF([.E97]&lt;100;&quot;legendary&quot;;IF([.E97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fuente_vida2_g.jp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owner_life”:8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Gran Trasgo</text:p>
          </table:table-cell>
          <table:table-cell table:style-name="ce10" office:value-type="string" calcext:value-type="string">
            <text:p>Gran Trasgo</text:p>
          </table:table-cell>
          <table:table-cell table:style-name="ce10" office:value-type="string" calcext:value-type="string">
            <text:p>Great Hobgoblin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98]&lt;=50;&quot;normal&quot;;IF([.E98]&lt;=70;&quot;rare&quot;;IF([.E98]&lt;100;&quot;legendary&quot;;IF([.E9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gran_trasgo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Hombre Lobo</text:p>
          </table:table-cell>
          <table:table-cell table:style-name="ce10" office:value-type="string" calcext:value-type="string">
            <text:p>Hombre Lobo</text:p>
          </table:table-cell>
          <table:table-cell table:style-name="ce10" office:value-type="string" calcext:value-type="string">
            <text:p>Werewolf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99]&lt;=50;&quot;normal&quot;;IF([.E99]&lt;=70;&quot;rare&quot;;IF([.E99]&lt;100;&quot;legendary&quot;;IF([.E99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blue”]]</text:p>
          </table:table-cell>
          <table:table-cell table:style-name="ce10" office:value-type="string" calcext:value-type="string">
            <text:p>crt_hombre_lob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self_attack”:3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Lancero Mayor</text:p>
          </table:table-cell>
          <table:table-cell table:style-name="ce12" office:value-type="string" calcext:value-type="string">
            <text:p>Lancero Mayor</text:p>
          </table:table-cell>
          <table:table-cell table:style-name="ce12" office:value-type="string" calcext:value-type="string">
            <text:p>Great Lancer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IF([.E100]&lt;=50;&quot;normal&quot;;IF([.E100]&lt;=70;&quot;rare&quot;;IF([.E100]&lt;100;&quot;legendary&quot;;IF([.E100]&gt;=100;&quot;epic&quot;;&quot;normal&quot;))))" office:value-type="string" office:string-value="normal" calcext:value-type="string">
            <text:p>normal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reature</text:p>
          </table:table-cell>
          <table:table-cell table:style-name="ce4" office:value-type="string" calcext:value-type="string">
            <text:p>[[“humanoid”, “normal”], [“size”, “normal”]]</text:p>
          </table:table-cell>
          <table:table-cell table:style-name="ce12" office:value-type="string" calcext:value-type="string">
            <text:p>crt_lancero_mayor_g.jpg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ormal</text:p>
          </table:table-cell>
          <table:table-cell table:number-columns-repeated="5" table:style-name="ce12" office:value-type="string" calcext:value-type="string">
            <text:p>[]</text:p>
          </table:table-cell>
          <table:table-cell table:style-name="ce12" office:value-type="string" calcext:value-type="string">
            <text:p>[{“disabled”: true, “comment”: “Some images not found”}]</text:p>
          </table:table-cell>
          <table:table-cell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Presenter</text:p>
          </table:table-cell>
          <table:table-cell table:number-columns-repeated="2" table:style-name="ce10" office:value-type="string" calcext:value-type="string">
            <text:p>Presenter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101]&lt;=50;&quot;normal&quot;;IF([.E101]&lt;=70;&quot;rare&quot;;IF([.E101]&lt;100;&quot;legendary&quot;;IF([.E10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normal”]]</text:p>
          </table:table-cell>
          <table:table-cell table:style-name="ce10" office:value-type="string" calcext:value-type="string">
            <text:p>crt_presenter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rcero</text:p>
          </table:table-cell>
          <table:table-cell table:number-columns-repeated="2" table:style-name="ce10" office:value-type="string" calcext:value-type="string">
            <text:p>Arcero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102]&lt;=50;&quot;normal&quot;;IF([.E102]&lt;=70;&quot;rare&quot;;IF([.E102]&lt;100;&quot;legendary&quot;;IF([.E10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normal”]]</text:p>
          </table:table-cell>
          <table:table-cell table:style-name="ce10" office:value-type="string" calcext:value-type="string">
            <text:p>crt_arcero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6" office:value-type="string" calcext:value-type="string">
            <text:p>Hyel</text:p>
          </table:table-cell>
          <table:table-cell table:number-columns-repeated="2" table:style-name="ce10" office:value-type="string" calcext:value-type="string">
            <text:p>Hyel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103]&lt;=50;&quot;normal&quot;;IF([.E103]&lt;=70;&quot;rare&quot;;IF([.E103]&lt;100;&quot;legendary&quot;;IF([.E10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blue”]]</text:p>
          </table:table-cell>
          <table:table-cell table:style-name="ce10" office:value-type="string" calcext:value-type="string">
            <text:p>crt_hyel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3,”inc_self_attack”:4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Inevitables</text:p>
          </table:table-cell>
          <table:table-cell table:style-name="ce10" office:value-type="string" calcext:value-type="string">
            <text:p>Inevitables</text:p>
          </table:table-cell>
          <table:table-cell table:style-name="ce10" office:value-type="string" calcext:value-type="string">
            <text:p>Unavoidables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04]&lt;=50;&quot;normal&quot;;IF([.E104]&lt;=70;&quot;rare&quot;;IF([.E104]&lt;100;&quot;legendary&quot;;IF([.E10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group”], [“magic”, “blue”]]</text:p>
          </table:table-cell>
          <table:table-cell table:style-name="ce10" office:value-type="string" calcext:value-type="string">
            <text:p>crt_inevitables_g.jpg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one</text:p>
          </table:table-cell>
          <table:table-cell table:style-name="ce18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40,”inc_self_attack”:1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Lanzador</text:p>
          </table:table-cell>
          <table:table-cell table:style-name="ce10" office:value-type="string" calcext:value-type="string">
            <text:p>Lanzador</text:p>
          </table:table-cell>
          <table:table-cell table:style-name="ce10" office:value-type="string" calcext:value-type="string">
            <text:p>Thrower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105]&lt;=50;&quot;normal&quot;;IF([.E105]&lt;=70;&quot;rare&quot;;IF([.E105]&lt;100;&quot;legendary&quot;;IF([.E105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machine”], [“size”, “normal”]]</text:p>
          </table:table-cell>
          <table:table-cell table:style-name="ce10" office:value-type="string" calcext:value-type="string">
            <text:p>crt_lanzador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>
            <text:p>Poder Mental</text:p>
          </table:table-cell>
          <table:table-cell table:style-name="ce10" office:value-type="string" calcext:value-type="string">
            <text:p>Poder Mental</text:p>
          </table:table-cell>
          <table:table-cell table:style-name="ce10" office:value-type="string" calcext:value-type="string">
            <text:p>Mental Power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06]&lt;=50;&quot;normal&quot;;IF([.E106]&lt;=70;&quot;rare&quot;;IF([.E106]&lt;100;&quot;legendary&quot;;IF([.E10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_g.jpg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1" svg:width="2.899cm" svg:height="2.176cm" svg:x="65.34cm" svg:y="99.5cm" draw:caption-point-x="-0.61cm" draw:caption-point-y="1.51cm">
              <dc:creator>Autoría desconocida</dc:creator>
              <dc:date>2024-02-08T00:00:00</dc:date>
              <text:p>- La próxima <text:s/>criatura que el oponente gire será desgirada (no se activará).</text:p>
            </office:annotation>
            <text:p>[{“pay”:10,”block_spin_opponent_creature”:1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Poder x 6</text:p>
          </table:table-cell>
          <table:table-cell table:style-name="ce10" office:value-type="string" calcext:value-type="string">
            <text:p>Poder VI</text:p>
          </table:table-cell>
          <table:table-cell table:style-name="ce10" office:value-type="string" calcext:value-type="string">
            <text:p>Power VI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107]&lt;=50;&quot;normal&quot;;IF([.E107]&lt;=70;&quot;rare&quot;;IF([.E107]&lt;100;&quot;legendary&quot;;IF([.E10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6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6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Poderador x 2</text:p>
          </table:table-cell>
          <table:table-cell table:style-name="ce10" office:value-type="string" calcext:value-type="string">
            <text:p>Poderador II</text:p>
          </table:table-cell>
          <table:table-cell table:style-name="ce10" office:value-type="string" calcext:value-type="string">
            <text:p>Powereder II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108]&lt;=50;&quot;normal&quot;;IF([.E108]&lt;=70;&quot;rare&quot;;IF([.E108]&lt;100;&quot;legendary&quot;;IF([.E10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blue”]]</text:p>
          </table:table-cell>
          <table:table-cell table:style-name="ce10" office:value-type="string" calcext:value-type="string">
            <text:p>crt_poderador2_g.jp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2, “alter_owner_field” : {“do”: “inc_defense_in_all_creatures”, “quantity”: 1}, “limit”: 1}, {“pay”:2, “alter_owner_field” : {“do”: “inc_attack_in_all_creatures”, “quantity”: 1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Taros</text:p>
          </table:table-cell>
          <table:table-cell table:number-columns-repeated="2" table:style-name="ce10" office:value-type="string" calcext:value-type="string">
            <text:p>Taros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09]&lt;=50;&quot;normal&quot;;IF([.E109]&lt;=70;&quot;rare&quot;;IF([.E109]&lt;100;&quot;legendary&quot;;IF([.E10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, [“magic”, “blue”]]</text:p>
          </table:table-cell>
          <table:table-cell table:style-name="ce10" office:value-type="string" calcext:value-type="string">
            <text:p>crt_taros_g.jpg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self_attack”:1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Tumbadil</text:p>
          </table:table-cell>
          <table:table-cell table:number-columns-repeated="2" table:style-name="ce10" office:value-type="string" calcext:value-type="string">
            <text:p>Tumbadil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10]&lt;=50;&quot;normal&quot;;IF([.E110]&lt;=70;&quot;rare&quot;;IF([.E110]&lt;100;&quot;legendary&quot;;IF([.E11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tumbadil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Azote</text:p>
          </table:table-cell>
          <table:table-cell table:style-name="ce10" office:value-type="string" calcext:value-type="string">
            <text:p>Azote</text:p>
          </table:table-cell>
          <table:table-cell table:style-name="ce10" office:value-type="string" calcext:value-type="string">
            <text:p>Scourge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111]&lt;=50;&quot;normal&quot;;IF([.E111]&lt;=70;&quot;rare&quot;;IF([.E111]&lt;100;&quot;legendary&quot;;IF([.E111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size”, “normal”]]</text:p>
          </table:table-cell>
          <table:table-cell table:style-name="ce10" office:value-type="string" calcext:value-type="string">
            <text:p>crt_azote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Dragon Rojo</text:p>
          </table:table-cell>
          <table:table-cell table:style-name="ce10" office:value-type="string" calcext:value-type="string">
            <text:p>Dragón Rojo</text:p>
          </table:table-cell>
          <table:table-cell table:style-name="ce10" office:value-type="string" calcext:value-type="string">
            <text:p>Red Dragon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12]&lt;=50;&quot;normal&quot;;IF([.E112]&lt;=70;&quot;rare&quot;;IF([.E112]&lt;100;&quot;legendary&quot;;IF([.E11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normal”]]</text:p>
          </table:table-cell>
          <table:table-cell table:style-name="ce10" office:value-type="string" calcext:value-type="string">
            <text:p>crt_dragon_rojo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Ithids Menores</text:p>
          </table:table-cell>
          <table:table-cell table:style-name="ce10" office:value-type="string" calcext:value-type="string">
            <text:p>Ithids Menores</text:p>
          </table:table-cell>
          <table:table-cell table:style-name="ce10" office:value-type="string" calcext:value-type="string">
            <text:p>Lesser Ithids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113]&lt;=50;&quot;normal&quot;;IF([.E113]&lt;=70;&quot;rare&quot;;IF([.E113]&lt;100;&quot;legendary&quot;;IF([.E11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group”]]</text:p>
          </table:table-cell>
          <table:table-cell table:style-name="ce10" office:value-type="string" calcext:value-type="string">
            <text:p>crt_ithids_menores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Korth</text:p>
          </table:table-cell>
          <table:table-cell table:number-columns-repeated="2" table:style-name="ce10" office:value-type="string" calcext:value-type="string">
            <text:p>Korth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14]&lt;=50;&quot;normal&quot;;IF([.E114]&lt;=70;&quot;rare&quot;;IF([.E114]&lt;100;&quot;legendary&quot;;IF([.E11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normal”], [“magic”, “blue”]]</text:p>
          </table:table-cell>
          <table:table-cell table:style-name="ce10" office:value-type="string" calcext:value-type="string">
            <text:p>crt_korth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18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self_attack”:2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Morthen</text:p>
          </table:table-cell>
          <table:table-cell table:number-columns-repeated="2" table:style-name="ce10" office:value-type="string" calcext:value-type="string">
            <text:p>Morthen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15]&lt;=50;&quot;normal&quot;;IF([.E115]&lt;=70;&quot;rare&quot;;IF([.E115]&lt;100;&quot;legendary&quot;;IF([.E11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, [“magic”, “blue”]]</text:p>
          </table:table-cell>
          <table:table-cell table:style-name="ce10" office:value-type="string" calcext:value-type="string">
            <text:p>crt_morthen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self_attack”:4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Oscuro</text:p>
          </table:table-cell>
          <table:table-cell table:style-name="ce10" office:value-type="string" calcext:value-type="string">
            <text:p>Oscuro</text:p>
          </table:table-cell>
          <table:table-cell table:style-name="ce10" office:value-type="string" calcext:value-type="string">
            <text:p>Obscure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16]&lt;=50;&quot;normal&quot;;IF([.E116]&lt;=70;&quot;rare&quot;;IF([.E116]&lt;100;&quot;legendary&quot;;IF([.E11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normal”], [“magic”, “white”]]</text:p>
          </table:table-cell>
          <table:table-cell table:style-name="ce10" office:value-type="string" calcext:value-type="string">
            <text:p>crt_oscuro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self_defense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Albala</text:p>
          </table:table-cell>
          <table:table-cell table:number-columns-repeated="2" table:style-name="ce10" office:value-type="string" calcext:value-type="string">
            <text:p>Albala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17]&lt;=50;&quot;normal&quot;;IF([.E117]&lt;=70;&quot;rare&quot;;IF([.E117]&lt;100;&quot;legendary&quot;;IF([.E117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blue”], [“magic”, “red”]]</text:p>
          </table:table-cell>
          <table:table-cell table:style-name="ce10" office:value-type="string" calcext:value-type="string">
            <text:p>crt_albala_g.jpg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self_attack”:9, “limit”:5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{“dec_opponent_life”:10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Atea Mayor</text:p>
          </table:table-cell>
          <table:table-cell table:style-name="ce10" office:value-type="string" calcext:value-type="string">
            <text:p>Atea Mayor</text:p>
          </table:table-cell>
          <table:table-cell table:style-name="ce10" office:value-type="string" calcext:value-type="string">
            <text:p>Great Atea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18]&lt;=50;&quot;normal&quot;;IF([.E118]&lt;=70;&quot;rare&quot;;IF([.E118]&lt;100;&quot;legendary&quot;;IF([.E11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, [“magic”, “white”], [“magic”, “red”]]</text:p>
          </table:table-cell>
          <table:table-cell table:style-name="ce10" office:value-type="string" calcext:value-type="string">
            <text:p>crt_atea_mayor_g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self_defense”:2, “limit”:5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{“inc_owner_life”:15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Barrera Mistica</text:p>
          </table:table-cell>
          <table:table-cell table:style-name="ce10" office:value-type="string" calcext:value-type="string">
            <text:p>Barrera Mística</text:p>
          </table:table-cell>
          <table:table-cell table:style-name="ce10" office:value-type="string" calcext:value-type="string">
            <text:p>Mystic Barrier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19]&lt;=50;&quot;normal&quot;;IF([.E119]&lt;=70;&quot;rare&quot;;IF([.E119]&lt;100;&quot;legendary&quot;;IF([.E11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barrera_mistica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8, “alter_opponent_field”: {“do”: “delete_mystic_status_from_all_creatures”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Basilisco</text:p>
          </table:table-cell>
          <table:table-cell table:style-name="ce10" office:value-type="string" calcext:value-type="string">
            <text:p>Basilisco</text:p>
          </table:table-cell>
          <table:table-cell table:style-name="ce10" office:value-type="string" calcext:value-type="string">
            <text:p>Basillisk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20]&lt;=50;&quot;normal&quot;;IF([.E120]&lt;=70;&quot;rare&quot;;IF([.E120]&lt;100;&quot;legendary&quot;;IF([.E12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normal”]]</text:p>
          </table:table-cell>
          <table:table-cell table:style-name="ce10" office:value-type="string" calcext:value-type="string">
            <text:p>crt_basilisc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18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self_defense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Escudal x 3</text:p>
          </table:table-cell>
          <table:table-cell table:style-name="ce10" office:value-type="string" calcext:value-type="string">
            <text:p>Escudal III</text:p>
          </table:table-cell>
          <table:table-cell table:style-name="ce10" office:value-type="string" calcext:value-type="string">
            <text:p>Scud III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21]&lt;=50;&quot;normal&quot;;IF([.E121]&lt;=70;&quot;rare&quot;;IF([.E121]&lt;100;&quot;legendary&quot;;IF([.E12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[[“amulet”, “armor”], [“magic”, “white”]]</text:p>
          </table:table-cell>
          <table:table-cell table:style-name="ce10" office:value-type="string" calcext:value-type="string">
            <text:p>crt_escudal3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,”inc_owner_defense”:5, “limit”:3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Ithids Mayores</text:p>
          </table:table-cell>
          <table:table-cell table:style-name="ce10" office:value-type="string" calcext:value-type="string">
            <text:p>Ithids Mayores</text:p>
          </table:table-cell>
          <table:table-cell table:style-name="ce10" office:value-type="string" calcext:value-type="string">
            <text:p>Great Ithids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122]&lt;=50;&quot;normal&quot;;IF([.E122]&lt;=70;&quot;rare&quot;;IF([.E122]&lt;100;&quot;legendary&quot;;IF([.E12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group”]]</text:p>
          </table:table-cell>
          <table:table-cell table:style-name="ce10" office:value-type="string" calcext:value-type="string">
            <text:p>crt_ithids_mayores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Poder x 7</text:p>
          </table:table-cell>
          <table:table-cell table:style-name="ce10" office:value-type="string" calcext:value-type="string">
            <text:p>Poder VII</text:p>
          </table:table-cell>
          <table:table-cell table:style-name="ce10" office:value-type="string" calcext:value-type="string">
            <text:p>Power VII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23]&lt;=50;&quot;normal&quot;;IF([.E123]&lt;=70;&quot;rare&quot;;IF([.E123]&lt;100;&quot;legendary&quot;;IF([.E12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7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7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Poder x 7 Ametal</text:p>
          </table:table-cell>
          <table:table-cell table:style-name="ce10" office:value-type="string" calcext:value-type="string">
            <text:p>Poder VII Ametal</text:p>
          </table:table-cell>
          <table:table-cell table:style-name="ce10" office:value-type="string" calcext:value-type="string">
            <text:p>Power VII Amet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24]&lt;=50;&quot;normal&quot;;IF([.E124]&lt;=70;&quot;rare&quot;;IF([.E124]&lt;100;&quot;legendary&quot;;IF([.E12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metal”]]</text:p>
          </table:table-cell>
          <table:table-cell table:style-name="ce10" office:value-type="string" calcext:value-type="string">
            <text:p>crt_poder7_amet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1, “type”: “amulet”}}</text:span>]</text:p>
          </table:table-cell>
          <table:table-cell table:style-name="ce10" office:value-type="string" calcext:value-type="string">
            <text:p>[{“pay”:0,”inc_owner_power”:7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Poder x 7 Domica</text:p>
          </table:table-cell>
          <table:table-cell table:style-name="ce10" office:value-type="string" calcext:value-type="string">
            <text:p>Poder VII Domica</text:p>
          </table:table-cell>
          <table:table-cell table:style-name="ce10" office:value-type="string" calcext:value-type="string">
            <text:p>Power VII Domic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25]&lt;=50;&quot;normal&quot;;IF([.E125]&lt;=70;&quot;rare&quot;;IF([.E125]&lt;100;&quot;legendary&quot;;IF([.E125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domica”]]</text:p>
          </table:table-cell>
          <table:table-cell table:style-name="ce10" office:value-type="string" calcext:value-type="string">
            <text:p>crt_poder7_domica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1" svg:width="2.899cm" svg:height="2.176cm" svg:x="85.004cm" svg:y="118.727cm" draw:caption-point-x="-0.61cm" draw:caption-point-y="1.51cm">
              <dc:creator>Autoría desconocida</dc:creator>
              <dc:date>2024-02-08T00:00:00</dc:date>
              <text:p>- La próxima <text:s/>2 criaturas que el oponente gire será desgirada (no se activará).</text:p>
            </office:annotation>
            <text:p>[{”block_spin_opponent_creature”:2}]</text:p>
          </table:table-cell>
          <table:table-cell table:style-name="ce10" office:value-type="string" calcext:value-type="string">
            <text:p>[{“pay”:0,”inc_owner_power”:7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Poder x 7 Natural</text:p>
          </table:table-cell>
          <table:table-cell table:style-name="ce10" office:value-type="string" calcext:value-type="string">
            <text:p>Poder VII Natural</text:p>
          </table:table-cell>
          <table:table-cell table:style-name="ce10" office:value-type="string" calcext:value-type="string">
            <text:p>Power VII Natu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26]&lt;=50;&quot;normal&quot;;IF([.E126]&lt;=70;&quot;rare&quot;;IF([.E126]&lt;100;&quot;legendary&quot;;IF([.E12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atural”]]</text:p>
          </table:table-cell>
          <table:table-cell table:style-name="ce10" office:value-type="string" calcext:value-type="string">
            <text:p>crt_poder7_natu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inc_owner_life”:15}]</text:p>
          </table:table-cell>
          <table:table-cell table:style-name="ce10" office:value-type="string" calcext:value-type="string">
            <text:p>[{“pay”:0,”inc_owner_power”:7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Poder x 7 Poderal</text:p>
          </table:table-cell>
          <table:table-cell table:style-name="ce10" office:value-type="string" calcext:value-type="string">
            <text:p>Poder VII Poderal</text:p>
          </table:table-cell>
          <table:table-cell table:style-name="ce10" office:value-type="string" calcext:value-type="string">
            <text:p>Power VII Pode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27]&lt;=50;&quot;normal&quot;;IF([.E127]&lt;=70;&quot;rare&quot;;IF([.E127]&lt;100;&quot;legendary&quot;;IF([.E127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poderal”]]</text:p>
          </table:table-cell>
          <table:table-cell table:style-name="ce10" office:value-type="string" calcext:value-type="string">
            <text:p>crt_poder7_pode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dec_opponent_life”:10}]</text:p>
          </table:table-cell>
          <table:table-cell table:style-name="ce10" office:value-type="string" calcext:value-type="string">
            <text:p>[{“pay”:0,”inc_owner_power”:7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Sirena</text:p>
          </table:table-cell>
          <table:table-cell table:style-name="ce10" office:value-type="string" calcext:value-type="string">
            <text:p>Sirena</text:p>
          </table:table-cell>
          <table:table-cell table:style-name="ce10" office:value-type="string" calcext:value-type="string">
            <text:p>Siren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128]&lt;=50;&quot;normal&quot;;IF([.E128]&lt;=70;&quot;rare&quot;;IF([.E128]&lt;100;&quot;legendary&quot;;IF([.E12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normal”]]</text:p>
          </table:table-cell>
          <table:table-cell table:style-name="ce10" office:value-type="string" calcext:value-type="string">
            <text:p>crt_sirena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Thrul</text:p>
          </table:table-cell>
          <table:table-cell table:number-columns-repeated="2" table:style-name="ce10" office:value-type="string" calcext:value-type="string">
            <text:p>Thrul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29]&lt;=50;&quot;normal&quot;;IF([.E129]&lt;=70;&quot;rare&quot;;IF([.E129]&lt;100;&quot;legendary&quot;;IF([.E12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, [“magic”, “blue”]]</text:p>
          </table:table-cell>
          <table:table-cell table:style-name="ce10" office:value-type="string" calcext:value-type="string">
            <text:p>crt_thrul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4,”inc_self_attack”:3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Urgul</text:p>
          </table:table-cell>
          <table:table-cell table:style-name="ce10" office:value-type="string" calcext:value-type="string">
            <text:p>Urgul</text:p>
          </table:table-cell>
          <table:table-cell table:style-name="ce10" office:value-type="string" calcext:value-type="string">
            <text:p>Urul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30]&lt;=50;&quot;normal&quot;;IF([.E130]&lt;=70;&quot;rare&quot;;IF([.E130]&lt;100;&quot;legendary&quot;;IF([.E13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urgul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Colossus</text:p>
          </table:table-cell>
          <table:table-cell table:number-columns-repeated="2" table:style-name="ce10" office:value-type="string" calcext:value-type="string">
            <text:p>Colossus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31]&lt;=50;&quot;normal&quot;;IF([.E131]&lt;=70;&quot;rare&quot;;IF([.E131]&lt;100;&quot;legendary&quot;;IF([.E13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terio”], [“size”, “big”], [“magic”, “blue”]]</text:p>
          </table:table-cell>
          <table:table-cell table:style-name="ce10" office:value-type="string" calcext:value-type="string">
            <text:p>crt_colossus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3,”inc_self_attack”:3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Espinal</text:p>
          </table:table-cell>
          <table:table-cell table:number-columns-repeated="2" table:style-name="ce10" office:value-type="string" calcext:value-type="string">
            <text:p>Espinal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132]&lt;=50;&quot;normal&quot;;IF([.E132]&lt;=70;&quot;rare&quot;;IF([.E132]&lt;100;&quot;legendary&quot;;IF([.E13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espinal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Kurth Arth</text:p>
          </table:table-cell>
          <table:table-cell table:number-columns-repeated="2" table:style-name="ce10" office:value-type="string" calcext:value-type="string">
            <text:p>Kurth Arth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33]&lt;=50;&quot;normal&quot;;IF([.E133]&lt;=70;&quot;rare&quot;;IF([.E133]&lt;100;&quot;legendary&quot;;IF([.E13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kurth_arth_g.jpg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20,“alter_opponent_field”: {“do”: “destroy”, “quantity”: 1, “type”: “amulet”}</text:span>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Poder Mental x 2</text:p>
          </table:table-cell>
          <table:table-cell table:style-name="ce10" office:value-type="string" calcext:value-type="string">
            <text:p>Poder Mental II</text:p>
          </table:table-cell>
          <table:table-cell table:style-name="ce10" office:value-type="string" calcext:value-type="string">
            <text:p>Mental Power I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34]&lt;=50;&quot;normal&quot;;IF([.E134]&lt;=70;&quot;rare&quot;;IF([.E134]&lt;100;&quot;legendary&quot;;IF([.E13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2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2" svg:width="2.899cm" svg:height="4.151cm" svg:x="65.34cm" svg:y="126.241cm" draw:caption-point-x="-0.61cm" draw:caption-point-y="1.51cm">
              <dc:creator>Autoría desconocida</dc:creator>
              <dc:date>2024-02-08T00:00:00</dc:date>
              <text:p>- La próxima <text:s/>criatura que el oponente gire será desgirada (no se activará).</text:p>
              <text:p>- El próximo poder que el oponente gire será desgirado (no se activará).</text:p>
            </office:annotation>
            <text:p><text:span text:style-name="T2">[{“pay”:5,”block_spin_opponent_creature”:1, “limit”:1}, {“pay”:5,”block_spin_opponent_power”:1, “limit”: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Saga</text:p>
          </table:table-cell>
          <table:table-cell table:number-columns-repeated="2" table:style-name="ce10" office:value-type="string" calcext:value-type="string">
            <text:p>Saga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35]&lt;=50;&quot;normal&quot;;IF([.E135]&lt;=70;&quot;rare&quot;;IF([.E135]&lt;100;&quot;legendary&quot;;IF([.E13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saga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Astral</text:p>
          </table:table-cell>
          <table:table-cell table:style-name="ce10" office:value-type="string" calcext:value-type="string">
            <text:p>Astral</text:p>
          </table:table-cell>
          <table:table-cell table:style-name="ce10" office:value-type="string" calcext:value-type="string">
            <text:p>Atral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36]&lt;=50;&quot;normal&quot;;IF([.E136]&lt;=70;&quot;rare&quot;;IF([.E136]&lt;100;&quot;legendary&quot;;IF([.E13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, [“magic”, “blue”]]</text:p>
          </table:table-cell>
          <table:table-cell table:style-name="ce10" office:value-type="string" calcext:value-type="string">
            <text:p>crt_astral_g.jpg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3,”inc_self_attack”:8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Drenador x 2</text:p>
          </table:table-cell>
          <table:table-cell table:style-name="ce10" office:value-type="string" calcext:value-type="string">
            <text:p>Drenador II</text:p>
          </table:table-cell>
          <table:table-cell table:style-name="ce10" office:value-type="string" calcext:value-type="string">
            <text:p>Drainer II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37]&lt;=50;&quot;normal&quot;;IF([.E137]&lt;=70;&quot;rare&quot;;IF([.E137]&lt;100;&quot;legendary&quot;;IF([.E137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, [“magic”, “green”]]</text:p>
          </table:table-cell>
          <table:table-cell table:style-name="ce10" office:value-type="string" calcext:value-type="string">
            <text:p>crt_drenador2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3,”dec_opponent_life”:8, “limit”:1}, {“pay”:3, “alter_owner_field” : {“do”: “inc_attack_in_all_creatures”, “quantity”: 2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Elfo Avanzado</text:p>
          </table:table-cell>
          <table:table-cell table:style-name="ce10" office:value-type="string" calcext:value-type="string">
            <text:p>Elfo Avanzado</text:p>
          </table:table-cell>
          <table:table-cell table:style-name="ce10" office:value-type="string" calcext:value-type="string">
            <text:p>Advanced Elf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138]&lt;=50;&quot;normal&quot;;IF([.E138]&lt;=70;&quot;rare&quot;;IF([.E138]&lt;100;&quot;legendary&quot;;IF([.E13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, [“magic”, “green”]]</text:p>
          </table:table-cell>
          <table:table-cell table:style-name="ce10" office:value-type="string" calcext:value-type="string">
            <text:p>crt_elfo_avanzado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draw_cards”: 1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Esteagol</text:p>
          </table:table-cell>
          <table:table-cell table:number-columns-repeated="2" table:style-name="ce10" office:value-type="string" calcext:value-type="string">
            <text:p>Esteagol</text:p>
          </table:table-cell>
          <table:table-cell table:style-name="ce2" office:value-type="float" office:value="30" calcext:value-type="float">
            <text:p>30</text:p>
          </table:table-cell>
          <table:table-cell table:style-name="ce15" table:formula="of:=IF([.E139]&lt;=50;&quot;normal&quot;;IF([.E139]&lt;=70;&quot;rare&quot;;IF([.E139]&lt;100;&quot;legendary&quot;;IF([.E139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normal”]]</text:p>
          </table:table-cell>
          <table:table-cell table:style-name="ce10" office:value-type="string" calcext:value-type="string">
            <text:p>crt_esteagol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Muralez</text:p>
          </table:table-cell>
          <table:table-cell table:number-columns-repeated="2" table:style-name="ce10" office:value-type="string" calcext:value-type="string">
            <text:p>Muralez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140]&lt;=50;&quot;normal&quot;;IF([.E140]&lt;=70;&quot;rare&quot;;IF([.E140]&lt;100;&quot;legendary&quot;;IF([.E14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]</text:p>
          </table:table-cell>
          <table:table-cell table:style-name="ce10" office:value-type="string" calcext:value-type="string">
            <text:p>crt_muralez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3" svg:width="2.899cm" svg:height="4.941cm" svg:x="65.34cm" svg:y="132.626cm" draw:caption-point-x="-0.61cm" draw:caption-point-y="1.51cm">
              <dc:creator>Autoría desconocida</dc:creator>
              <dc:date>2024-02-08T00:00:00</dc:date>
              <text:p>Defensor(C.Def): Todas las criaturas en poder del aprendiz y que se encuentren invocadas en ese momento, seran convertidas en defensoras (solo por un turno)</text:p>
            </office:annotation>
            <text:p><text:span text:style-name="T2">[{“pay”:6,“alter_owner_field”: {“do”: “set_shield_to_all_creatures”, “quantity”: 1}</text:span>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Osgo</text:p>
          </table:table-cell>
          <table:table-cell table:number-columns-repeated="2" table:style-name="ce10" office:value-type="string" calcext:value-type="string">
            <text:p>Osgo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41]&lt;=50;&quot;normal&quot;;IF([.E141]&lt;=70;&quot;rare&quot;;IF([.E141]&lt;100;&quot;legendary&quot;;IF([.E141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ork”], [“size”, “normal”]]</text:p>
          </table:table-cell>
          <table:table-cell table:style-name="ce10" office:value-type="string" calcext:value-type="string">
            <text:p>crt_osgo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Poder x 8 Mayor</text:p>
          </table:table-cell>
          <table:table-cell table:style-name="ce10" office:value-type="string" calcext:value-type="string">
            <text:p>Poder VIII Mayor</text:p>
          </table:table-cell>
          <table:table-cell table:style-name="ce10" office:value-type="string" calcext:value-type="string">
            <text:p>Great Power VI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42]&lt;=50;&quot;normal&quot;;IF([.E142]&lt;=70;&quot;rare&quot;;IF([.E142]&lt;100;&quot;legendary&quot;;IF([.E142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, [“magic”, “green”]]</text:p>
          </table:table-cell>
          <table:table-cell table:style-name="ce10" office:value-type="string" calcext:value-type="string">
            <text:p>crt_poder8_mayor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draw_cards”: 1}, {”block_spin_opponent_creature”:2}</text:span>]</text:p>
          </table:table-cell>
          <table:table-cell table:style-name="ce10" office:value-type="string" calcext:value-type="string">
            <text:p>[{“pay”:0,”inc_owner_power”:8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Viguil</text:p>
          </table:table-cell>
          <table:table-cell table:number-columns-repeated="2" table:style-name="ce10" office:value-type="string" calcext:value-type="string">
            <text:p>Viguil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143]&lt;=50;&quot;normal&quot;;IF([.E143]&lt;=70;&quot;rare&quot;;IF([.E143]&lt;100;&quot;legendary&quot;;IF([.E14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, [“magic”, “blue”]]</text:p>
          </table:table-cell>
          <table:table-cell table:style-name="ce10" office:value-type="string" calcext:value-type="string">
            <text:p>crt_viguil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3,”inc_self_attack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6" office:value-type="string" calcext:value-type="string">
            <text:p>Alchemia</text:p>
          </table:table-cell>
          <table:table-cell table:number-columns-repeated="2" table:style-name="ce10" office:value-type="string" calcext:value-type="string">
            <text:p>Alchemia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144]&lt;=50;&quot;normal&quot;;IF([.E144]&lt;=70;&quot;rare&quot;;IF([.E144]&lt;100;&quot;legendary&quot;;IF([.E144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, [“magic”, “white”]]</text:p>
          </table:table-cell>
          <table:table-cell table:style-name="ce10" office:value-type="string" calcext:value-type="string">
            <text:p>crt_alchemia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”inc_self_defense”:9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Kehanar</text:p>
          </table:table-cell>
          <table:table-cell table:number-columns-repeated="2" table:style-name="ce10" office:value-type="string" calcext:value-type="string">
            <text:p>Kehanar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45]&lt;=50;&quot;normal&quot;;IF([.E145]&lt;=70;&quot;rare&quot;;IF([.E145]&lt;100;&quot;legendary&quot;;IF([.E14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ind”], [“size”, “normal”], [“magic”, “blue”]]</text:p>
          </table:table-cell>
          <table:table-cell table:style-name="ce10" office:value-type="string" calcext:value-type="string">
            <text:p>crt_kehanar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5,”inc_self_attack”:2, “limit”: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Petioner</text:p>
          </table:table-cell>
          <table:table-cell table:number-columns-repeated="2" table:style-name="ce10" office:value-type="string" calcext:value-type="string">
            <text:p>Petioner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146]&lt;=50;&quot;normal&quot;;IF([.E146]&lt;=70;&quot;rare&quot;;IF([.E146]&lt;100;&quot;legendary&quot;;IF([.E14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petioner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Trigild</text:p>
          </table:table-cell>
          <table:table-cell table:number-columns-repeated="2" table:style-name="ce10" office:value-type="string" calcext:value-type="string">
            <text:p>Trigild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IF([.E147]&lt;=50;&quot;normal&quot;;IF([.E147]&lt;=70;&quot;rare&quot;;IF([.E147]&lt;100;&quot;legendary&quot;;IF([.E14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normal”]]</text:p>
          </table:table-cell>
          <table:table-cell table:style-name="ce10" office:value-type="string" calcext:value-type="string">
            <text:p>crt_trigild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Barbaro</text:p>
          </table:table-cell>
          <table:table-cell table:style-name="ce10" office:value-type="string" calcext:value-type="string">
            <text:p>Bárbaro</text:p>
          </table:table-cell>
          <table:table-cell table:style-name="ce10" office:value-type="string" calcext:value-type="string">
            <text:p>Barbarian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148]&lt;=50;&quot;normal&quot;;IF([.E148]&lt;=70;&quot;rare&quot;;IF([.E148]&lt;100;&quot;legendary&quot;;IF([.E14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, [“magic”, “blue”]]</text:p>
          </table:table-cell>
          <table:table-cell table:style-name="ce10" office:value-type="string" calcext:value-type="string">
            <text:p>crt_barbaro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8,”inc_self_attack”:2, “limit”:5}]</text:p>
          </table:table-cell>
          <table:table-cell table:style-name="ce10" office:value-type="string" calcext:value-type="string">
            <text:p><text:span text:style-name="T2">[{“can_attack_multiple_times”: 2}</text:span>]</text:p>
          </table:table-cell>
          <table:table-cell table:number-columns-repeated="4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Poderador x 3</text:p>
          </table:table-cell>
          <table:table-cell table:style-name="ce10" office:value-type="string" calcext:value-type="string">
            <text:p>Poderador III</text:p>
          </table:table-cell>
          <table:table-cell table:style-name="ce10" office:value-type="string" calcext:value-type="string">
            <text:p>Powereder III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149]&lt;=50;&quot;normal&quot;;IF([.E149]&lt;=70;&quot;rare&quot;;IF([.E149]&lt;100;&quot;legendary&quot;;IF([.E14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blue”]]</text:p>
          </table:table-cell>
          <table:table-cell table:style-name="ce10" office:value-type="string" calcext:value-type="string">
            <text:p>crt_poderador3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5, “alter_owner_field” : {“do”: “inc_defense_in_all_creatures”, “quantity”: 3}, “limit”: 1}, {“pay”:2, “alter_owner_field” : {“do”: “inc_attack_in_all_creatures”, “quantity”: 2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Tutar Amon</text:p>
          </table:table-cell>
          <table:table-cell table:number-columns-repeated="2" table:style-name="ce10" office:value-type="string" calcext:value-type="string">
            <text:p>Tutar Amon</text:p>
          </table:table-cell>
          <table:table-cell table:style-name="ce2" office:value-type="float" office:value="30" calcext:value-type="float">
            <text:p>30</text:p>
          </table:table-cell>
          <table:table-cell table:style-name="ce15" table:formula="of:=IF([.E150]&lt;=50;&quot;normal&quot;;IF([.E150]&lt;=70;&quot;rare&quot;;IF([.E150]&lt;100;&quot;legendary&quot;;IF([.E15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tutar_amon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Veneno x 3</text:p>
          </table:table-cell>
          <table:table-cell table:style-name="ce10" office:value-type="string" calcext:value-type="string">
            <text:p>Veneno III</text:p>
          </table:table-cell>
          <table:table-cell table:style-name="ce10" office:value-type="string" calcext:value-type="string">
            <text:p>Poison III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151]&lt;=50;&quot;normal&quot;;IF([.E151]&lt;=70;&quot;rare&quot;;IF([.E151]&lt;100;&quot;legendary&quot;;IF([.E15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veneno3_g.jpg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7,”dec_opponent_life”:10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Yogoloth</text:p>
          </table:table-cell>
          <table:table-cell table:number-columns-repeated="2" table:style-name="ce10" office:value-type="string" calcext:value-type="string">
            <text:p>Yogoloth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52]&lt;=50;&quot;normal&quot;;IF([.E152]&lt;=70;&quot;rare&quot;;IF([.E152]&lt;100;&quot;legendary&quot;;IF([.E15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group”]]</text:p>
          </table:table-cell>
          <table:table-cell table:style-name="ce10" office:value-type="string" calcext:value-type="string">
            <text:p>crt_yogoloth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6" office:value-type="string" calcext:value-type="string">
            <text:p>Angel Caido</text:p>
          </table:table-cell>
          <table:table-cell table:style-name="ce10" office:value-type="string" calcext:value-type="string">
            <text:p>Ángel Caído</text:p>
          </table:table-cell>
          <table:table-cell table:style-name="ce10" office:value-type="string" calcext:value-type="string">
            <text:p>Fallen Ange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53]&lt;=50;&quot;normal&quot;;IF([.E153]&lt;=70;&quot;rare&quot;;IF([.E153]&lt;100;&quot;legendary&quot;;IF([.E15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angel”], [“size”, “normal”], [“magic”, “green”]]</text:p>
          </table:table-cell>
          <table:table-cell table:style-name="ce10" office:value-type="string" calcext:value-type="string">
            <text:p>crt_angel_caido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18" office:value-type="string" calcext:value-type="string">
            <text:p>wan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4" svg:width="2.899cm" svg:height="3.361cm" svg:x="85.004cm" svg:y="145.926cm" draw:caption-point-x="-0.61cm" draw:caption-point-y="1.51cm">
              <dc:creator>Autoría desconocida</dc:creator>
              <dc:date>2024-02-09T00:00:00</dc:date>
              <text:p>Durante la partida. Se deben haber girado al menos 40 criaturas. Para habilitar invocar a esta criatura</text:p>
            </office:annotation>
            <text:p>[{“owner_min_activated_creatures”: 40}]</text:p>
          </table:table-cell>
          <table:table-cell table:style-name="ce10" office:value-type="string" calcext:value-type="string">
            <office:annotation draw:style-name="gr1" svg:width="2.899cm" svg:height="2.176cm" svg:x="94.836cm" svg:y="145.926cm" draw:caption-point-x="-0.61cm" draw:caption-point-y="1.51cm">
              <dc:creator>Autoría desconocida</dc:creator>
              <dc:date>2024-02-08T00:00:00</dc:date>
              <text:p>- La próxima <text:s/>2 criaturas que el oponente gire será desgirada (no se activará).</text:p>
            </office:annotation>
            <text:p>[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Argnathor Poderal</text:p>
          </table:table-cell>
          <table:table-cell table:number-columns-repeated="2" table:style-name="ce10" office:value-type="string" calcext:value-type="string">
            <text:p>Arganathor Pode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54]&lt;=50;&quot;normal&quot;;IF([.E154]&lt;=70;&quot;rare&quot;;IF([.E154]&lt;100;&quot;legendary&quot;;IF([.E15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, [“magic”, “blue”]]</text:p>
          </table:table-cell>
          <table:table-cell table:style-name="ce10" office:value-type="string" calcext:value-type="string">
            <text:p>crt_argnathor_poderal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0,”inc_self_attack”:1, “limit”:-1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2, “type”: “power”}}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Fuente de vida x 3</text:p>
          </table:table-cell>
          <table:table-cell table:style-name="ce10" office:value-type="string" calcext:value-type="string">
            <text:p>Fuente de Vida III</text:p>
          </table:table-cell>
          <table:table-cell table:style-name="ce10" office:value-type="string" calcext:value-type="string">
            <text:p>Life Fountain III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155]&lt;=50;&quot;normal&quot;;IF([.E155]&lt;=70;&quot;rare&quot;;IF([.E155]&lt;100;&quot;legendary&quot;;IF([.E15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fuente_vida3_g.jpg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,”inc_owner_life”:15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Manath</text:p>
          </table:table-cell>
          <table:table-cell table:number-columns-repeated="2" table:style-name="ce10" office:value-type="string" calcext:value-type="string">
            <text:p>Manath</text:p>
          </table:table-cell>
          <table:table-cell table:style-name="ce2" office:value-type="float" office:value="40" calcext:value-type="float">
            <text:p>40</text:p>
          </table:table-cell>
          <table:table-cell table:style-name="ce15" table:formula="of:=IF([.E156]&lt;=50;&quot;normal&quot;;IF([.E156]&lt;=70;&quot;rare&quot;;IF([.E156]&lt;100;&quot;legendary&quot;;IF([.E15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]</text:p>
          </table:table-cell>
          <table:table-cell table:style-name="ce10" office:value-type="string" calcext:value-type="string">
            <text:p>crt_manath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Observador</text:p>
          </table:table-cell>
          <table:table-cell table:style-name="ce10" office:value-type="string" calcext:value-type="string">
            <text:p>Observador</text:p>
          </table:table-cell>
          <table:table-cell table:style-name="ce10" office:value-type="string" calcext:value-type="string">
            <text:p>Observer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57]&lt;=50;&quot;normal&quot;;IF([.E157]&lt;=70;&quot;rare&quot;;IF([.E157]&lt;100;&quot;legendary&quot;;IF([.E15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small”]]</text:p>
          </table:table-cell>
          <table:table-cell table:style-name="ce10" office:value-type="string" calcext:value-type="string">
            <text:p>crt_observador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Poder Mental x 3</text:p>
          </table:table-cell>
          <table:table-cell table:style-name="ce10" office:value-type="string" calcext:value-type="string">
            <text:p>Poder Mental III</text:p>
          </table:table-cell>
          <table:table-cell table:style-name="ce10" office:value-type="string" calcext:value-type="string">
            <text:p>Mental Power II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58]&lt;=50;&quot;normal&quot;;IF([.E158]&lt;=70;&quot;rare&quot;;IF([.E158]&lt;100;&quot;legendary&quot;;IF([.E15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3_g.jpg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1" svg:width="2.899cm" svg:height="2.176cm" svg:x="65.34cm" svg:y="150.406cm" draw:caption-point-x="-0.61cm" draw:caption-point-y="1.51cm">
              <dc:creator>Autoría desconocida</dc:creator>
              <dc:date>2024-02-08T00:00:00</dc:date>
              <text:p>- La próxima <text:s/>criatura que el oponente gire será desgirada (no se activará).</text:p>
            </office:annotation>
            <text:p>[{“pay”:10,”block_spin_opponent_creature”:2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Poder Mental x 4</text:p>
          </table:table-cell>
          <table:table-cell table:style-name="ce10" office:value-type="string" calcext:value-type="string">
            <text:p>Poder Mental IV</text:p>
          </table:table-cell>
          <table:table-cell table:style-name="ce10" office:value-type="string" calcext:value-type="string">
            <text:p>Mental Power IV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59]&lt;=50;&quot;normal&quot;;IF([.E159]&lt;=70;&quot;rare&quot;;IF([.E159]&lt;100;&quot;legendary&quot;;IF([.E15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4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1" svg:width="2.899cm" svg:height="2.176cm" svg:x="65.34cm" svg:y="150.935cm" draw:caption-point-x="-0.61cm" draw:caption-point-y="1.51cm">
              <dc:creator>Autoría desconocida</dc:creator>
              <dc:date>2024-02-09T00:00:00</dc:date>
              <text:p>- El próximo poder que el oponente gire será desgirada (no se activará).</text:p>
            </office:annotation>
            <text:p>[{“pay”:12,”block_spin_opponent_power”:2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Poder x 10</text:p>
          </table:table-cell>
          <table:table-cell table:style-name="ce10" office:value-type="string" calcext:value-type="string">
            <text:p>Poder X</text:p>
          </table:table-cell>
          <table:table-cell table:style-name="ce10" office:value-type="string" calcext:value-type="string">
            <text:p>Power X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60]&lt;=50;&quot;normal&quot;;IF([.E160]&lt;=70;&quot;rare&quot;;IF([.E160]&lt;100;&quot;legendary&quot;;IF([.E16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10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1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Poder x 10 Ametal</text:p>
          </table:table-cell>
          <table:table-cell table:number-columns-repeated="2" table:style-name="ce10" office:value-type="string" calcext:value-type="string">
            <text:p>Power X Amet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1]&lt;=50;&quot;normal&quot;;IF([.E161]&lt;=70;&quot;rare&quot;;IF([.E161]&lt;100;&quot;legendary&quot;;IF([.E161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metal”]]</text:p>
          </table:table-cell>
          <table:table-cell table:style-name="ce10" office:value-type="string" calcext:value-type="string">
            <text:p>crt_poder10_amet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1, “type”: “amulet”}}</text:span>]</text:p>
          </table:table-cell>
          <table:table-cell table:style-name="ce10" office:value-type="string" calcext:value-type="string">
            <text:p>[{“pay”:0,”inc_owner_power”:1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Poder x 10 Domica</text:p>
          </table:table-cell>
          <table:table-cell table:number-columns-repeated="2" table:style-name="ce10" office:value-type="string" calcext:value-type="string">
            <text:p>Power X Domic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2]&lt;=50;&quot;normal&quot;;IF([.E162]&lt;=70;&quot;rare&quot;;IF([.E162]&lt;100;&quot;legendary&quot;;IF([.E162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domica”]]</text:p>
          </table:table-cell>
          <table:table-cell table:style-name="ce10" office:value-type="string" calcext:value-type="string">
            <text:p>crt_poder10_domica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1" svg:width="2.899cm" svg:height="2.176cm" svg:x="85.004cm" svg:y="152.981cm" draw:caption-point-x="-0.61cm" draw:caption-point-y="1.51cm">
              <dc:creator>Autoría desconocida</dc:creator>
              <dc:date>2024-02-08T00:00:00</dc:date>
              <text:p>- La próxima <text:s/>2 criaturas que el oponente gire será desgirada (no se activará).</text:p>
            </office:annotation>
            <text:p>[{”block_spin_opponent_creature”:2}]</text:p>
          </table:table-cell>
          <table:table-cell table:style-name="ce10" office:value-type="string" calcext:value-type="string">
            <text:p>[{“pay”:0,”inc_owner_power”:1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Poder x 10 Natural</text:p>
          </table:table-cell>
          <table:table-cell table:number-columns-repeated="2" table:style-name="ce10" office:value-type="string" calcext:value-type="string">
            <text:p>Power X Natu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3]&lt;=50;&quot;normal&quot;;IF([.E163]&lt;=70;&quot;rare&quot;;IF([.E163]&lt;100;&quot;legendary&quot;;IF([.E16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atural”]]</text:p>
          </table:table-cell>
          <table:table-cell table:style-name="ce10" office:value-type="string" calcext:value-type="string">
            <text:p>crt_poder10_natu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inc_owner_life”:20}]</text:p>
          </table:table-cell>
          <table:table-cell table:style-name="ce10" office:value-type="string" calcext:value-type="string">
            <text:p>[{“pay”:0,”inc_owner_power”:1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Poder x 10 Poderal</text:p>
          </table:table-cell>
          <table:table-cell table:number-columns-repeated="2" table:style-name="ce10" office:value-type="string" calcext:value-type="string">
            <text:p>Power X Pode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4]&lt;=50;&quot;normal&quot;;IF([.E164]&lt;=70;&quot;rare&quot;;IF([.E164]&lt;100;&quot;legendary&quot;;IF([.E16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poderal”]]</text:p>
          </table:table-cell>
          <table:table-cell table:style-name="ce10" office:value-type="string" calcext:value-type="string">
            <text:p>crt_poder10_pode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dec_opponent_life”:15}]</text:p>
          </table:table-cell>
          <table:table-cell table:style-name="ce10" office:value-type="string" calcext:value-type="string">
            <text:p>[{“pay”:0,”inc_owner_power”:1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Rebolt</text:p>
          </table:table-cell>
          <table:table-cell table:number-columns-repeated="2" table:style-name="ce10" office:value-type="string" calcext:value-type="string">
            <text:p>Rebolt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165]&lt;=50;&quot;normal&quot;;IF([.E165]&lt;=70;&quot;rare&quot;;IF([.E165]&lt;100;&quot;legendary&quot;;IF([.E16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normal”], [“magic”, “white”]]</text:p>
          </table:table-cell>
          <table:table-cell table:style-name="ce10" office:value-type="string" calcext:value-type="string">
            <text:p>crt_rebolt_g.jpg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0,”inc_self_defense”:2, “limit”:-1}]</text:p>
          </table:table-cell>
          <table:table-cell table:style-name="ce10" office:value-type="string" calcext:value-type="string">
            <text:p>[{“can_defend_multiple_times”: 2}]</text:p>
          </table:table-cell>
          <table:table-cell table:number-columns-repeated="4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Urgul Mayor</text:p>
          </table:table-cell>
          <table:table-cell table:style-name="ce10" office:value-type="string" calcext:value-type="string">
            <text:p>Urgul Mayor</text:p>
          </table:table-cell>
          <table:table-cell table:style-name="ce10" office:value-type="string" calcext:value-type="string">
            <text:p>Great Urgu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6]&lt;=50;&quot;normal&quot;;IF([.E166]&lt;=70;&quot;rare&quot;;IF([.E166]&lt;100;&quot;legendary&quot;;IF([.E16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urgul_mayor_g.jp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can_attack_multiple_times”: 2}</text:span>]</text:p>
          </table:table-cell>
          <table:table-cell table:number-columns-repeated="4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Acrum</text:p>
          </table:table-cell>
          <table:table-cell table:number-columns-repeated="2" table:style-name="ce10" office:value-type="string" calcext:value-type="string">
            <text:p>Acrum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67]&lt;=50;&quot;normal&quot;;IF([.E167]&lt;=70;&quot;rare&quot;;IF([.E167]&lt;100;&quot;legendary&quot;;IF([.E167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acrum_g.jpg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6,“alter_opponent_field”: {“do”: “destroy”, “quantity”: 1, “type”: “creature”}</text:span>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Arienel</text:p>
          </table:table-cell>
          <table:table-cell table:number-columns-repeated="2" table:style-name="ce10" office:value-type="string" calcext:value-type="string">
            <text:p>Arienel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68]&lt;=50;&quot;normal&quot;;IF([.E168]&lt;=70;&quot;rare&quot;;IF([.E168]&lt;100;&quot;legendary&quot;;IF([.E16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ind”], [“size”, “normal”]]</text:p>
          </table:table-cell>
          <table:table-cell table:style-name="ce10" office:value-type="string" calcext:value-type="string">
            <text:p>crt_arienel_g.jpg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Escudal x 4</text:p>
          </table:table-cell>
          <table:table-cell table:style-name="ce10" office:value-type="string" calcext:value-type="string">
            <text:p>Escudal IV</text:p>
          </table:table-cell>
          <table:table-cell table:style-name="ce10" office:value-type="string" calcext:value-type="string">
            <text:p>Scud IV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69]&lt;=50;&quot;normal&quot;;IF([.E169]&lt;=70;&quot;rare&quot;;IF([.E169]&lt;100;&quot;legendary&quot;;IF([.E169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[[“amulet”, “armor”], [“magic”, “white”]]</text:p>
          </table:table-cell>
          <table:table-cell table:style-name="ce10" office:value-type="string" calcext:value-type="string">
            <text:p>crt_escudal4_g.jpg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7,”inc_holder_defense”:10, “limit”:3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Alendrar</text:p>
          </table:table-cell>
          <table:table-cell table:number-columns-repeated="2" table:style-name="ce10" office:value-type="string" calcext:value-type="string">
            <text:p>Alendrar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70]&lt;=50;&quot;normal&quot;;IF([.E170]&lt;=70;&quot;rare&quot;;IF([.E170]&lt;100;&quot;legendary&quot;;IF([.E17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host”], [“size”, “normal”]]</text:p>
          </table:table-cell>
          <table:table-cell table:style-name="ce10" office:value-type="string" calcext:value-type="string">
            <text:p>crt_alendrar_g.jpg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Barrera Mistica x 2</text:p>
          </table:table-cell>
          <table:table-cell table:style-name="ce10" office:value-type="string" calcext:value-type="string">
            <text:p>Barrera Mística II</text:p>
          </table:table-cell>
          <table:table-cell table:style-name="ce10" office:value-type="string" calcext:value-type="string">
            <text:p>Mystic Barrier II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71]&lt;=50;&quot;normal&quot;;IF([.E171]&lt;=70;&quot;rare&quot;;IF([.E171]&lt;100;&quot;legendary&quot;;IF([.E17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green”]]</text:p>
          </table:table-cell>
          <table:table-cell table:style-name="ce10" office:value-type="string" calcext:value-type="string">
            <text:p>crt_barrera_mistica2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8, “alter_opponent_field”: {“do”: “delete_mystic_status_from_all_creatures”}, “limit”: 1}, {“pay”:2, “alter_owner_field”: {“do”: “inc_defense_in_all_creatures”, “quantity”: 6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Dragon esqueleto</text:p>
          </table:table-cell>
          <table:table-cell table:style-name="ce10" office:value-type="string" calcext:value-type="string">
            <text:p>Dragón Esqueleto</text:p>
          </table:table-cell>
          <table:table-cell table:style-name="ce10" office:value-type="string" calcext:value-type="string">
            <text:p>Skeletic Dragon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72]&lt;=50;&quot;normal&quot;;IF([.E172]&lt;=70;&quot;rare&quot;;IF([.E172]&lt;100;&quot;legendary&quot;;IF([.E17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colossal”]]</text:p>
          </table:table-cell>
          <table:table-cell table:style-name="ce10" office:value-type="string" calcext:value-type="string">
            <text:p>crt_dragon_esqueleto_g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can_attack_multiple_times”: 2}</text:span>]</text:p>
          </table:table-cell>
          <table:table-cell table:number-columns-repeated="4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Drakar</text:p>
          </table:table-cell>
          <table:table-cell table:number-columns-repeated="2" table:style-name="ce10" office:value-type="string" calcext:value-type="string">
            <text:p>Drakar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173]&lt;=50;&quot;normal&quot;;IF([.E173]&lt;=70;&quot;rare&quot;;IF([.E173]&lt;100;&quot;legendary&quot;;IF([.E173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, [“magic”, “blue”]]</text:p>
          </table:table-cell>
          <table:table-cell table:style-name="ce10" office:value-type="string" calcext:value-type="string">
            <text:p>crt_drakar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”inc_self_attack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Elfo Oscuro</text:p>
          </table:table-cell>
          <table:table-cell table:style-name="ce10" office:value-type="string" calcext:value-type="string">
            <text:p>Elfo Oscuro</text:p>
          </table:table-cell>
          <table:table-cell table:style-name="ce10" office:value-type="string" calcext:value-type="string">
            <text:p>Dark Elf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74]&lt;=50;&quot;normal&quot;;IF([.E174]&lt;=70;&quot;rare&quot;;IF([.E174]&lt;100;&quot;legendary&quot;;IF([.E17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, [“magic”, “red”]]</text:p>
          </table:table-cell>
          <table:table-cell table:style-name="ce10" office:value-type="string" calcext:value-type="string">
            <text:p>crt_elfo_oscuro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and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inc_owner_life”:20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Kurth Arth x 2</text:p>
          </table:table-cell>
          <table:table-cell table:number-columns-repeated="2" table:style-name="ce10" office:value-type="string" calcext:value-type="string">
            <text:p>Kurth Arth II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75]&lt;=50;&quot;normal&quot;;IF([.E175]&lt;=70;&quot;rare&quot;;IF([.E175]&lt;100;&quot;legendary&quot;;IF([.E17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kurth_arth2_g.jpg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25,“alter_opponent_field”: {“do”: “destroy”, “quantity”: 1, “type”: “amulet”}</text:span>, “limit”:2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Poder Mental x 5</text:p>
          </table:table-cell>
          <table:table-cell table:style-name="ce10" office:value-type="string" calcext:value-type="string">
            <text:p>Poder Mental V</text:p>
          </table:table-cell>
          <table:table-cell table:style-name="ce10" office:value-type="string" calcext:value-type="string">
            <text:p>Mental Power V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176]&lt;=50;&quot;normal&quot;;IF([.E176]&lt;=70;&quot;rare&quot;;IF([.E176]&lt;100;&quot;legendary&quot;;IF([.E17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5_g.jpg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5" svg:width="2.899cm" svg:height="4.546cm" svg:x="65.34cm" svg:y="166.352cm" draw:caption-point-x="-0.61cm" draw:caption-point-y="1.51cm">
              <dc:creator>Autoría desconocida</dc:creator>
              <dc:date>2024-02-09T00:00:00</dc:date>
              <text:p>- El próximo poder que el oponente gire será desgirada (no se activará).</text:p>
              <text:p/>
              <text:p><text:span text:style-name="T1">- La próxima criatura</text:span> que el oponente gire será desgirada (no se activará).</text:p>
            </office:annotation>
            <text:p><text:span text:style-name="T2">[{“pay”:6,”block_spin_opponent_power”:1, “limit”:1},</text:span>{“pay”:6,”block_spin_opponent_creature”:2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Poder x 12 Mayor</text:p>
          </table:table-cell>
          <table:table-cell table:style-name="ce10" office:value-type="string" calcext:value-type="string">
            <text:p>Poder Mayor XII</text:p>
          </table:table-cell>
          <table:table-cell table:style-name="ce10" office:value-type="string" calcext:value-type="string">
            <text:p>Great Power X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77]&lt;=50;&quot;normal&quot;;IF([.E177]&lt;=70;&quot;rare&quot;;IF([.E177]&lt;100;&quot;legendary&quot;;IF([.E177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, [“magic”, “green”]]</text:p>
          </table:table-cell>
          <table:table-cell table:style-name="ce10" office:value-type="string" calcext:value-type="string">
            <text:p>crt_poder12_mayor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draw_cards”: 1}, {”block_spin_opponent_creature”:2}</text:span>]</text:p>
          </table:table-cell>
          <table:table-cell table:style-name="ce10" office:value-type="string" calcext:value-type="string">
            <text:p>[{“pay”:0,”inc_owner_power”:12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Afal</text:p>
          </table:table-cell>
          <table:table-cell table:number-columns-repeated="2" table:style-name="ce10" office:value-type="string" calcext:value-type="string">
            <text:p>Afal</text:p>
          </table:table-cell>
          <table:table-cell table:style-name="ce2" office:value-type="float" office:value="1" calcext:value-type="float">
            <text:p>1</text:p>
          </table:table-cell>
          <table:table-cell table:style-name="ce15" table:formula="of:=IF([.E178]&lt;=50;&quot;normal&quot;;IF([.E178]&lt;=70;&quot;rare&quot;;IF([.E178]&lt;100;&quot;legendary&quot;;IF([.E178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size”, “big”]]</text:p>
          </table:table-cell>
          <table:table-cell table:style-name="ce10" office:value-type="string" calcext:value-type="string">
            <text:p>crt_afal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Drenador x 3</text:p>
          </table:table-cell>
          <table:table-cell table:style-name="ce10" office:value-type="string" calcext:value-type="string">
            <text:p>Drenador III</text:p>
          </table:table-cell>
          <table:table-cell table:style-name="ce10" office:value-type="string" calcext:value-type="string">
            <text:p>Drainer III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79]&lt;=50;&quot;normal&quot;;IF([.E179]&lt;=70;&quot;rare&quot;;IF([.E179]&lt;100;&quot;legendary&quot;;IF([.E17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, [“magic”, “blue”]]</text:p>
          </table:table-cell>
          <table:table-cell table:style-name="ce10" office:value-type="string" calcext:value-type="string">
            <text:p>crt_drenador3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3,”dec_opponent_life”:10, “limit”:1}, {“pay”:3, “alter_owner_field” : {“do”: “inc_attack_in_all_creatures”, “quantity”: 4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Dragor</text:p>
          </table:table-cell>
          <table:table-cell table:number-columns-repeated="2" table:style-name="ce10" office:value-type="string" calcext:value-type="string">
            <text:p>Dragor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80]&lt;=50;&quot;normal&quot;;IF([.E180]&lt;=70;&quot;rare&quot;;IF([.E180]&lt;100;&quot;legendary&quot;;IF([.E180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dragor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Grifo</text:p>
          </table:table-cell>
          <table:table-cell table:style-name="ce10" office:value-type="string" calcext:value-type="string">
            <text:p>Grifo</text:p>
          </table:table-cell>
          <table:table-cell table:style-name="ce10" office:value-type="string" calcext:value-type="string">
            <text:p>Griffin</text:p>
          </table:table-cell>
          <table:table-cell table:style-name="ce2" office:value-type="float" office:value="79" calcext:value-type="float">
            <text:p>79</text:p>
          </table:table-cell>
          <table:table-cell table:style-name="ce15" table:formula="of:=IF([.E181]&lt;=50;&quot;normal&quot;;IF([.E181]&lt;=70;&quot;rare&quot;;IF([.E181]&lt;100;&quot;legendary&quot;;IF([.E18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, [“magic”, “blue”]]</text:p>
          </table:table-cell>
          <table:table-cell table:style-name="ce10" office:value-type="string" calcext:value-type="string">
            <text:p>crt_grifo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2,”inc_self_attack”:5, “limit”: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3" table:style-name="ce6" office:value-type="string" calcext:value-type="string">
            <text:p>Argnathor Amet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82]&lt;=50;&quot;normal&quot;;IF([.E182]&lt;=70;&quot;rare&quot;;IF([.E182]&lt;100;&quot;legendary&quot;;IF([.E182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dragon”, “normal”], [“size”, “colossal”],[“magic”, “black”]]</text:p>
          </table:table-cell>
          <table:table-cell table:style-name="ce10" office:value-type="string" calcext:value-type="string">
            <text:p>crt_argnathor_ametal_g.jpg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0,”inc_self_attack”:1, “limit”:-1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{“alter_opponent_field”: {“do”: “destroy”, “quantity”: 2, “type”: “amulet”}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Chimera Menor</text:p>
          </table:table-cell>
          <table:table-cell table:style-name="ce10" office:value-type="string" calcext:value-type="string">
            <text:p>Quimera Menor</text:p>
          </table:table-cell>
          <table:table-cell table:style-name="ce10" office:value-type="string" calcext:value-type="string">
            <text:p>Lesser Chimera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formula="of:=IF([.E183]&lt;=50;&quot;normal&quot;;IF([.E183]&lt;=70;&quot;rare&quot;;IF([.E183]&lt;100;&quot;legendary&quot;;IF([.E183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chimera_menor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Enher</text:p>
          </table:table-cell>
          <table:table-cell table:number-columns-repeated="2" table:style-name="ce10" office:value-type="string" calcext:value-type="string">
            <text:p>Enher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84]&lt;=50;&quot;normal&quot;;IF([.E184]&lt;=70;&quot;rare&quot;;IF([.E184]&lt;100;&quot;legendary&quot;;IF([.E18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energy”], [“size”, “normal”], [“magic”, “blue”]]</text:p>
          </table:table-cell>
          <table:table-cell table:style-name="ce10" office:value-type="string" calcext:value-type="string">
            <text:p>crt_enher_g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4,”inc_self_attack”:9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Fuente de vida x 4</text:p>
          </table:table-cell>
          <table:table-cell table:style-name="ce10" office:value-type="string" calcext:value-type="string">
            <text:p>Fuente de Vida IV</text:p>
          </table:table-cell>
          <table:table-cell table:style-name="ce10" office:value-type="string" calcext:value-type="string">
            <text:p>Life Fountain IV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85]&lt;=50;&quot;normal&quot;;IF([.E185]&lt;=70;&quot;rare&quot;;IF([.E185]&lt;100;&quot;legendary&quot;;IF([.E18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fuente_vida4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,”inc_owner_life”:17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Paladin</text:p>
          </table:table-cell>
          <table:table-cell table:style-name="ce10" office:value-type="string" calcext:value-type="string">
            <text:p>Paladín</text:p>
          </table:table-cell>
          <table:table-cell table:style-name="ce10" office:value-type="string" calcext:value-type="string">
            <text:p>Paladin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186]&lt;=50;&quot;normal&quot;;IF([.E186]&lt;=70;&quot;rare&quot;;IF([.E186]&lt;100;&quot;legendary&quot;;IF([.E18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]</text:p>
          </table:table-cell>
          <table:table-cell table:style-name="ce10" office:value-type="string" calcext:value-type="string">
            <text:p>crt_paladin_g.jpg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3,”inc_self_attack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Poder x 15</text:p>
          </table:table-cell>
          <table:table-cell table:style-name="ce10" office:value-type="string" calcext:value-type="string">
            <text:p>Poder XV</text:p>
          </table:table-cell>
          <table:table-cell table:style-name="ce10" office:value-type="string" calcext:value-type="string">
            <text:p>Power XV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187]&lt;=50;&quot;normal&quot;;IF([.E187]&lt;=70;&quot;rare&quot;;IF([.E187]&lt;100;&quot;legendary&quot;;IF([.E18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15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Poder x 15 Ametal</text:p>
          </table:table-cell>
          <table:table-cell table:style-name="ce10" office:value-type="string" calcext:value-type="string">
            <text:p>Poder XV Ametal</text:p>
          </table:table-cell>
          <table:table-cell table:style-name="ce10" office:value-type="string" calcext:value-type="string">
            <text:p>Power XV Amet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88]&lt;=50;&quot;normal&quot;;IF([.E188]&lt;=70;&quot;rare&quot;;IF([.E188]&lt;100;&quot;legendary&quot;;IF([.E188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metal”], [“magic”, “black”]]</text:p>
          </table:table-cell>
          <table:table-cell table:style-name="ce10" office:value-type="string" calcext:value-type="string">
            <text:p>crt_poder15_amet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alter_opponent_field”: {“do”: “destroy”, “quantity”: 1, “type”: “amulet”}}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Poder x 15 Domica</text:p>
          </table:table-cell>
          <table:table-cell table:style-name="ce10" office:value-type="string" calcext:value-type="string">
            <text:p>Poder XV Domica</text:p>
          </table:table-cell>
          <table:table-cell table:style-name="ce10" office:value-type="string" calcext:value-type="string">
            <text:p>Power XV Domic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89]&lt;=50;&quot;normal&quot;;IF([.E189]&lt;=70;&quot;rare&quot;;IF([.E189]&lt;100;&quot;legendary&quot;;IF([.E189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domica”], [“magic”, “green”]]</text:p>
          </table:table-cell>
          <table:table-cell table:style-name="ce10" office:value-type="string" calcext:value-type="string">
            <text:p>crt_poder15_domica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”block_spin_opponent_creature”:3}</text:span>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Poder x 15 Natural</text:p>
          </table:table-cell>
          <table:table-cell table:style-name="ce10" office:value-type="string" calcext:value-type="string">
            <text:p>Poder XV Natural</text:p>
          </table:table-cell>
          <table:table-cell table:style-name="ce10" office:value-type="string" calcext:value-type="string">
            <text:p>Power XV Natu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90]&lt;=50;&quot;normal&quot;;IF([.E190]&lt;=70;&quot;rare&quot;;IF([.E190]&lt;100;&quot;legendary&quot;;IF([.E19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atural”], [“magic”, “black”]]</text:p>
          </table:table-cell>
          <table:table-cell table:style-name="ce10" office:value-type="string" calcext:value-type="string">
            <text:p>crt_poder15_natu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alter_opponent_field”: {“do”: “destroy”, “quantity”: 1, “type”: “creature”}}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Poder x 15 Poderal</text:p>
          </table:table-cell>
          <table:table-cell table:style-name="ce10" office:value-type="string" calcext:value-type="string">
            <text:p>Poder XV Poderal</text:p>
          </table:table-cell>
          <table:table-cell table:style-name="ce10" office:value-type="string" calcext:value-type="string">
            <text:p>Power XV Pode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91]&lt;=50;&quot;normal&quot;;IF([.E191]&lt;=70;&quot;rare&quot;;IF([.E191]&lt;100;&quot;legendary&quot;;IF([.E191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poderal”], [“magic”, “black”]]</text:p>
          </table:table-cell>
          <table:table-cell table:style-name="ce10" office:value-type="string" calcext:value-type="string">
            <text:p>crt_poder15_poderal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alter_opponent_field”: {“do”: “destroy”, “quantity”: 1, “type”: “power”}}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Poderador x 4</text:p>
          </table:table-cell>
          <table:table-cell table:style-name="ce10" office:value-type="string" calcext:value-type="string">
            <text:p>Poderador IV</text:p>
          </table:table-cell>
          <table:table-cell table:style-name="ce10" office:value-type="string" calcext:value-type="string">
            <text:p>Powereder IV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192]&lt;=50;&quot;normal&quot;;IF([.E192]&lt;=70;&quot;rare&quot;;IF([.E192]&lt;100;&quot;legendary&quot;;IF([.E19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blue”]]</text:p>
          </table:table-cell>
          <table:table-cell table:style-name="ce10" office:value-type="string" calcext:value-type="string">
            <text:p>crt_poderador4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5, “alter_owner_field” : {“do”: “inc_defense_in_all_creatures”, “quantity”: 4}, “limit”: 1}, {“pay”:5, “alter_owner_field” : {“do”: “inc_attack_in_all_creatures”, “quantity”: 4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Rueda</text:p>
          </table:table-cell>
          <table:table-cell table:style-name="ce10" office:value-type="string" calcext:value-type="string">
            <text:p>Rueda</text:p>
          </table:table-cell>
          <table:table-cell table:style-name="ce10" office:value-type="string" calcext:value-type="string">
            <text:p>Wheel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93]&lt;=50;&quot;normal&quot;;IF([.E193]&lt;=70;&quot;rare&quot;;IF([.E193]&lt;100;&quot;legendary&quot;;IF([.E19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rueda_g.jpg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12, “draw_cards”: 1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Ruinthz</text:p>
          </table:table-cell>
          <table:table-cell table:number-columns-repeated="2" table:style-name="ce10" office:value-type="string" calcext:value-type="string">
            <text:p>Ruinthz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94]&lt;=50;&quot;normal&quot;;IF([.E194]&lt;=70;&quot;rare&quot;;IF([.E194]&lt;100;&quot;legendary&quot;;IF([.E19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ruinthz_g.jpg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20, “limit”:1, “alter_opponent_field”: {“do”: “destroy”, “quantity”: 1, “type”: “power”}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Titan</text:p>
          </table:table-cell>
          <table:table-cell table:style-name="ce10" office:value-type="string" calcext:value-type="string">
            <text:p>Titán</text:p>
          </table:table-cell>
          <table:table-cell table:style-name="ce10" office:value-type="string" calcext:value-type="string">
            <text:p>Titan</text:p>
          </table:table-cell>
          <table:table-cell table:style-name="ce2" office:value-type="float" office:value="81" calcext:value-type="float">
            <text:p>81</text:p>
          </table:table-cell>
          <table:table-cell table:style-name="ce15" table:formula="of:=IF([.E195]&lt;=50;&quot;normal&quot;;IF([.E195]&lt;=70;&quot;rare&quot;;IF([.E195]&lt;100;&quot;legendary&quot;;IF([.E19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<text:span text:style-name="T2">[[“humanoid”, “giant”], [“size”, “big”],  [“magic”, “blue”]</text:span>]</text:p>
          </table:table-cell>
          <table:table-cell table:style-name="ce10" office:value-type="string" calcext:value-type="string">
            <text:p>crt_titan_g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2,”inc_self_attack”:9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Acrum x 2</text:p>
          </table:table-cell>
          <table:table-cell table:style-name="ce10" office:value-type="string" calcext:value-type="string">
            <text:p>Acrum II</text:p>
          </table:table-cell>
          <table:table-cell table:style-name="ce10" office:value-type="string" calcext:value-type="string">
            <text:p>Acum 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96]&lt;=50;&quot;normal&quot;;IF([.E196]&lt;=70;&quot;rare&quot;;IF([.E196]&lt;100;&quot;legendary&quot;;IF([.E19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acrum2_g.jpg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16, “limit”:1, “alter_opponent_field”: {“do”: “destroy”, “quantity”: 2, “type”: “creature”}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Draconia</text:p>
          </table:table-cell>
          <table:table-cell table:number-columns-repeated="2" table:style-name="ce10" office:value-type="string" calcext:value-type="string">
            <text:p>Draconi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197]&lt;=50;&quot;normal&quot;;IF([.E197]&lt;=70;&quot;rare&quot;;IF([.E197]&lt;100;&quot;legendary&quot;;IF([.E197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<text:span text:style-name="T2">[[“magic”, “red”], [“magic”, “blue”]</text:span>]</text:p>
          </table:table-cell>
          <table:table-cell table:style-name="ce10" office:value-type="string" calcext:value-type="string">
            <text:p>crt_draconia_g.jpg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5,”dec_opponent_life”:15, “limit”:1}, {“pay”:15, “alter_owner_field” : {“do”: “inc_attack_in_all_creatures”, “quantity”: 10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Espiritu del mar</text:p>
          </table:table-cell>
          <table:table-cell table:style-name="ce10" office:value-type="string" calcext:value-type="string">
            <text:p>Espíritu del Mar</text:p>
          </table:table-cell>
          <table:table-cell table:style-name="ce10" office:value-type="string" calcext:value-type="string">
            <text:p>Sea Spirit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198]&lt;=50;&quot;normal&quot;;IF([.E198]&lt;=70;&quot;rare&quot;;IF([.E198]&lt;100;&quot;legendary&quot;;IF([.E19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host”], [“size”, “small”], [“magic”, “blue”]]</text:p>
          </table:table-cell>
          <table:table-cell table:style-name="ce10" office:value-type="string" calcext:value-type="string">
            <text:p>crt_espiritu_mar_g.jpg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,”inc_self_attack”:9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Maderal</text:p>
          </table:table-cell>
          <table:table-cell table:number-columns-repeated="2" table:style-name="ce10" office:value-type="string" calcext:value-type="string">
            <text:p>Maderal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199]&lt;=50;&quot;normal&quot;;IF([.E199]&lt;=70;&quot;rare&quot;;IF([.E199]&lt;100;&quot;legendary&quot;;IF([.E19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plant”], [“size”, “big”], [“magic”, “blue”]]</text:p>
          </table:table-cell>
          <table:table-cell table:style-name="ce10" office:value-type="string" calcext:value-type="string">
            <text:p>crt_maderal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5,”inc_self_attack”:1, “limit”:8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Muralez x 2</text:p>
          </table:table-cell>
          <table:table-cell table:number-columns-repeated="2" table:style-name="ce10" office:value-type="string" calcext:value-type="string">
            <text:p>Muralez I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00]&lt;=50;&quot;normal&quot;;IF([.E200]&lt;=70;&quot;rare&quot;;IF([.E200]&lt;100;&quot;legendary&quot;;IF([.E20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]</text:p>
          </table:table-cell>
          <table:table-cell table:style-name="ce10" office:value-type="string" calcext:value-type="string">
            <text:p>crt_muralez2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3" svg:width="2.899cm" svg:height="4.941cm" svg:x="65.34cm" svg:y="190.517cm" draw:caption-point-x="-0.61cm" draw:caption-point-y="1.51cm">
              <dc:creator>Autoría desconocida</dc:creator>
              <dc:date>2024-02-08T00:00:00</dc:date>
              <text:p>Defensor(C.Def): Todas las criaturas en poder del aprendiz y que se encuentren invocadas en ese momento, seran convertidas en defensoras (solo por un turno)</text:p>
            </office:annotation>
            <text:p><text:span text:style-name="T2">[{“pay”:5,“alter_owner_field”: {“do”: “set_shield_to_all_creatures”, “quantity”: 1}, “limit”:1}, {“pay”:5, “alter_owner_field” : {“do”: “inc_defense_in_all_creatures”, “quantity”: 5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6" office:value-type="string" calcext:value-type="string">
            <text:p>Corrosivo</text:p>
          </table:table-cell>
          <table:table-cell table:style-name="ce10" office:value-type="string" calcext:value-type="string">
            <text:p>Corrosivo</text:p>
          </table:table-cell>
          <table:table-cell table:style-name="ce10" office:value-type="string" calcext:value-type="string">
            <text:p>Corrosive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01]&lt;=50;&quot;normal&quot;;IF([.E201]&lt;=70;&quot;rare&quot;;IF([.E201]&lt;100;&quot;legendary&quot;;IF([.E20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]</text:p>
          </table:table-cell>
          <table:table-cell table:style-name="ce10" office:value-type="string" calcext:value-type="string">
            <text:p>crt_corrosivo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Hermanos Elfo</text:p>
          </table:table-cell>
          <table:table-cell table:style-name="ce10" office:value-type="string" calcext:value-type="string">
            <text:p>Hermanos Elfo</text:p>
          </table:table-cell>
          <table:table-cell table:style-name="ce10" office:value-type="string" calcext:value-type="string">
            <text:p>Elf Brothers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02]&lt;=50;&quot;normal&quot;;IF([.E202]&lt;=70;&quot;rare&quot;;IF([.E202]&lt;100;&quot;legendary&quot;;IF([.E202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group”], [“magic”, “green”], [“magic”, “blue”]]</text:p>
          </table:table-cell>
          <table:table-cell table:style-name="ce10" office:value-type="string" calcext:value-type="string">
            <text:p>crt_hermanos_elfo_g.jpg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8,”inc_self_attack”:2, “limit”:5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draw_cards”: 2}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Kraken</text:p>
          </table:table-cell>
          <table:table-cell table:number-columns-repeated="2" table:style-name="ce10" office:value-type="string" calcext:value-type="string">
            <text:p>Kraken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03]&lt;=50;&quot;normal&quot;;IF([.E203]&lt;=70;&quot;rare&quot;;IF([.E203]&lt;100;&quot;legendary&quot;;IF([.E20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magic”, “blue”], [“size”, “colossal”]]</text:p>
          </table:table-cell>
          <table:table-cell table:style-name="ce10" office:value-type="string" calcext:value-type="string">
            <text:p>crt_kraken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20,”inc_self_attack”:1, “limit”:8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Poder Mental x 6</text:p>
          </table:table-cell>
          <table:table-cell table:style-name="ce10" office:value-type="string" calcext:value-type="string">
            <text:p>Poder Mental VI</text:p>
          </table:table-cell>
          <table:table-cell table:style-name="ce10" office:value-type="string" calcext:value-type="string">
            <text:p>Mental Power V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04]&lt;=50;&quot;normal&quot;;IF([.E204]&lt;=70;&quot;rare&quot;;IF([.E204]&lt;100;&quot;legendary&quot;;IF([.E20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6_g.jpg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5" svg:width="2.899cm" svg:height="4.546cm" svg:x="65.34cm" svg:y="195.844cm" draw:caption-point-x="-0.61cm" draw:caption-point-y="1.51cm">
              <dc:creator>Autoría desconocida</dc:creator>
              <dc:date>2024-02-09T00:00:00</dc:date>
              <text:p>- El próximo poder que el oponente gire será desgirada (no se activará).</text:p>
              <text:p/>
              <text:p><text:span text:style-name="T1">- La próxima criatura</text:span> que el oponente gire será desgirada (no se activará).</text:p>
            </office:annotation>
            <text:p><text:span text:style-name="T2">[{“pay”:6,”block_spin_opponent_power”:2, “limit”:1},</text:span>{“pay”:6,”block_spin_opponent_creature”:2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03" calcext:value-type="float">
            <text:p>203</text:p>
          </table:table-cell>
          <table:table-cell table:style-name="ce6" office:value-type="string" calcext:value-type="string">
            <text:p>Poder Mental x 7</text:p>
          </table:table-cell>
          <table:table-cell table:style-name="ce10" office:value-type="string" calcext:value-type="string">
            <text:p>Poder Mental VII</text:p>
          </table:table-cell>
          <table:table-cell table:style-name="ce10" office:value-type="string" calcext:value-type="string">
            <text:p>Mental Power VI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05]&lt;=50;&quot;normal&quot;;IF([.E205]&lt;=70;&quot;rare&quot;;IF([.E205]&lt;100;&quot;legendary&quot;;IF([.E20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7_g.jpg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5" svg:width="2.899cm" svg:height="4.546cm" svg:x="65.34cm" svg:y="196.832cm" draw:caption-point-x="-0.61cm" draw:caption-point-y="1.51cm">
              <dc:creator>Autoría desconocida</dc:creator>
              <dc:date>2024-02-09T00:00:00</dc:date>
              <text:p>- El próximo poder que el oponente gire será desgirada (no se activará).</text:p>
              <text:p/>
              <text:p><text:span text:style-name="T1">- La próxima criatura</text:span> que el oponente gire será desgirada (no se activará).</text:p>
            </office:annotation>
            <text:p><text:span text:style-name="T2">[</text:span>{“pay”:15,”block_spin_opponent_creature”:3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6" office:value-type="string" calcext:value-type="string">
            <text:p>Mohrg</text:p>
          </table:table-cell>
          <table:table-cell table:number-columns-repeated="2" table:style-name="ce10" office:value-type="string" calcext:value-type="string">
            <text:p>Mohrg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06]&lt;=50;&quot;normal&quot;;IF([.E206]&lt;=70;&quot;rare&quot;;IF([.E206]&lt;100;&quot;legendary&quot;;IF([.E206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undead”], [“size”, “normal”]]</text:p>
          </table:table-cell>
          <table:table-cell table:style-name="ce10" office:value-type="string" calcext:value-type="string">
            <text:p>crt_mohrg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197.361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Servidor</text:p>
          </table:table-cell>
          <table:table-cell table:style-name="ce10" office:value-type="string" calcext:value-type="string">
            <text:p>Servidor</text:p>
          </table:table-cell>
          <table:table-cell table:style-name="ce10" office:value-type="string" calcext:value-type="string">
            <text:p>Server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07]&lt;=50;&quot;normal&quot;;IF([.E207]&lt;=70;&quot;rare&quot;;IF([.E207]&lt;100;&quot;legendary&quot;;IF([.E20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magic”, “blue”], [“size”, “normal”]]</text:p>
          </table:table-cell>
          <table:table-cell table:style-name="ce10" office:value-type="string" calcext:value-type="string">
            <text:p>crt_servidor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3,”inc_self_attack”:6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06" calcext:value-type="float">
            <text:p>206</text:p>
          </table:table-cell>
          <table:table-cell table:style-name="ce6" office:value-type="string" calcext:value-type="string">
            <text:p>Arcangel</text:p>
          </table:table-cell>
          <table:table-cell table:style-name="ce10" office:value-type="string" calcext:value-type="string">
            <text:p>Arcángel</text:p>
          </table:table-cell>
          <table:table-cell table:style-name="ce10" office:value-type="string" calcext:value-type="string">
            <text:p>Archangel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08]&lt;=50;&quot;normal&quot;;IF([.E208]&lt;=70;&quot;rare&quot;;IF([.E208]&lt;100;&quot;legendary&quot;;IF([.E20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angel”], [“magic”, “white”], [“size”, “normal”]]</text:p>
          </table:table-cell>
          <table:table-cell table:style-name="ce10" office:value-type="string" calcext:value-type="string">
            <text:p>crt_arcangel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5,”inc_self_defense”:5, “limit”: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text:p>Demonio rojo</text:p>
          </table:table-cell>
          <table:table-cell table:style-name="ce10" office:value-type="string" calcext:value-type="string">
            <text:p>Demonio Rojo</text:p>
          </table:table-cell>
          <table:table-cell table:style-name="ce10" office:value-type="string" calcext:value-type="string">
            <text:p>Red Demon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209]&lt;=50;&quot;normal&quot;;IF([.E209]&lt;=70;&quot;rare&quot;;IF([.E209]&lt;100;&quot;legendary&quot;;IF([.E20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magic”, “blue”], [“size”, “normal”]]</text:p>
          </table:table-cell>
          <table:table-cell table:style-name="ce10" office:value-type="string" calcext:value-type="string">
            <text:p>crt_demonio_rojo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 “inc_self_attack”:4, “limit”: 5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01.241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4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208" calcext:value-type="float">
            <text:p>208</text:p>
          </table:table-cell>
          <table:table-cell table:style-name="ce6" office:value-type="string" calcext:value-type="string">
            <text:p>Flora</text:p>
          </table:table-cell>
          <table:table-cell table:number-columns-repeated="2" table:style-name="ce10" office:value-type="string" calcext:value-type="string">
            <text:p>Flor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10]&lt;=50;&quot;normal&quot;;IF([.E210]&lt;=70;&quot;rare&quot;;IF([.E210]&lt;100;&quot;legendary&quot;;IF([.E21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green”]]</text:p>
          </table:table-cell>
          <table:table-cell table:style-name="ce10" office:value-type="string" calcext:value-type="string">
            <text:p>crt_flora_g.jpg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3" svg:width="2.899cm" svg:height="4.941cm" svg:x="65.34cm" svg:y="202.688cm" draw:caption-point-x="-0.61cm" draw:caption-point-y="1.51cm">
              <dc:creator>Autoría desconocida</dc:creator>
              <dc:date>2024-02-08T00:00:00</dc:date>
              <text:p>Defensor(C.Def): Todas las criaturas en poder del aprendiz y que se encuentren invocadas en ese momento, seran convertidas en defensoras (solo por un turno)</text:p>
            </office:annotation>
            <text:p><text:span text:style-name="T2">[{“pay”:10,“alter_owner_field”: {“do”: “set_shield_to_all_creatures”, “quantity”: 1, “inc_defense”: 20}, “limit”:1}, {“pay”:15, “alter_opponent_field”: {“do”: “delete_mystic_status_from_all_creatures”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Veneno x 4</text:p>
          </table:table-cell>
          <table:table-cell table:style-name="ce10" office:value-type="string" calcext:value-type="string">
            <text:p>Veneno IV</text:p>
          </table:table-cell>
          <table:table-cell table:style-name="ce10" office:value-type="string" calcext:value-type="string">
            <text:p>Poison IV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211]&lt;=50;&quot;normal&quot;;IF([.E211]&lt;=70;&quot;rare&quot;;IF([.E211]&lt;100;&quot;legendary&quot;;IF([.E21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veneno4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7,”dec_opponent_life”:14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6" office:value-type="string" calcext:value-type="string">
            <text:p>Archer</text:p>
          </table:table-cell>
          <table:table-cell table:number-columns-repeated="2" table:style-name="ce10" office:value-type="string" calcext:value-type="string">
            <text:p>Archer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212]&lt;=50;&quot;normal&quot;;IF([.E212]&lt;=70;&quot;rare&quot;;IF([.E212]&lt;100;&quot;legendary&quot;;IF([.E21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magic”, “blue”], [“size”, “normal”]]</text:p>
          </table:table-cell>
          <table:table-cell table:style-name="ce10" office:value-type="string" calcext:value-type="string">
            <text:p>crt_archer_g.jp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 “inc_self_attack”:3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11" calcext:value-type="float">
            <text:p>211</text:p>
          </table:table-cell>
          <table:table-cell table:number-columns-repeated="3" table:style-name="ce6" office:value-type="string" calcext:value-type="string">
            <text:p>Argnathor Natur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13]&lt;=50;&quot;normal&quot;;IF([.E213]&lt;=70;&quot;rare&quot;;IF([.E213]&lt;100;&quot;legendary&quot;;IF([.E21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magic”, “black”], [“magic”, “green”], [“size”, “colossal”]]</text:p>
          </table:table-cell>
          <table:table-cell table:style-name="ce10" office:value-type="string" calcext:value-type="string">
            <text:p>crt_argnathor_natural_g.jpg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0, “inc_self_attack”:1, “limit”: -1}]</text:p>
          </table:table-cell>
          <table:table-cell table:style-name="ce10" office:value-type="string" calcext:value-type="string">
            <text:p>[]</text:p>
          </table:table-cell>
          <table:table-cell table:style-name="ce19" office:value-type="string" calcext:value-type="string">
            <text:p>[{“alter_opponent_field”: {“do”: “destroy”, “quantity”: 2, “type”: “creature”}}, {“draw_cards”:1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number-columns-repeated="2" table:style-name="ce6" office:value-type="string" calcext:value-type="string">
            <text:p>Caza Dragones</text:p>
          </table:table-cell>
          <table:table-cell table:style-name="ce10" office:value-type="string" calcext:value-type="string">
            <text:p>Dragon Hunter</text:p>
          </table:table-cell>
          <table:table-cell table:style-name="ce2" office:value-type="float" office:value="55" calcext:value-type="float">
            <text:p>55</text:p>
          </table:table-cell>
          <table:table-cell table:style-name="ce15" table:formula="of:=IF([.E214]&lt;=50;&quot;normal&quot;;IF([.E214]&lt;=70;&quot;rare&quot;;IF([.E214]&lt;100;&quot;legendary&quot;;IF([.E214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normal”], [“magic”, “white”]]</text:p>
          </table:table-cell>
          <table:table-cell table:style-name="ce10" office:value-type="string" calcext:value-type="string">
            <text:p>crt_caza_dragones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, “inc_self_defense”:9, “limit”: 5}]</text:p>
          </table:table-cell>
          <table:table-cell table:style-name="ce10" office:value-type="string" calcext:value-type="string">
            <text:p><text:span text:style-name="T2">[{“can_defend_multiple_times”: 2}</text:span>]</text:p>
          </table:table-cell>
          <table:table-cell table:number-columns-repeated="4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Hechizero Negro</text:p>
          </table:table-cell>
          <table:table-cell table:style-name="ce6" office:value-type="string" calcext:value-type="string">
            <text:p>Hechicero Negro</text:p>
          </table:table-cell>
          <table:table-cell table:style-name="ce10" office:value-type="string" calcext:value-type="string">
            <text:p>Black Wizzard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215]&lt;=50;&quot;normal&quot;;IF([.E215]&lt;=70;&quot;rare&quot;;IF([.E215]&lt;100;&quot;legendary&quot;;IF([.E21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magic”, “blue”], [“size”, “normal”]]</text:p>
          </table:table-cell>
          <table:table-cell table:style-name="ce10" office:value-type="string" calcext:value-type="string">
            <text:p>crt_hechizero_negro_g.jp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3, “inc_self_attack”:9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Hombre Angel</text:p>
          </table:table-cell>
          <table:table-cell table:style-name="ce6" office:value-type="string" calcext:value-type="string">
            <text:p>Hombre Ángel</text:p>
          </table:table-cell>
          <table:table-cell table:style-name="ce10" office:value-type="string" calcext:value-type="string">
            <text:p>Angelic Man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16]&lt;=50;&quot;normal&quot;;IF([.E216]&lt;=70;&quot;rare&quot;;IF([.E216]&lt;100;&quot;legendary&quot;;IF([.E21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angel”], [“magic”, “red”], [“magic”, “blue”],[“size”, “normal”]]</text:p>
          </table:table-cell>
          <table:table-cell table:style-name="ce10" office:value-type="string" calcext:value-type="string">
            <text:p>crt_hombre_angel_g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, “inc_self_attack”:3, “limit”: 5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{“dec_opponent_life”:10}, {“inc_owner_life”:15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Poder x 15 Mayor</text:p>
          </table:table-cell>
          <table:table-cell table:style-name="ce6" office:value-type="string" calcext:value-type="string">
            <text:p>Poder XV Mayor</text:p>
          </table:table-cell>
          <table:table-cell table:style-name="ce10" office:value-type="string" calcext:value-type="string">
            <text:p>Great Power XV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17]&lt;=50;&quot;normal&quot;;IF([.E217]&lt;=70;&quot;rare&quot;;IF([.E217]&lt;100;&quot;legendary&quot;;IF([.E217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, [“magic”, “green”]]</text:p>
          </table:table-cell>
          <table:table-cell table:style-name="ce10" office:value-type="string" calcext:value-type="string">
            <text:p>crt_poder15_mayor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draw_cards”: 2}, {”block_spin_opponent_creature”:2}</text:span>]</text:p>
          </table:table-cell>
          <table:table-cell table:style-name="ce10" office:value-type="string" calcext:value-type="string">
            <text:p>[{“pay”:0,”inc_owner_power”:15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number-columns-repeated="2" table:style-name="ce6" office:value-type="string" calcext:value-type="string">
            <text:p>Gith</text:p>
          </table:table-cell>
          <table:table-cell table:style-name="ce10" office:value-type="string" calcext:value-type="string">
            <text:p>Gith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18]&lt;=50;&quot;normal&quot;;IF([.E218]&lt;=70;&quot;rare&quot;;IF([.E218]&lt;100;&quot;legendary&quot;;IF([.E21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normal”], [“size”, “group”]]</text:p>
          </table:table-cell>
          <table:table-cell table:style-name="ce10" office:value-type="string" calcext:value-type="string">
            <text:p>crt_gith_g.jp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12.424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number-columns-repeated="2" table:style-name="ce6" office:value-type="string" calcext:value-type="string">
            <text:p>HipoGrifo</text:p>
          </table:table-cell>
          <table:table-cell table:style-name="ce13" office:value-type="string" calcext:value-type="string">
            <text:p>Hippogriff 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19]&lt;=50;&quot;normal&quot;;IF([.E219]&lt;=70;&quot;rare&quot;;IF([.E219]&lt;100;&quot;legendary&quot;;IF([.E21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hipogrifo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218" calcext:value-type="float">
            <text:p>218</text:p>
          </table:table-cell>
          <table:table-cell table:number-columns-repeated="3" table:style-name="ce6" office:value-type="string" calcext:value-type="string">
            <text:p>Solemn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20]&lt;=50;&quot;normal&quot;;IF([.E220]&lt;=70;&quot;rare&quot;;IF([.E220]&lt;100;&quot;legendary&quot;;IF([.E22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, [“magic”, “black”]]</text:p>
          </table:table-cell>
          <table:table-cell table:style-name="ce10" office:value-type="string" calcext:value-type="string">
            <text:p>crt_solemn_g.jpg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 15, “limit”:1, “alter_opponent_field”: {“do”: “destroy”, “quantity”: 1, “type”: “power”}}, {“pay”:10,”block_spin_opponent_power”:2, “limit”:1},{“pay”:5,”block_spin_opponent_creature”:3, “limit”: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Chimera Mayor</text:p>
          </table:table-cell>
          <table:table-cell table:style-name="ce6" office:value-type="string" calcext:value-type="string">
            <text:p>Quimera Mayor</text:p>
          </table:table-cell>
          <table:table-cell table:style-name="ce10" office:value-type="string" calcext:value-type="string">
            <text:p>Great Chimera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21]&lt;=50;&quot;normal&quot;;IF([.E221]&lt;=70;&quot;rare&quot;;IF([.E221]&lt;100;&quot;legendary&quot;;IF([.E22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chimera_mayor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number-columns-repeated="2" table:style-name="ce6" office:value-type="string" calcext:value-type="string">
            <text:p>Elion</text:p>
          </table:table-cell>
          <table:table-cell table:style-name="ce10" office:value-type="string" calcext:value-type="string">
            <text:p>Elion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222]&lt;=50;&quot;normal&quot;;IF([.E222]&lt;=70;&quot;rare&quot;;IF([.E222]&lt;100;&quot;legendary&quot;;IF([.E222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fire”], [“size”, “small”], [“magic”, “blue”]]</text:p>
          </table:table-cell>
          <table:table-cell table:style-name="ce10" office:value-type="string" calcext:value-type="string">
            <text:p>crt_elion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7, “inc_self_attack”:6, “limit”: 5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17.293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Kurth Arth x 3</text:p>
          </table:table-cell>
          <table:table-cell table:number-columns-repeated="2" table:style-name="ce6" office:value-type="string" calcext:value-type="string">
            <text:p>Kurth Arth III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23]&lt;=50;&quot;normal&quot;;IF([.E223]&lt;=70;&quot;rare&quot;;IF([.E223]&lt;100;&quot;legendary&quot;;IF([.E22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kurth_arth3_g.jpg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 30, “limit”:1, “alter_opponent_field”: {“do”: “destroy”, “quantity”: 2, “type”: “amulet”}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Poder Mental x 8</text:p>
          </table:table-cell>
          <table:table-cell table:style-name="ce6" office:value-type="string" calcext:value-type="string">
            <text:p>Poder Mental VII</text:p>
          </table:table-cell>
          <table:table-cell table:style-name="ce10" office:value-type="string" calcext:value-type="string">
            <text:p>Mental Power VI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24]&lt;=50;&quot;normal&quot;;IF([.E224]&lt;=70;&quot;rare&quot;;IF([.E224]&lt;100;&quot;legendary&quot;;IF([.E22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8_g.jpg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5,”block_spin_opponent_creature”:4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Dragon azul</text:p>
          </table:table-cell>
          <table:table-cell table:style-name="ce6" office:value-type="string" calcext:value-type="string">
            <text:p>Dragón azul</text:p>
          </table:table-cell>
          <table:table-cell table:style-name="ce10" office:value-type="string" calcext:value-type="string">
            <text:p>Blue Dragon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225]&lt;=50;&quot;normal&quot;;IF([.E225]&lt;=70;&quot;rare&quot;;IF([.E225]&lt;100;&quot;legendary&quot;;IF([.E225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azul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19.798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1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Dragon verde</text:p>
          </table:table-cell>
          <table:table-cell table:style-name="ce6" office:value-type="string" calcext:value-type="string">
            <text:p>Dragón verde</text:p>
          </table:table-cell>
          <table:table-cell table:style-name="ce10" office:value-type="string" calcext:value-type="string">
            <text:p>Green Dragon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226]&lt;=50;&quot;normal&quot;;IF([.E226]&lt;=70;&quot;rare&quot;;IF([.E226]&lt;100;&quot;legendary&quot;;IF([.E22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verde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20.785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Escudal x 5</text:p>
          </table:table-cell>
          <table:table-cell table:style-name="ce6" office:value-type="string" calcext:value-type="string">
            <text:p>Escudal V</text:p>
          </table:table-cell>
          <table:table-cell table:style-name="ce10" office:value-type="string" calcext:value-type="string">
            <text:p>Scud V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27]&lt;=50;&quot;normal&quot;;IF([.E227]&lt;=70;&quot;rare&quot;;IF([.E227]&lt;100;&quot;legendary&quot;;IF([.E22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[[“amulet”, “armor”], [“magic”, “white”]]</text:p>
          </table:table-cell>
          <table:table-cell table:style-name="ce10" office:value-type="string" calcext:value-type="string">
            <text:p>crt_escudal5_g.jpg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holder_defense”:20, “limit”:2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Acrum x 3</text:p>
          </table:table-cell>
          <table:table-cell table:style-name="ce6" office:value-type="string" calcext:value-type="string">
            <text:p>Acrum III</text:p>
          </table:table-cell>
          <table:table-cell table:style-name="ce10" office:value-type="string" calcext:value-type="string">
            <text:p>Acrum I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28]&lt;=50;&quot;normal&quot;;IF([.E228]&lt;=70;&quot;rare&quot;;IF([.E228]&lt;100;&quot;legendary&quot;;IF([.E228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acrum3_g.jpg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20, “limit”:2, “alter_opponent_field”: {“do”: “destroy”, “quantity”: 2, “type”: “creature”}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6">
          <table:table-cell table:style-name="ce2" office:value-type="float" office:value="227" calcext:value-type="float">
            <text:p>227</text:p>
          </table:table-cell>
          <table:table-cell table:number-columns-repeated="2" table:style-name="ce6" office:value-type="string" calcext:value-type="string">
            <text:p>Ardala</text:p>
          </table:table-cell>
          <table:table-cell table:style-name="ce10" office:value-type="string" calcext:value-type="string">
            <text:p>Ardala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29]&lt;=50;&quot;normal&quot;;IF([.E229]&lt;=70;&quot;rare&quot;;IF([.E229]&lt;100;&quot;legendary&quot;;IF([.E229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ardala_g.jpg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 20, “limit”:1, “alter_opponent_field”: {“do”: “destroy”, “quantity”: 2, “type”: “creature”}}, {“pay”: 10, “limit”:1, “alter_opponent_field”: {“do”: “destroy”, “quantity”: 1, “type”: “power”}}, {“pay”: 10, “limit”:1, “alter_opponent_field”: {“do”: “destroy”, “quantity”: 1, “type”: “amulet”}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Dragon Helado</text:p>
          </table:table-cell>
          <table:table-cell table:style-name="ce6" office:value-type="string" calcext:value-type="string">
            <text:p>Dragón Helado</text:p>
          </table:table-cell>
          <table:table-cell table:style-name="ce10" office:value-type="string" calcext:value-type="string">
            <text:p>Ice Dragon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30]&lt;=50;&quot;normal&quot;;IF([.E230]&lt;=70;&quot;rare&quot;;IF([.E230]&lt;100;&quot;legendary&quot;;IF([.E23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helado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26.112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3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Gargola</text:p>
          </table:table-cell>
          <table:table-cell table:style-name="ce6" office:value-type="string" calcext:value-type="string">
            <text:p>Gárgola</text:p>
          </table:table-cell>
          <table:table-cell table:style-name="ce10" office:value-type="string" calcext:value-type="string">
            <text:p>Gargoyle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31]&lt;=50;&quot;normal&quot;;IF([.E231]&lt;=70;&quot;rare&quot;;IF([.E231]&lt;100;&quot;legendary&quot;;IF([.E23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]</text:p>
          </table:table-cell>
          <table:table-cell table:style-name="ce10" office:value-type="string" calcext:value-type="string">
            <text:p>crt_gargola_g.jpg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230" calcext:value-type="float">
            <text:p>230</text:p>
          </table:table-cell>
          <table:table-cell table:number-columns-repeated="3" table:style-name="ce6" office:value-type="string" calcext:value-type="string">
            <text:p>Argnathor Domic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32]&lt;=50;&quot;normal&quot;;IF([.E232]&lt;=70;&quot;rare&quot;;IF([.E232]&lt;100;&quot;legendary&quot;;IF([.E232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, [“magic”, “green”], [“magic”, “black”], [“magic”, “blue”]]</text:p>
          </table:table-cell>
          <table:table-cell table:style-name="ce10" office:value-type="string" calcext:value-type="string">
            <text:p>crt_argnathor_domic_g.jpg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80, “inc_self_attack”:1, “limit”: -1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1, “type”: “amulet”}}, {”block_spin_opponent_creature”:10}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Barrera Mistica x 3</text:p>
          </table:table-cell>
          <table:table-cell table:style-name="ce6" office:value-type="string" calcext:value-type="string">
            <text:p>Barrera Mística III</text:p>
          </table:table-cell>
          <table:table-cell table:style-name="ce10" office:value-type="string" calcext:value-type="string">
            <text:p>Mystic Barrier III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33]&lt;=50;&quot;normal&quot;;IF([.E233]&lt;=70;&quot;rare&quot;;IF([.E233]&lt;100;&quot;legendary&quot;;IF([.E23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green”]]</text:p>
          </table:table-cell>
          <table:table-cell table:style-name="ce10" office:value-type="string" calcext:value-type="string">
            <text:p>crt_barrera_mistica3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4, “alter_opponent_field”: {“do”: “delete_mystic_status_from_all_creatures”}, “limit”: 1}, {“pay”:4, “alter_owner_field”: {“do”: “inc_defense_in_all_creatures”, “quantity”: 15}, “limit”: 1}</text:span>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32" calcext:value-type="float">
            <text:p>232</text:p>
          </table:table-cell>
          <table:table-cell table:number-columns-repeated="2" table:style-name="ce6" office:value-type="string" calcext:value-type="string">
            <text:p>Elfo Brujo</text:p>
          </table:table-cell>
          <table:table-cell table:style-name="ce10" office:value-type="string" calcext:value-type="string">
            <text:p>Elf Warlock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34]&lt;=50;&quot;normal&quot;;IF([.E234]&lt;=70;&quot;rare&quot;;IF([.E234]&lt;100;&quot;legendary&quot;;IF([.E23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elf”], [“size”, “normal”], [“magic”, “black”], [“magic”, “blue”]]</text:p>
          </table:table-cell>
          <table:table-cell table:style-name="ce10" office:value-type="string" calcext:value-type="string">
            <text:p>crt_elfo_brujo_g.jp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 “inc_self_attack”:2, “limit”: 5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<text:span text:style-name="T2">[{“alter_opponent_field”: {“do”: “destroy”, “quantity”: 2, “type”: “power”}}</text:span>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Fuente de vida x 5</text:p>
          </table:table-cell>
          <table:table-cell table:style-name="ce6" office:value-type="string" calcext:value-type="string">
            <text:p>Fuente de Vida V</text:p>
          </table:table-cell>
          <table:table-cell table:style-name="ce10" office:value-type="string" calcext:value-type="string">
            <text:p>Life Fountain V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235]&lt;=50;&quot;normal&quot;;IF([.E235]&lt;=70;&quot;rare&quot;;IF([.E235]&lt;100;&quot;legendary&quot;;IF([.E23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fuente_vida5_g.jpg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inc_owner_life”:25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Gargola de Oro</text:p>
          </table:table-cell>
          <table:table-cell table:style-name="ce6" office:value-type="string" calcext:value-type="string">
            <text:p>Gárgola de Oro</text:p>
          </table:table-cell>
          <table:table-cell table:style-name="ce10" office:value-type="string" calcext:value-type="string">
            <text:p>Golden Gargoyle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236]&lt;=50;&quot;normal&quot;;IF([.E236]&lt;=70;&quot;rare&quot;;IF([.E236]&lt;100;&quot;legendary&quot;;IF([.E23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, [“magic”, “blue”]]</text:p>
          </table:table-cell>
          <table:table-cell table:style-name="ce10" office:value-type="string" calcext:value-type="string">
            <text:p>crt_gargola_oro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2, “inc_self_attack”:5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number-columns-repeated="2" table:style-name="ce6" office:value-type="string" calcext:value-type="string">
            <text:p>Incael</text:p>
          </table:table-cell>
          <table:table-cell table:style-name="ce10" office:value-type="string" calcext:value-type="string">
            <text:p>Incael</text:p>
          </table:table-cell>
          <table:table-cell table:style-name="ce2" office:value-type="float" office:value="79" calcext:value-type="float">
            <text:p>79</text:p>
          </table:table-cell>
          <table:table-cell table:style-name="ce15" table:formula="of:=IF([.E237]&lt;=50;&quot;normal&quot;;IF([.E237]&lt;=70;&quot;rare&quot;;IF([.E237]&lt;100;&quot;legendary&quot;;IF([.E23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, [“magic”, “blue”]]</text:p>
          </table:table-cell>
          <table:table-cell table:style-name="ce10" office:value-type="string" calcext:value-type="string">
            <text:p>crt_incael_g.jpg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6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Rueda x 2</text:p>
          </table:table-cell>
          <table:table-cell table:style-name="ce6" office:value-type="string" calcext:value-type="string">
            <text:p>Rueda II</text:p>
          </table:table-cell>
          <table:table-cell table:style-name="ce10" office:value-type="string" calcext:value-type="string">
            <text:p>Wheel II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38]&lt;=50;&quot;normal&quot;;IF([.E238]&lt;=70;&quot;rare&quot;;IF([.E238]&lt;100;&quot;legendary&quot;;IF([.E23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rueda2_g.jpg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20, “draw_cards”: 2, “limit”: 2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6">
          <table:table-cell table:style-name="ce2" office:value-type="float" office:value="237" calcext:value-type="float">
            <text:p>237</text:p>
          </table:table-cell>
          <table:table-cell table:number-columns-repeated="2" table:style-name="ce6" office:value-type="string" calcext:value-type="string">
            <text:p>Sanal</text:p>
          </table:table-cell>
          <table:table-cell table:style-name="ce10" office:value-type="string" calcext:value-type="string">
            <text:p>Sana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39]&lt;=50;&quot;normal&quot;;IF([.E239]&lt;=70;&quot;rare&quot;;IF([.E239]&lt;100;&quot;legendary&quot;;IF([.E239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red”]]</text:p>
          </table:table-cell>
          <table:table-cell table:style-name="ce10" office:value-type="string" calcext:value-type="string">
            <text:p>crt_sanal_g.jpg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7" svg:width="2.899cm" svg:height="10.076cm" svg:x="65.34cm" svg:y="236.378cm" draw:caption-point-x="-0.61cm" draw:caption-point-y="1.51cm">
              <dc:creator>Autoría desconocida</dc:creator>
              <dc:date>2024-02-14T00:00:00</dc:date>
              <text:p>Defensor(C.Def): Todas las criaturas en poder del aprendiz y que se encuentren invocadas en ese momento, serán convertidas en defensoras (solo por un turno). <text:line-break/><text:line-break/>Les da 20 de defensa adicional por 1 turno.<text:line-break/><text:line-break/>Les da 12 de defensa adicional permanente.<text:line-break/><text:line-break/>Otorga 10 puntos de vida</text:p>
            </office:annotation>
            <text:p><text:span text:style-name="T2">[{“pay”:10,“alter_owner_field”: {“do”: “set_shield_to_all_creatures”, “quantity”: 1, “inc_defense”: 20}, “limit”:1}, {“pay”:10, “alter_owner_field” : {“do”: “inc_defense_in_all_creatures”, “quantity”: 12}, “limit”: 1}, {“pay”:5,”inc_owner_life”:10, “limit”: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Poder Mental x 9</text:p>
          </table:table-cell>
          <table:table-cell table:style-name="ce6" office:value-type="string" calcext:value-type="string">
            <text:p>Poder Mental IX</text:p>
          </table:table-cell>
          <table:table-cell table:style-name="ce10" office:value-type="string" calcext:value-type="string">
            <text:p>Mental Power IX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40]&lt;=50;&quot;normal&quot;;IF([.E240]&lt;=70;&quot;rare&quot;;IF([.E240]&lt;100;&quot;legendary&quot;;IF([.E24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9_g.jpg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office:annotation draw:style-name="gr5" svg:width="2.899cm" svg:height="4.546cm" svg:x="65.34cm" svg:y="238.742cm" draw:caption-point-x="-0.61cm" draw:caption-point-y="1.51cm">
              <dc:creator>Autoría desconocida</dc:creator>
              <dc:date>2024-02-09T00:00:00</dc:date>
              <text:p>- El próximo poder que el oponente gire será desgirada (no se activará).</text:p>
              <text:p/>
              <text:p><text:span text:style-name="T1">- La próxima criatura</text:span> que el oponente gire será desgirada (no se activará).</text:p>
            </office:annotation>
            <text:p><text:span text:style-name="T2">[{“pay”:10,”block_spin_opponent_power”:4, “limit”:1},</text:span>{“pay”:5,”block_spin_opponent_creature”:1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5">
          <table:table-cell table:style-name="ce2" office:value-type="float" office:value="239" calcext:value-type="float">
            <text:p>239</text:p>
          </table:table-cell>
          <table:table-cell table:style-name="ce6" office:value-type="string" calcext:value-type="string">
            <text:p>Poderador x 5</text:p>
          </table:table-cell>
          <table:table-cell table:style-name="ce6" office:value-type="string" calcext:value-type="string">
            <text:p>Poderador V</text:p>
          </table:table-cell>
          <table:table-cell table:style-name="ce10" office:value-type="string" calcext:value-type="string">
            <text:p>Powereder V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41]&lt;=50;&quot;normal&quot;;IF([.E241]&lt;=70;&quot;rare&quot;;IF([.E241]&lt;100;&quot;legendary&quot;;IF([.E24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blue”]]</text:p>
          </table:table-cell>
          <table:table-cell table:style-name="ce10" office:value-type="string" calcext:value-type="string">
            <text:p>crt_poderador5_g.jp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0, “alter_owner_field” : {“do”: “inc_defense_in_all_creatures”, “quantity”: 10}, “limit”: 1}, {“pay”:5, “alter_owner_field” : {“do”: “inc_attack_in_all_creatures”, “quantity”: 10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number-columns-repeated="2" table:style-name="ce6" office:value-type="string" calcext:value-type="string">
            <text:p>Remente</text:p>
          </table:table-cell>
          <table:table-cell table:style-name="ce10" office:value-type="string" calcext:value-type="string">
            <text:p>Remente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242]&lt;=50;&quot;normal&quot;;IF([.E242]&lt;=70;&quot;rare&quot;;IF([.E242]&lt;100;&quot;legendary&quot;;IF([.E242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size”, “big”], [“magic”, “blue”]]</text:p>
          </table:table-cell>
          <table:table-cell table:style-name="ce10" office:value-type="string" calcext:value-type="string">
            <text:p>crt_remente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30, “inc_self_attack”:2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Ruinthz x 2</text:p>
          </table:table-cell>
          <table:table-cell table:style-name="ce6" office:value-type="string" calcext:value-type="string">
            <text:p>Ruinthz II</text:p>
          </table:table-cell>
          <table:table-cell table:style-name="ce10" office:value-type="string" calcext:value-type="string">
            <text:p>Ruinthz II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43]&lt;=50;&quot;normal&quot;;IF([.E243]&lt;=70;&quot;rare&quot;;IF([.E243]&lt;100;&quot;legendary&quot;;IF([.E24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ruinthz2_g.jpg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30, “limit”:1, “alter_opponent_field”: {“do”: “destroy”, “quantity”: 2, “type”: “power”}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number-columns-repeated="2" table:style-name="ce6" office:value-type="string" calcext:value-type="string">
            <text:p>Sibad</text:p>
          </table:table-cell>
          <table:table-cell table:style-name="ce10" office:value-type="string" calcext:value-type="string">
            <text:p>Sibad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244]&lt;=50;&quot;normal&quot;;IF([.E244]&lt;=70;&quot;rare&quot;;IF([.E244]&lt;100;&quot;legendary&quot;;IF([.E24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, [“magic”, “blue”]]</text:p>
          </table:table-cell>
          <table:table-cell table:style-name="ce10" office:value-type="string" calcext:value-type="string">
            <text:p>crt_sibad_g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number-columns-repeated="2" table:style-name="ce6" office:value-type="string" calcext:value-type="string">
            <text:p>Agathirmur</text:p>
          </table:table-cell>
          <table:table-cell table:style-name="ce10" office:value-type="string" calcext:value-type="string">
            <text:p>Agathirmur</text:p>
          </table:table-cell>
          <table:table-cell table:style-name="ce2" office:value-type="float" office:value="85" calcext:value-type="float">
            <text:p>85</text:p>
          </table:table-cell>
          <table:table-cell table:style-name="ce15" table:formula="of:=IF([.E245]&lt;=50;&quot;normal&quot;;IF([.E245]&lt;=70;&quot;rare&quot;;IF([.E245]&lt;100;&quot;legendary&quot;;IF([.E24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agathirmur_g.jpg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3, “inc_self_attack”:9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number-columns-repeated="2" table:style-name="ce6" office:value-type="string" calcext:value-type="string">
            <text:p>Rataria</text:p>
          </table:table-cell>
          <table:table-cell table:style-name="ce10" office:value-type="string" calcext:value-type="string">
            <text:p>Rataria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46]&lt;=50;&quot;normal&quot;;IF([.E246]&lt;=70;&quot;rare&quot;;IF([.E246]&lt;100;&quot;legendary&quot;;IF([.E246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normal”], [“size”, “big”], [“magic”, “blue”]]</text:p>
          </table:table-cell>
          <table:table-cell table:style-name="ce10" office:value-type="string" calcext:value-type="string">
            <text:p>crt_rataria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80, “inc_self_attack”:1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45.586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number-columns-repeated="2" table:style-name="ce6" office:value-type="string" calcext:value-type="string">
            <text:p>Fase</text:p>
          </table:table-cell>
          <table:table-cell table:style-name="ce10" office:value-type="string" calcext:value-type="string">
            <text:p>Fase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47]&lt;=50;&quot;normal&quot;;IF([.E247]&lt;=70;&quot;rare&quot;;IF([.E247]&lt;100;&quot;legendary&quot;;IF([.E247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big”], [“magic”, “blue”]]</text:p>
          </table:table-cell>
          <table:table-cell table:style-name="ce10" office:value-type="string" calcext:value-type="string">
            <text:p>crt_fase_g.jpg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55, “inc_self_attack”:2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46.573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6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number-columns-repeated="2" table:style-name="ce6" office:value-type="string" calcext:value-type="string">
            <text:p>Garbol</text:p>
          </table:table-cell>
          <table:table-cell table:style-name="ce10" office:value-type="string" calcext:value-type="string">
            <text:p>Garbol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48]&lt;=50;&quot;normal&quot;;IF([.E248]&lt;=70;&quot;rare&quot;;IF([.E248]&lt;100;&quot;legendary&quot;;IF([.E24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ater”], [“size”, “big”]]</text:p>
          </table:table-cell>
          <table:table-cell table:style-name="ce10" office:value-type="string" calcext:value-type="string">
            <text:p>crt_garbol_g.jp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number-columns-repeated="2" table:style-name="ce6" office:value-type="string" calcext:value-type="string">
            <text:p>Hijo de Keathan</text:p>
          </table:table-cell>
          <table:table-cell table:style-name="ce10" office:value-type="string" calcext:value-type="string">
            <text:p>Son of Keathan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49]&lt;=50;&quot;normal&quot;;IF([.E249]&lt;=70;&quot;rare&quot;;IF([.E249]&lt;100;&quot;legendary&quot;;IF([.E249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cosmic”]]</text:p>
          </table:table-cell>
          <table:table-cell table:style-name="ce10" office:value-type="string" calcext:value-type="string">
            <text:p>crt_hijo_keathan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6, “inc_self_attack”:9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48.549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5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number-columns-repeated="2" table:style-name="ce6" office:value-type="string" calcext:value-type="string">
            <text:p>Krahn</text:p>
          </table:table-cell>
          <table:table-cell table:style-name="ce10" office:value-type="string" calcext:value-type="string">
            <text:p>Krahn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50]&lt;=50;&quot;normal&quot;;IF([.E250]&lt;=70;&quot;rare&quot;;IF([.E250]&lt;100;&quot;legendary&quot;;IF([.E250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cosmic”]]</text:p>
          </table:table-cell>
          <table:table-cell table:style-name="ce10" office:value-type="string" calcext:value-type="string">
            <text:p>crt_krahn_g.jpg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49" calcext:value-type="float">
            <text:p>249</text:p>
          </table:table-cell>
          <table:table-cell table:style-name="ce6" office:value-type="string" calcext:value-type="string">
            <text:p>Veneno x 5</text:p>
          </table:table-cell>
          <table:table-cell table:style-name="ce6" office:value-type="string" calcext:value-type="string">
            <text:p>Veneno V</text:p>
          </table:table-cell>
          <table:table-cell table:style-name="ce10" office:value-type="string" calcext:value-type="string">
            <text:p>Poison V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51]&lt;=50;&quot;normal&quot;;IF([.E251]&lt;=70;&quot;rare&quot;;IF([.E251]&lt;100;&quot;legendary&quot;;IF([.E25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red”]]</text:p>
          </table:table-cell>
          <table:table-cell table:style-name="ce10" office:value-type="string" calcext:value-type="string">
            <text:p>crt_veneno5_g.jp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,”dec_opponent_life”:20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4">
          <table:table-cell table:style-name="ce2" office:value-type="float" office:value="250" calcext:value-type="float">
            <text:p>250</text:p>
          </table:table-cell>
          <table:table-cell table:number-columns-repeated="2" table:style-name="ce6" office:value-type="string" calcext:value-type="string">
            <text:p>Athar Zum</text:p>
          </table:table-cell>
          <table:table-cell table:style-name="ce10" office:value-type="string" calcext:value-type="string">
            <text:p>Athar Zum</text:p>
          </table:table-cell>
          <table:table-cell table:style-name="ce2" office:value-type="float" office:value="95" calcext:value-type="float">
            <text:p>95</text:p>
          </table:table-cell>
          <table:table-cell table:style-name="ce15" table:formula="of:=IF([.E252]&lt;=50;&quot;normal&quot;;IF([.E252]&lt;=70;&quot;rare&quot;;IF([.E252]&lt;100;&quot;legendary&quot;;IF([.E25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bug”], [“size”, “normal”], [“magic”, “blue”], [“magic”, “black”]]</text:p>
          </table:table-cell>
          <table:table-cell table:style-name="ce10" office:value-type="string" calcext:value-type="string">
            <text:p>crt_athar_zum_g.jpg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0, “inc_self_attack”:1, “limit”: -1}]</text:p>
          </table:table-cell>
          <table:table-cell table:style-name="ce10" office:value-type="string" calcext:value-type="string">
            <text:p>[]</text:p>
          </table:table-cell>
          <table:table-cell table:style-name="ce10" office:value-type="string" calcext:value-type="string">
            <text:p>[{“alter_opponent_field”: {“do”: “destroy”, “quantity”: 2, “type”: “creature”}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number-columns-repeated="2" table:style-name="ce6" office:value-type="string" calcext:value-type="string">
            <text:p>Bestia del Caos</text:p>
          </table:table-cell>
          <table:table-cell table:style-name="ce10" office:value-type="string" calcext:value-type="string">
            <text:p>Chaos Beast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53]&lt;=50;&quot;normal&quot;;IF([.E253]&lt;=70;&quot;rare&quot;;IF([.E253]&lt;100;&quot;legendary&quot;;IF([.E25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big”], [“magic”, “blue”]]</text:p>
          </table:table-cell>
          <table:table-cell table:style-name="ce10" office:value-type="string" calcext:value-type="string">
            <text:p>crt_bestia_caos_g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number-columns-repeated="2" table:style-name="ce6" office:value-type="string" calcext:value-type="string">
            <text:p>Drac Azul Mayor</text:p>
          </table:table-cell>
          <table:table-cell table:style-name="ce10" office:value-type="string" calcext:value-type="string">
            <text:p>Great Blue Drac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54]&lt;=50;&quot;normal&quot;;IF([.E254]&lt;=70;&quot;rare&quot;;IF([.E254]&lt;100;&quot;legendary&quot;;IF([.E25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c_azul_mayor_g.jpg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53.488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2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number-columns-repeated="2" table:style-name="ce6" office:value-type="string" calcext:value-type="string">
            <text:p>Drac Blanco Mayor</text:p>
          </table:table-cell>
          <table:table-cell table:style-name="ce10" office:value-type="string" calcext:value-type="string">
            <text:p>Great White Drac</text:p>
          </table:table-cell>
          <table:table-cell table:style-name="ce2" office:value-type="float" office:value="65" calcext:value-type="float">
            <text:p>65</text:p>
          </table:table-cell>
          <table:table-cell table:style-name="ce15" table:formula="of:=IF([.E255]&lt;=50;&quot;normal&quot;;IF([.E255]&lt;=70;&quot;rare&quot;;IF([.E255]&lt;100;&quot;legendary&quot;;IF([.E255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c_blanco_mayor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54.476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Dragon Marron</text:p>
          </table:table-cell>
          <table:table-cell table:style-name="ce6" office:value-type="string" calcext:value-type="string">
            <text:p>Dragón Marrón</text:p>
          </table:table-cell>
          <table:table-cell table:style-name="ce10" office:value-type="string" calcext:value-type="string">
            <text:p>Brown Dragon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256]&lt;=50;&quot;normal&quot;;IF([.E256]&lt;=70;&quot;rare&quot;;IF([.E256]&lt;100;&quot;legendary&quot;;IF([.E256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, [“magic”, “blue”]]</text:p>
          </table:table-cell>
          <table:table-cell table:style-name="ce10" office:value-type="string" calcext:value-type="string">
            <text:p>crt_dragon_marron_g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shield</text:p>
          </table:table-cell>
          <table:table-cell table:number-columns-repeated="2"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9, “inc_self_attack”:3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55.463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number-columns-repeated="2" table:style-name="ce6" office:value-type="string" calcext:value-type="string">
            <text:p>Tormentus</text:p>
          </table:table-cell>
          <table:table-cell table:style-name="ce10" office:value-type="string" calcext:value-type="string">
            <text:p>Tormentus</text:p>
          </table:table-cell>
          <table:table-cell table:style-name="ce2" office:value-type="float" office:value="90" calcext:value-type="float">
            <text:p>90</text:p>
          </table:table-cell>
          <table:table-cell table:style-name="ce15" table:formula="of:=IF([.E257]&lt;=50;&quot;normal&quot;;IF([.E257]&lt;=70;&quot;rare&quot;;IF([.E257]&lt;100;&quot;legendary&quot;;IF([.E25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wind”], [“magic”, “green”], [“magic”, “red”]]</text:p>
          </table:table-cell>
          <table:table-cell table:style-name="ce10" office:value-type="string" calcext:value-type="string">
            <text:p>crt_tormentus_g.jpg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2" table:style-name="ce10" office:value-type="string" calcext:value-type="string">
            <text:p>[]</text:p>
          </table:table-cell>
          <table:table-cell table:style-name="ce10" office:value-type="string" calcext:value-type="string">
            <text:p>[{“draw_cards”: 2}, {“dec_opponent_life”: 40}]</text:p>
          </table:table-cell>
          <table:table-cell table:number-columns-repeated="3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number-columns-repeated="2" table:style-name="ce6" office:value-type="string" calcext:value-type="string">
            <text:p>Drac de Bronce</text:p>
          </table:table-cell>
          <table:table-cell table:style-name="ce10" office:value-type="string" calcext:value-type="string">
            <text:p>Bronce Drac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58]&lt;=50;&quot;normal&quot;;IF([.E258]&lt;=70;&quot;rare&quot;;IF([.E258]&lt;100;&quot;legendary&quot;;IF([.E25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c_bronce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57.439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15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6" office:value-type="string" calcext:value-type="string">
            <text:p>Dragon Dorado</text:p>
          </table:table-cell>
          <table:table-cell table:style-name="ce6" office:value-type="string" calcext:value-type="string">
            <text:p>Dragón Dorado</text:p>
          </table:table-cell>
          <table:table-cell table:style-name="ce10" office:value-type="string" calcext:value-type="string">
            <text:p>Golden Dragon</text:p>
          </table:table-cell>
          <table:table-cell table:style-name="ce2" office:value-type="float" office:value="89" calcext:value-type="float">
            <text:p>89</text:p>
          </table:table-cell>
          <table:table-cell table:style-name="ce15" table:formula="of:=IF([.E259]&lt;=50;&quot;normal&quot;;IF([.E259]&lt;=70;&quot;rare&quot;;IF([.E259]&lt;100;&quot;legendary&quot;;IF([.E25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dorado_g.jp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6" office:value-type="string" calcext:value-type="string">
            <text:p>Ruinthz x 3</text:p>
          </table:table-cell>
          <table:table-cell table:style-name="ce6" office:value-type="string" calcext:value-type="string">
            <text:p>Ruinthz III</text:p>
          </table:table-cell>
          <table:table-cell table:style-name="ce10" office:value-type="string" calcext:value-type="string">
            <text:p>Ruinthz I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60]&lt;=50;&quot;normal&quot;;IF([.E260]&lt;=70;&quot;rare&quot;;IF([.E260]&lt;100;&quot;legendary&quot;;IF([.E26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ruinthz3_g.jpg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35, “limit”:1, “alter_opponent_field”: {“do”: “destroy”, “quantity”: 3, “type”: “power”}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number-columns-repeated="2" table:style-name="ce6" office:value-type="string" calcext:value-type="string">
            <text:p>Asxel</text:p>
          </table:table-cell>
          <table:table-cell table:style-name="ce10" office:value-type="string" calcext:value-type="string">
            <text:p>Asxel</text:p>
          </table:table-cell>
          <table:table-cell table:style-name="ce2" office:value-type="float" office:value="60" calcext:value-type="float">
            <text:p>60</text:p>
          </table:table-cell>
          <table:table-cell table:style-name="ce15" table:formula="of:=IF([.E261]&lt;=50;&quot;normal&quot;;IF([.E261]&lt;=70;&quot;rare&quot;;IF([.E261]&lt;100;&quot;legendary&quot;;IF([.E261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earth”], [“magic”, “blue”]]</text:p>
          </table:table-cell>
          <table:table-cell table:style-name="ce10" office:value-type="string" calcext:value-type="string">
            <text:p>crt_asxel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0, “inc_self_attack”:1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60.402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3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string" calcext:value-type="string">
            <text:p>Dragon Plateado</text:p>
          </table:table-cell>
          <table:table-cell table:style-name="ce6" office:value-type="string" calcext:value-type="string">
            <text:p>Dragón Plateado</text:p>
          </table:table-cell>
          <table:table-cell table:style-name="ce10" office:value-type="string" calcext:value-type="string">
            <text:p>Silver Dragon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62]&lt;=50;&quot;normal&quot;;IF([.E262]&lt;=70;&quot;rare&quot;;IF([.E262]&lt;100;&quot;legendary&quot;;IF([.E26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plateado_g.jpg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6" office:value-type="string" calcext:value-type="string">
            <text:p>Kurth Arth x 4</text:p>
          </table:table-cell>
          <table:table-cell table:number-columns-repeated="2" table:style-name="ce6" office:value-type="string" calcext:value-type="string">
            <text:p>Kurth Arth IV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63]&lt;=50;&quot;normal&quot;;IF([.E263]&lt;=70;&quot;rare&quot;;IF([.E263]&lt;100;&quot;legendary&quot;;IF([.E26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kurth_arth4_g.jpg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 35, “limit”:1, “alter_opponent_field”: {“do”: “destroy”, “quantity”: 3, “type”: “amulet”}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62" calcext:value-type="float">
            <text:p>262</text:p>
          </table:table-cell>
          <table:table-cell table:style-name="ce6" office:value-type="string" calcext:value-type="string">
            <text:p>Rueda x 3</text:p>
          </table:table-cell>
          <table:table-cell table:style-name="ce6" office:value-type="string" calcext:value-type="string">
            <text:p>Rueda III</text:p>
          </table:table-cell>
          <table:table-cell table:style-name="ce10" office:value-type="string" calcext:value-type="string">
            <text:p>Wheel III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64]&lt;=50;&quot;normal&quot;;IF([.E264]&lt;=70;&quot;rare&quot;;IF([.E264]&lt;100;&quot;legendary&quot;;IF([.E26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rueda3_g.jpg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 25, “draw_cards”: 3, “limit”: 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number-columns-repeated="3" table:style-name="ce6" office:value-type="string" calcext:value-type="string">
            <text:p>Stazhart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65]&lt;=50;&quot;normal&quot;;IF([.E265]&lt;=70;&quot;rare&quot;;IF([.E265]&lt;100;&quot;legendary&quot;;IF([.E265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stazhart_g.jpg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number-columns-repeated="3" table:style-name="ce6" office:value-type="string" calcext:value-type="string">
            <text:p>Angrath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66]&lt;=50;&quot;normal&quot;;IF([.E266]&lt;=70;&quot;rare&quot;;IF([.E266]&lt;100;&quot;legendary&quot;;IF([.E26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angrath_g.jp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number-columns-repeated="3" table:style-name="ce6" office:value-type="string" calcext:value-type="string">
            <text:p>GraDrac</text:p>
          </table:table-cell>
          <table:table-cell table:style-name="ce2" office:value-type="float" office:value="50" calcext:value-type="float">
            <text:p>50</text:p>
          </table:table-cell>
          <table:table-cell table:style-name="ce15" table:formula="of:=IF([.E267]&lt;=50;&quot;normal&quot;;IF([.E267]&lt;=70;&quot;rare&quot;;IF([.E267]&lt;100;&quot;legendary&quot;;IF([.E267]&gt;=100;&quot;epic&quot;;&quot;normal&quot;))))" office:value-type="string" office:string-value="normal" calcext:value-type="string">
            <text:p>normal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gradrac_g.jpg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65.87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number-columns-repeated="2" table:style-name="ce6" office:value-type="string" calcext:value-type="string">
            <text:p>Drac Verde Mayor</text:p>
          </table:table-cell>
          <table:table-cell table:style-name="ce10" office:value-type="string" calcext:value-type="string">
            <text:p>Great Green Drac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68]&lt;=50;&quot;normal&quot;;IF([.E268]&lt;=70;&quot;rare&quot;;IF([.E268]&lt;100;&quot;legendary&quot;;IF([.E268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c_verde_mayor_g.jpg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66.858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5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number-columns-repeated="2" table:style-name="ce6" office:value-type="string" calcext:value-type="string">
            <text:p>Volatilh</text:p>
          </table:table-cell>
          <table:table-cell table:style-name="ce10" office:value-type="string" calcext:value-type="string">
            <text:p>Volatilh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69]&lt;=50;&quot;normal&quot;;IF([.E269]&lt;=70;&quot;rare&quot;;IF([.E269]&lt;100;&quot;legendary&quot;;IF([.E269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big”], [“magic”, “white”]]</text:p>
          </table:table-cell>
          <table:table-cell table:style-name="ce10" office:value-type="string" calcext:value-type="string">
            <text:p>crt_volatilh_g.jpg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word/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berserker</text:p>
          </table:table-cell>
          <table:table-cell table:style-name="ce10" office:value-type="string" calcext:value-type="string">
            <text:p>[{“pay”:40, “inc_self_defense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6" office:value-type="string" calcext:value-type="string">
            <text:p>Acrum x 4</text:p>
          </table:table-cell>
          <table:table-cell table:style-name="ce6" office:value-type="string" calcext:value-type="string">
            <text:p>Acrum IV</text:p>
          </table:table-cell>
          <table:table-cell table:style-name="ce10" office:value-type="string" calcext:value-type="string">
            <text:p>Acrum IV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70]&lt;=50;&quot;normal&quot;;IF([.E270]&lt;=70;&quot;rare&quot;;IF([.E270]&lt;100;&quot;legendary&quot;;IF([.E27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black”]]</text:p>
          </table:table-cell>
          <table:table-cell table:style-name="ce10" office:value-type="string" calcext:value-type="string">
            <text:p>crt_acrum4_g.jpg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 25, “limit”:1, “alter_opponent_field”: {“do”: “destroy”, “quantity”: 3, “type”: “creature”}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number-columns-repeated="2" table:style-name="ce6" office:value-type="string" calcext:value-type="string">
            <text:p>Gigante</text:p>
          </table:table-cell>
          <table:table-cell table:style-name="ce10" office:value-type="string" calcext:value-type="string">
            <text:p>Giant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71]&lt;=50;&quot;normal&quot;;IF([.E271]&lt;=70;&quot;rare&quot;;IF([.E271]&lt;100;&quot;legendary&quot;;IF([.E271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giant”], [“size”, “big”], <text:s/>[“magic”, “blue”]]</text:p>
          </table:table-cell>
          <table:table-cell table:style-name="ce10" office:value-type="string" calcext:value-type="string">
            <text:p>crt_gigante_g.jp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10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number-columns-repeated="2" table:style-name="ce6" office:value-type="string" calcext:value-type="string">
            <text:p>Grath</text:p>
          </table:table-cell>
          <table:table-cell table:style-name="ce10" office:value-type="string" calcext:value-type="string">
            <text:p>Grath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72]&lt;=50;&quot;normal&quot;;IF([.E272]&lt;=70;&quot;rare&quot;;IF([.E272]&lt;100;&quot;legendary&quot;;IF([.E272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<text:span text:style-name="T2">[[“monster”, “dragon”], [“size”, “big”],  [“magic”, “blue”]</text:span>]</text:p>
          </table:table-cell>
          <table:table-cell table:style-name="ce10" office:value-type="string" calcext:value-type="string">
            <text:p>crt_grath_g.jpg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5, “inc_self_attack”:6, “limit”: 5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7">
          <table:table-cell table:style-name="ce2" office:value-type="float" office:value="271" calcext:value-type="float">
            <text:p>271</text:p>
          </table:table-cell>
          <table:table-cell table:number-columns-repeated="2" table:style-name="ce6" office:value-type="string" calcext:value-type="string">
            <text:p>Insignia Solamnica</text:p>
          </table:table-cell>
          <table:table-cell table:style-name="ce10" office:value-type="string" calcext:value-type="string">
            <text:p>Solamnic Badge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73]&lt;=50;&quot;normal&quot;;IF([.E273]&lt;=70;&quot;rare&quot;;IF([.E273]&lt;100;&quot;legendary&quot;;IF([.E273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white”], [“magic”, “blue”]]</text:p>
          </table:table-cell>
          <table:table-cell table:style-name="ce10" office:value-type="string" calcext:value-type="string">
            <text:p>crt_insignia_solamnica_g.jpg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0,“alter_owner_field”: {“do”: “set_shield_to_all_creatures”, “quantity”: 1}, “limit”:1}, {“pay”:10, “alter_owner_field” : {“do”: “inc_attack_in_all_creatures”, “quantity”: 20}, “limit”: 1}, {“pay”:5, “alter_opponent_field”: {“do”: “delete_mystic_status_from_all_creatures”}, “limit”: 1}</text:span>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6" office:value-type="string" calcext:value-type="string">
            <text:p>Poder Mental x 10</text:p>
          </table:table-cell>
          <table:table-cell table:style-name="ce6" office:value-type="string" calcext:value-type="string">
            <text:p>Poder Mental X</text:p>
          </table:table-cell>
          <table:table-cell table:style-name="ce10" office:value-type="string" calcext:value-type="string">
            <text:p>Mental Power X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74]&lt;=50;&quot;normal&quot;;IF([.E274]&lt;=70;&quot;rare&quot;;IF([.E274]&lt;100;&quot;legendary&quot;;IF([.E274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10_g.jpg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0,”block_spin_opponent_power”:2, “limit”:1},</text:span>{“pay”:5,”block_spin_opponent_creature”:5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number-columns-repeated="2" table:style-name="ce6" office:value-type="string" calcext:value-type="string">
            <text:p>Genios</text:p>
          </table:table-cell>
          <table:table-cell table:style-name="ce10" office:value-type="string" calcext:value-type="string">
            <text:p>Djins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75]&lt;=50;&quot;normal&quot;;IF([.E275]&lt;=70;&quot;rare&quot;;IF([.E275]&lt;100;&quot;legendary&quot;;IF([.E275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humanoid”, “demon”], [“size”, “group”], [“magic”, “blue”]]</text:p>
          </table:table-cell>
          <table:table-cell table:style-name="ce10" office:value-type="string" calcext:value-type="string">
            <text:p>crt_genios_g.jp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4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number-columns-repeated="2" table:style-name="ce6" office:value-type="string" calcext:value-type="string">
            <text:p>Imnazthril</text:p>
          </table:table-cell>
          <table:table-cell table:style-name="ce10" office:value-type="string" calcext:value-type="string">
            <text:p>Imnazthril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76]&lt;=50;&quot;normal&quot;;IF([.E276]&lt;=70;&quot;rare&quot;;IF([.E276]&lt;100;&quot;legendary&quot;;IF([.E27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imnazthril_g.jpg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number-columns-repeated="3" table:style-name="ce6" office:value-type="string" calcext:value-type="string">
            <text:p>Oroth Fezhal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77]&lt;=50;&quot;normal&quot;;IF([.E277]&lt;=70;&quot;rare&quot;;IF([.E277]&lt;100;&quot;legendary&quot;;IF([.E277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big”], [“magic”, “blue”]]</text:p>
          </table:table-cell>
          <table:table-cell table:style-name="ce10" office:value-type="string" calcext:value-type="string">
            <text:p>crt_oroth_fezhal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7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6" office:value-type="string" calcext:value-type="string">
            <text:p>Dragon Demonio</text:p>
          </table:table-cell>
          <table:table-cell table:style-name="ce6" office:value-type="string" calcext:value-type="string">
            <text:p>Dragón Demonio</text:p>
          </table:table-cell>
          <table:table-cell table:style-name="ce10" office:value-type="string" calcext:value-type="string">
            <text:p>Demon Dragon</text:p>
          </table:table-cell>
          <table:table-cell table:style-name="ce2" office:value-type="float" office:value="80" calcext:value-type="float">
            <text:p>80</text:p>
          </table:table-cell>
          <table:table-cell table:style-name="ce15" table:formula="of:=IF([.E278]&lt;=50;&quot;normal&quot;;IF([.E278]&lt;=70;&quot;rare&quot;;IF([.E278]&lt;100;&quot;legendary&quot;;IF([.E278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dragon_demonio_g.jp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78.57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6" office:value-type="string" calcext:value-type="string">
            <text:p>Dragon Negro</text:p>
          </table:table-cell>
          <table:table-cell table:style-name="ce6" office:value-type="string" calcext:value-type="string">
            <text:p>Dragón Negro</text:p>
          </table:table-cell>
          <table:table-cell table:style-name="ce10" office:value-type="string" calcext:value-type="string">
            <text:p>Black Dragon</text:p>
          </table:table-cell>
          <table:table-cell table:style-name="ce2" office:value-type="float" office:value="70" calcext:value-type="float">
            <text:p>70</text:p>
          </table:table-cell>
          <table:table-cell table:style-name="ce15" table:formula="of:=IF([.E279]&lt;=50;&quot;normal&quot;;IF([.E279]&lt;=70;&quot;rare&quot;;IF([.E279]&lt;100;&quot;legendary&quot;;IF([.E279]&gt;=100;&quot;epic&quot;;&quot;normal&quot;))))" office:value-type="string" office:string-value="rare" calcext:value-type="string">
            <text:p>rar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big”]]</text:p>
          </table:table-cell>
          <table:table-cell table:style-name="ce10" office:value-type="string" calcext:value-type="string">
            <text:p>crt_dragon_negro_g.jp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4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79.558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number-columns-repeated="2" table:style-name="ce6" office:value-type="string" calcext:value-type="string">
            <text:p>Pesadilla</text:p>
          </table:table-cell>
          <table:table-cell table:style-name="ce10" office:value-type="string" calcext:value-type="string">
            <text:p>Nightmare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80]&lt;=50;&quot;normal&quot;;IF([.E280]&lt;=70;&quot;rare&quot;;IF([.E280]&lt;100;&quot;legendary&quot;;IF([.E280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fire”], [“size”, “big”], [“magic”, “blue”]]</text:p>
          </table:table-cell>
          <table:table-cell table:style-name="ce10" office:value-type="string" calcext:value-type="string">
            <text:p>crt_pesadilla_g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100, “inc_self_attack”:1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number-columns-repeated="3" table:style-name="ce6" office:value-type="string" calcext:value-type="string">
            <text:p>Reptenzh</text:p>
          </table:table-cell>
          <table:table-cell table:style-name="ce2" office:value-type="float" office:value="75" calcext:value-type="float">
            <text:p>75</text:p>
          </table:table-cell>
          <table:table-cell table:style-name="ce15" table:formula="of:=IF([.E281]&lt;=50;&quot;normal&quot;;IF([.E281]&lt;=70;&quot;rare&quot;;IF([.E281]&lt;100;&quot;legendary&quot;;IF([.E281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big”], [“magic”, “blue”]]</text:p>
          </table:table-cell>
          <table:table-cell table:style-name="ce10" office:value-type="string" calcext:value-type="string">
            <text:p>crt_reptenzh_g.jp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[{“pay”:20, “inc_self_attack”:1, “limit”: -1}]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office:annotation draw:style-name="gr6" svg:width="2.899cm" svg:height="2.571cm" svg:x="99.84cm" svg:y="281.534cm" draw:caption-point-x="-0.61cm" draw:caption-point-y="1.51cm">
              <dc:creator>Autoría desconocida</dc:creator>
              <dc:date>2024-02-12T00:00:00</dc:date>
              <text:p>Mientras mayor sea la defensa de la criatura mayor daño hace al dueño de la carta</text:p>
            </office:annotation>
            <text:p>[{“dec_owner_life”:20}]</text:p>
          </table:table-cell>
          <table:table-cell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6" office:value-type="string" calcext:value-type="string">
            <text:p>Dragon Oscuro</text:p>
          </table:table-cell>
          <table:table-cell table:style-name="ce6" office:value-type="string" calcext:value-type="string">
            <text:p>Dragón Oscuro</text:p>
          </table:table-cell>
          <table:table-cell table:style-name="ce10" office:value-type="string" calcext:value-type="string">
            <text:p>Dark Dragon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82]&lt;=50;&quot;normal&quot;;IF([.E282]&lt;=70;&quot;rare&quot;;IF([.E282]&lt;100;&quot;legendary&quot;;IF([.E282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dragon”], [“size”, “colossal”]]</text:p>
          </table:table-cell>
          <table:table-cell table:style-name="ce10" office:value-type="string" calcext:value-type="string">
            <text:p>crt_dragon_oscuro_g.jp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efender</text:p>
          </table:table-cell>
          <table:table-cell table:number-columns-repeated="6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6" office:value-type="string" calcext:value-type="string">
            <text:p>Poder Mental x 11</text:p>
          </table:table-cell>
          <table:table-cell table:style-name="ce6" office:value-type="string" calcext:value-type="string">
            <text:p>Poder Mental XI</text:p>
          </table:table-cell>
          <table:table-cell table:style-name="ce10" office:value-type="string" calcext:value-type="string">
            <text:p>Mental Power XI</text:p>
          </table:table-cell>
          <table:table-cell table:style-name="ce2" office:value-type="float" office:value="99" calcext:value-type="float">
            <text:p>99</text:p>
          </table:table-cell>
          <table:table-cell table:style-name="ce15" table:formula="of:=IF([.E283]&lt;=50;&quot;normal&quot;;IF([.E283]&lt;=70;&quot;rare&quot;;IF([.E283]&lt;100;&quot;legendary&quot;;IF([.E283]&gt;=100;&quot;epic&quot;;&quot;normal&quot;))))" office:value-type="string" office:string-value="legendary" calcext:value-type="string">
            <text:p>legendary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[[“magic”, “green”]]</text:p>
          </table:table-cell>
          <table:table-cell table:style-name="ce10" office:value-type="string" calcext:value-type="string">
            <text:p>crt_poder_mental11_g.jpg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style-name="ce10" office:value-type="string" calcext:value-type="string">
            <text:p><text:span text:style-name="T2">[{“pay”:10,”block_spin_opponent_power”:3, “limit”:1},</text:span>{“pay”:10,”block_spin_opponent_creature”:6, “limit”: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6" office:value-type="string" calcext:value-type="string">
            <text:p>Tentaculo</text:p>
          </table:table-cell>
          <table:table-cell table:style-name="ce6" office:value-type="string" calcext:value-type="string">
            <text:p>Tentáculo</text:p>
          </table:table-cell>
          <table:table-cell table:style-name="ce10" office:value-type="string" calcext:value-type="string">
            <text:p>Tentacle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84]&lt;=50;&quot;normal&quot;;IF([.E284]&lt;=70;&quot;rare&quot;;IF([.E284]&lt;100;&quot;legendary&quot;;IF([.E284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big”], [“magic”, “blue”]]</text:p>
          </table:table-cell>
          <table:table-cell table:style-name="ce10" office:value-type="string" calcext:value-type="string">
            <text:p>crt_tentaculo_g.jp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10, “inc_self_attack”:3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number-columns-repeated="2" table:style-name="ce6" office:value-type="string" calcext:value-type="string">
            <text:p>Keatahn</text:p>
          </table:table-cell>
          <table:table-cell table:style-name="ce10" office:value-type="string" calcext:value-type="string">
            <text:p>Keatahn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85]&lt;=50;&quot;normal&quot;;IF([.E285]&lt;=70;&quot;rare&quot;;IF([.E285]&lt;100;&quot;legendary&quot;;IF([.E285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string" calcext:value-type="string">
            <text:p>[[“monster”, “god”], [“size”, “cosmic”], [“magic”, “blue”]]</text:p>
          </table:table-cell>
          <table:table-cell table:style-name="ce10" office:value-type="string" calcext:value-type="string">
            <text:p>crt_keatahn_g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wan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ystical</text:p>
          </table:table-cell>
          <table:table-cell table:style-name="ce2" office:value-type="string" calcext:value-type="string">
            <text:p>defender</text:p>
          </table:table-cell>
          <table:table-cell table:style-name="ce10" office:value-type="string" calcext:value-type="string">
            <text:p>[{“pay”:20, “inc_self_attack”:3, “limit”: -1}]</text:p>
          </table:table-cell>
          <table:table-cell table:number-columns-repeated="5" table:style-name="ce10" office:value-type="string" calcext:value-type="string">
            <text:p>[]</text:p>
          </table:table-cell>
          <table:table-cell/>
        </table:table-row>
        <table:table-row table:style-name="ro3">
          <table:table-cell table:style-name="ce2" office:value-type="float" office:value="284" calcext:value-type="float">
            <text:p>284</text:p>
          </table:table-cell>
          <table:table-cell table:style-name="ce6" office:value-type="string" calcext:value-type="string">
            <text:p>Poder x 20</text:p>
          </table:table-cell>
          <table:table-cell table:style-name="ce6" office:value-type="string" calcext:value-type="string">
            <text:p>Poder XX</text:p>
          </table:table-cell>
          <table:table-cell table:style-name="ce10" office:value-type="string" calcext:value-type="string">
            <text:p>Power XX</text:p>
          </table:table-cell>
          <table:table-cell table:style-name="ce2" office:value-type="float" office:value="100" calcext:value-type="float">
            <text:p>100</text:p>
          </table:table-cell>
          <table:table-cell table:style-name="ce15" table:formula="of:=IF([.E286]&lt;=50;&quot;normal&quot;;IF([.E286]&lt;=70;&quot;rare&quot;;IF([.E286]&lt;100;&quot;legendary&quot;;IF([.E286]&gt;=100;&quot;epic&quot;;&quot;normal&quot;))))" office:value-type="string" office:string-value="epic" calcext:value-type="string">
            <text:p>epi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[[“power”, “normal”]]</text:p>
          </table:table-cell>
          <table:table-cell table:style-name="ce10" office:value-type="string" calcext:value-type="string">
            <text:p>crt_poder20_g.jpg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rmal</text:p>
          </table:table-cell>
          <table:table-cell table:number-columns-repeated="3" table:style-name="ce10" office:value-type="string" calcext:value-type="string">
            <text:p>[]</text:p>
          </table:table-cell>
          <table:table-cell table:style-name="ce10" office:value-type="string" calcext:value-type="string">
            <text:p>[{“pay”:0,”inc_owner_power”:20, “limit”:-1}]</text:p>
          </table:table-cell>
          <table:table-cell table:number-columns-repeated="2" table:style-name="ce10" office:value-type="string" calcext:value-type="string">
            <text:p>[]</text:p>
          </table:table-cell>
          <table:table-cell/>
        </table:table-row>
        <table:table-row table:style-name="ro8" table:number-rows-repeated="1048289">
          <table:table-cell table:number-columns-repeated="25"/>
        </table:table-row>
        <table:table-row table:style-name="ro8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-00-0000</text:date>, <text:time style:data-style-name="N2" text:time-value="09:47:06.0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9T09:47:21.799000000</dc:date>
    <meta:editing-duration>P4DT5H50M56S</meta:editing-duration>
    <meta:editing-cycles>171</meta:editing-cycles>
    <meta:generator>LibreOffice/7.6.4.1$Windows_X86_64 LibreOffice_project/e19e193f88cd6c0525a17fb7a176ed8e6a3e2aa1</meta:generator>
    <meta:document-statistic meta:table-count="1" meta:cell-count="6864" meta:object-count="0"/>
  </office:meta>
</office:document-meta>
</file>